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1.6118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ck Place for PetalMatri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visibility="collapse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ef X</text:p>
          </table:table-cell>
          <table:table-cell office:value-type="string" calcext:value-type="string">
            <text:p>Ref Y</text:p>
          </table:table-cell>
          <table:table-cell office:value-type="string" calcext:value-type="string">
            <text:p>Pad X</text:p>
          </table:table-cell>
          <table:table-cell office:value-type="string" calcext:value-type="string">
            <text:p>Pad 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ef X</text:p>
          </table:table-cell>
          <table:table-cell office:value-type="string" calcext:value-type="string">
            <text:p>Ref Y</text:p>
          </table:table-cell>
          <table:table-cell office:value-type="string" calcext:value-type="string">
            <text:p>Pad X</text:p>
          </table:table-cell>
          <table:table-cell office:value-type="string" calcext:value-type="string">
            <text:p>Pad Y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ffset mils</text:p>
          </table:table-cell>
          <table:table-cell office:value-type="float" office:value="7.87" calcext:value-type="float">
            <text:p>7.87</text:p>
          </table:table-cell>
          <table:table-cell office:value-type="float" office:value="-1173.62" calcext:value-type="float">
            <text:p>-1173.62</text:p>
          </table:table-cell>
          <table:table-cell office:value-type="float" office:value="7.87" calcext:value-type="float">
            <text:p>7.87</text:p>
          </table:table-cell>
          <table:table-cell office:value-type="float" office:value="-1173.62" calcext:value-type="float">
            <text:p>-1173.62</text:p>
          </table:table-cell>
          <table:table-cell office:value-type="float" office:value="7.87" calcext:value-type="float">
            <text:p>7.87</text:p>
          </table:table-cell>
          <table:table-cell office:value-type="float" office:value="-1173.62" calcext:value-type="float">
            <text:p>-1173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D_RGB</text:p>
          </table:table-cell>
          <table:table-cell office:value-type="string" calcext:value-type="string">
            <text:p>ORIGIN LED5050</text:p>
          </table:table-cell>
          <table:table-cell office:value-type="string" calcext:value-type="string">
            <text:p>50497.842mil</text:p>
          </table:table-cell>
          <table:table-cell office:value-type="string" calcext:value-type="string">
            <text:p>29602.008mil</text:p>
          </table:table-cell>
          <table:table-cell office:value-type="string" calcext:value-type="string">
            <text:p>50562.842mil</text:p>
          </table:table-cell>
          <table:table-cell office:value-type="string" calcext:value-type="string">
            <text:p>29502.009mil</text:p>
          </table:table-cell>
          <table:table-cell office:value-type="string" calcext:value-type="string">
            <text:p>50497.842mil</text:p>
          </table:table-cell>
          <table:table-cell office:value-type="string" calcext:value-type="string">
            <text:p>29702.008mil</text:p>
          </table:table-cell>
          <table:table-cell table:number-columns-repeated="3"/>
          <table:table-cell table:formula="of:=(NUMBERVALUE(LEFT([.C4];LEN([.C4])-3);&quot;.&quot;)+[.C$3])*25.4/1000" office:value-type="float" office:value="1282.8450848" calcext:value-type="float">
            <text:p>1282.8450848</text:p>
          </table:table-cell>
          <table:table-cell table:formula="of:=(NUMBERVALUE(LEFT([.D4];LEN([.D4])-3);&quot;.&quot;)+[.D$3])*25.4/1000" office:value-type="float" office:value="722.0810552" calcext:value-type="float">
            <text:p>722.0810552</text:p>
          </table:table-cell>
          <table:table-cell table:formula="of:=(NUMBERVALUE(LEFT([.E4];LEN([.E4])-3);&quot;.&quot;)+[.E$3])*25.4/1000" office:value-type="float" office:value="1284.4960848" calcext:value-type="float">
            <text:p>1284.4960848</text:p>
          </table:table-cell>
          <table:table-cell table:formula="of:=(NUMBERVALUE(LEFT([.F4];LEN([.F4])-3);&quot;.&quot;)+[.F$3])*25.4/1000" office:value-type="float" office:value="719.5410806" calcext:value-type="float">
            <text:p>719.5410806</text:p>
          </table:table-cell>
          <table:table-cell table:formula="of:=(NUMBERVALUE(LEFT([.G4];LEN([.G4])-3);&quot;.&quot;)+[.G$3])*25.4/1000" office:value-type="float" office:value="1282.8450848" calcext:value-type="float">
            <text:p>1282.8450848</text:p>
          </table:table-cell>
          <table:table-cell table:formula="of:=(NUMBERVALUE(LEFT([.H4];LEN([.H4])-3);&quot;.&quot;)+[.H$3])*25.4/1000" office:value-type="float" office:value="724.6210552" calcext:value-type="float">
            <text:p>724.6210552</text:p>
          </table:table-cell>
          <table:table-cell/>
        </table:table-row>
        <table:table-row table:style-name="ro1">
          <table:table-cell office:value-type="string" calcext:value-type="string">
            <text:p>LED28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782mil</text:p>
          </table:table-cell>
          <table:table-cell office:value-type="string" calcext:value-type="string">
            <text:p>28843mil</text:p>
          </table:table-cell>
          <table:table-cell office:value-type="string" calcext:value-type="string">
            <text:p>50782mil</text:p>
          </table:table-cell>
          <table:table-cell office:value-type="string" calcext:value-type="string">
            <text:p>28843mil</text:p>
          </table:table-cell>
          <table:table-cell office:value-type="string" calcext:value-type="string">
            <text:p>50754.038mil</text:p>
          </table:table-cell>
          <table:table-cell office:value-type="string" calcext:value-type="string">
            <text:p>28813.015mil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/>
          <table:table-cell table:formula="of:=NUMBERVALUE(LEFT([.C5];LEN([.C5])-3);&quot;.&quot;)*25.4/1000-[.L$4]" office:value-type="float" office:value="7.01771520000011" calcext:value-type="float">
            <text:p>7.01771520000011</text:p>
          </table:table-cell>
          <table:table-cell table:formula="of:=NUMBERVALUE(LEFT([.D5];LEN([.D5])-3);&quot;.&quot;)*25.4/1000-[.M$4]" office:value-type="float" office:value="10.5311447999999" calcext:value-type="float">
            <text:p>10.5311447999999</text:p>
          </table:table-cell>
          <table:table-cell table:formula="of:=NUMBERVALUE(LEFT([.E5];LEN([.E5])-3);&quot;.&quot;)*25.4/1000-[.N$4]" office:value-type="float" office:value="5.36671520000004" calcext:value-type="float">
            <text:p>5.36671520000004</text:p>
          </table:table-cell>
          <table:table-cell table:formula="of:=NUMBERVALUE(LEFT([.F5];LEN([.F5])-3);&quot;.&quot;)*25.4/1000-[.O$4]" office:value-type="float" office:value="13.0711193999999" calcext:value-type="float">
            <text:p>13.0711193999999</text:p>
          </table:table-cell>
          <table:table-cell table:formula="of:=NUMBERVALUE(LEFT([.G5];LEN([.G5])-3);&quot;.&quot;)*25.4/1000-[.P$4]" office:value-type="float" office:value="6.30748040000003" calcext:value-type="float">
            <text:p>6.30748040000003</text:p>
          </table:table-cell>
          <table:table-cell table:formula="of:=NUMBERVALUE(LEFT([.H5];LEN([.H5])-3);&quot;.&quot;)*25.4/1000-[.Q$4]" office:value-type="float" office:value="7.22952579999981" calcext:value-type="float">
            <text:p>7.22952579999981</text:p>
          </table:table-cell>
          <table:table-cell office:value-type="string" calcext:value-type="string">
            <text:p>5A</text:p>
          </table:table-cell>
        </table:table-row>
        <table:table-row table:style-name="ro1">
          <table:table-cell office:value-type="string" calcext:value-type="string">
            <text:p>LED57</text:p>
          </table:table-cell>
          <table:table-cell office:value-type="string" calcext:value-type="string">
            <text:p>5050_smd</text:p>
          </table:table-cell>
          <table:table-cell office:value-type="string" calcext:value-type="string">
            <text:p>50497.842mil</text:p>
          </table:table-cell>
          <table:table-cell office:value-type="string" calcext:value-type="string">
            <text:p>29602.008mil</text:p>
          </table:table-cell>
          <table:table-cell office:value-type="string" calcext:value-type="string">
            <text:p>50562.842mil</text:p>
          </table:table-cell>
          <table:table-cell office:value-type="string" calcext:value-type="string">
            <text:p>29502.009mil</text:p>
          </table:table-cell>
          <table:table-cell office:value-type="string" calcext:value-type="string">
            <text:p>50497.842mil</text:p>
          </table:table-cell>
          <table:table-cell office:value-type="string" calcext:value-type="string">
            <text:p>29702.008mil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ED RGB</text:p>
          </table:table-cell>
          <table:table-cell table:formula="of:=NUMBERVALUE(LEFT([.C6];LEN([.C6])-3);&quot;.&quot;)*25.4/1000-[.L$4]" office:value-type="float" office:value="-0.199898000000076" calcext:value-type="float">
            <text:p>-0.199898000000076</text:p>
          </table:table-cell>
          <table:table-cell table:formula="of:=NUMBERVALUE(LEFT([.D6];LEN([.D6])-3);&quot;.&quot;)*25.4/1000-[.M$4]" office:value-type="float" office:value="29.809948" calcext:value-type="float">
            <text:p>29.809948</text:p>
          </table:table-cell>
          <table:table-cell table:formula="of:=NUMBERVALUE(LEFT([.E6];LEN([.E6])-3);&quot;.&quot;)*25.4/1000-[.N$4]" office:value-type="float" office:value="-0.199898000000076" calcext:value-type="float">
            <text:p>-0.199898000000076</text:p>
          </table:table-cell>
          <table:table-cell table:formula="of:=NUMBERVALUE(LEFT([.F6];LEN([.F6])-3);&quot;.&quot;)*25.4/1000-[.O$4]" office:value-type="float" office:value="29.809948" calcext:value-type="float">
            <text:p>29.809948</text:p>
          </table:table-cell>
          <table:table-cell table:formula="of:=NUMBERVALUE(LEFT([.G6];LEN([.G6])-3);&quot;.&quot;)*25.4/1000-[.P$4]" office:value-type="float" office:value="-0.199898000000076" calcext:value-type="float">
            <text:p>-0.199898000000076</text:p>
          </table:table-cell>
          <table:table-cell table:formula="of:=NUMBERVALUE(LEFT([.H6];LEN([.H6])-3);&quot;.&quot;)*25.4/1000-[.Q$4]" office:value-type="float" office:value="29.809948" calcext:value-type="float">
            <text:p>29.809948</text:p>
          </table:table-cell>
          <table:table-cell office:value-type="string" calcext:value-type="string">
            <text:p>1P – R, 2P – G, 3P – B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SOP_24</text:p>
          </table:table-cell>
          <table:table-cell office:value-type="string" calcext:value-type="string">
            <text:p>50165.5mil</text:p>
          </table:table-cell>
          <table:table-cell office:value-type="string" calcext:value-type="string">
            <text:p>28632.299mil</text:p>
          </table:table-cell>
          <table:table-cell office:value-type="string" calcext:value-type="string">
            <text:p>50028mil</text:p>
          </table:table-cell>
          <table:table-cell office:value-type="string" calcext:value-type="string">
            <text:p>28526mil</text:p>
          </table:table-cell>
          <table:table-cell office:value-type="string" calcext:value-type="string">
            <text:p>50202.998mil</text:p>
          </table:table-cell>
          <table:table-cell office:value-type="string" calcext:value-type="string">
            <text:p>28740.999mil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S1115</text:p>
          </table:table-cell>
          <table:table-cell table:formula="of:=NUMBERVALUE(LEFT([.C7];LEN([.C7])-3);&quot;.&quot;)*25.4/1000-[.L$4]" office:value-type="float" office:value="-8.64138479999974" calcext:value-type="float">
            <text:p>-8.64138479999974</text:p>
          </table:table-cell>
          <table:table-cell table:formula="of:=NUMBERVALUE(LEFT([.D7];LEN([.D7])-3);&quot;.&quot;)*25.4/1000-[.M$4]" office:value-type="float" office:value="5.17933939999989" calcext:value-type="float">
            <text:p>5.17933939999989</text:p>
          </table:table-cell>
          <table:table-cell table:formula="of:=NUMBERVALUE(LEFT([.E7];LEN([.E7])-3);&quot;.&quot;)*25.4/1000-[.N$4]" office:value-type="float" office:value="-13.7848847999999" calcext:value-type="float">
            <text:p>-13.7848847999999</text:p>
          </table:table-cell>
          <table:table-cell table:formula="of:=NUMBERVALUE(LEFT([.F7];LEN([.F7])-3);&quot;.&quot;)*25.4/1000-[.O$4]" office:value-type="float" office:value="5.01931939999997" calcext:value-type="float">
            <text:p>5.01931939999997</text:p>
          </table:table-cell>
          <table:table-cell table:formula="of:=NUMBERVALUE(LEFT([.G7];LEN([.G7])-3);&quot;.&quot;)*25.4/1000-[.P$4]" office:value-type="float" office:value="-7.68893559999992" calcext:value-type="float">
            <text:p>-7.68893559999992</text:p>
          </table:table-cell>
          <table:table-cell table:formula="of:=NUMBERVALUE(LEFT([.H7];LEN([.H7])-3);&quot;.&quot;)*25.4/1000-[.Q$4]" office:value-type="float" office:value="5.40031939999983" calcext:value-type="float">
            <text:p>5.40031939999983</text:p>
          </table:table-cell>
          <table:table-cell/>
        </table:table-row>
        <table:table-row table:style-name="ro1">
          <table:table-cell office:value-type="string" calcext:value-type="string">
            <text:p>LED27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889.999mil</text:p>
          </table:table-cell>
          <table:table-cell office:value-type="string" calcext:value-type="string">
            <text:p>28998mil</text:p>
          </table:table-cell>
          <table:table-cell office:value-type="string" calcext:value-type="string">
            <text:p>50890mil</text:p>
          </table:table-cell>
          <table:table-cell office:value-type="string" calcext:value-type="string">
            <text:p>28998mil</text:p>
          </table:table-cell>
          <table:table-cell office:value-type="string" calcext:value-type="string">
            <text:p>50872.672mil</text:p>
          </table:table-cell>
          <table:table-cell office:value-type="string" calcext:value-type="string">
            <text:p>28960.841mil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/>
          <table:table-cell table:formula="of:=NUMBERVALUE(LEFT([.C8];LEN([.C8])-3);&quot;.&quot;)*25.4/1000-[.L$4]" office:value-type="float" office:value="9.76088980000031" calcext:value-type="float">
            <text:p>9.76088980000031</text:p>
          </table:table-cell>
          <table:table-cell table:formula="of:=NUMBERVALUE(LEFT([.D8];LEN([.D8])-3);&quot;.&quot;)*25.4/1000-[.M$4]" office:value-type="float" office:value="14.4681447999999" calcext:value-type="float">
            <text:p>14.4681447999999</text:p>
          </table:table-cell>
          <table:table-cell table:formula="of:=NUMBERVALUE(LEFT([.E8];LEN([.E8])-3);&quot;.&quot;)*25.4/1000-[.N$4]" office:value-type="float" office:value="8.10991520000016" calcext:value-type="float">
            <text:p>8.10991520000016</text:p>
          </table:table-cell>
          <table:table-cell table:formula="of:=NUMBERVALUE(LEFT([.F8];LEN([.F8])-3);&quot;.&quot;)*25.4/1000-[.O$4]" office:value-type="float" office:value="17.0081193999999" calcext:value-type="float">
            <text:p>17.0081193999999</text:p>
          </table:table-cell>
          <table:table-cell table:formula="of:=NUMBERVALUE(LEFT([.G8];LEN([.G8])-3);&quot;.&quot;)*25.4/1000-[.P$4]" office:value-type="float" office:value="9.320784" calcext:value-type="float">
            <text:p>9.320784</text:p>
          </table:table-cell>
          <table:table-cell table:formula="of:=NUMBERVALUE(LEFT([.H8];LEN([.H8])-3);&quot;.&quot;)*25.4/1000-[.Q$4]" office:value-type="float" office:value="10.9843061999999" calcext:value-type="float">
            <text:p>10.9843061999999</text:p>
          </table:table-cell>
          <table:table-cell office:value-type="string" calcext:value-type="string">
            <text:p>5B</text:p>
          </table:table-cell>
        </table:table-row>
        <table:table-row table:style-name="ro1">
          <table:table-cell office:value-type="string" calcext:value-type="string">
            <text:p>LED26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943.377mil</text:p>
          </table:table-cell>
          <table:table-cell office:value-type="string" calcext:value-type="string">
            <text:p>29175.682mil</text:p>
          </table:table-cell>
          <table:table-cell office:value-type="string" calcext:value-type="string">
            <text:p>50943.378mil</text:p>
          </table:table-cell>
          <table:table-cell office:value-type="string" calcext:value-type="string">
            <text:p>29175.682mil</text:p>
          </table:table-cell>
          <table:table-cell office:value-type="string" calcext:value-type="string">
            <text:p>50935.554mil</text:p>
          </table:table-cell>
          <table:table-cell office:value-type="string" calcext:value-type="string">
            <text:p>29135.435mil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/>
          <table:table-cell table:formula="of:=NUMBERVALUE(LEFT([.C9];LEN([.C9])-3);&quot;.&quot;)*25.4/1000-[.L$4]" office:value-type="float" office:value="11.1166910000002" calcext:value-type="float">
            <text:p>11.1166910000002</text:p>
          </table:table-cell>
          <table:table-cell table:formula="of:=NUMBERVALUE(LEFT([.D9];LEN([.D9])-3);&quot;.&quot;)*25.4/1000-[.M$4]" office:value-type="float" office:value="18.9812675999999" calcext:value-type="float">
            <text:p>18.9812675999999</text:p>
          </table:table-cell>
          <table:table-cell table:formula="of:=NUMBERVALUE(LEFT([.E9];LEN([.E9])-3);&quot;.&quot;)*25.4/1000-[.N$4]" office:value-type="float" office:value="9.46571640000002" calcext:value-type="float">
            <text:p>9.46571640000002</text:p>
          </table:table-cell>
          <table:table-cell table:formula="of:=NUMBERVALUE(LEFT([.F9];LEN([.F9])-3);&quot;.&quot;)*25.4/1000-[.O$4]" office:value-type="float" office:value="21.5212422" calcext:value-type="float">
            <text:p>21.5212422</text:p>
          </table:table-cell>
          <table:table-cell table:formula="of:=NUMBERVALUE(LEFT([.G9];LEN([.G9])-3);&quot;.&quot;)*25.4/1000-[.P$4]" office:value-type="float" office:value="10.9179868000001" calcext:value-type="float">
            <text:p>10.9179868000001</text:p>
          </table:table-cell>
          <table:table-cell table:formula="of:=NUMBERVALUE(LEFT([.H9];LEN([.H9])-3);&quot;.&quot;)*25.4/1000-[.Q$4]" office:value-type="float" office:value="15.4189937999998" calcext:value-type="float">
            <text:p>15.4189937999998</text:p>
          </table:table-cell>
          <table:table-cell office:value-type="string" calcext:value-type="string">
            <text:p>5C</text:p>
          </table:table-cell>
        </table:table-row>
        <table:table-row table:style-name="ro1">
          <table:table-cell office:value-type="string" calcext:value-type="string">
            <text:p>LED25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957.413mil</text:p>
          </table:table-cell>
          <table:table-cell office:value-type="string" calcext:value-type="string">
            <text:p>29360.025mil</text:p>
          </table:table-cell>
          <table:table-cell office:value-type="string" calcext:value-type="string">
            <text:p>50957.414mil</text:p>
          </table:table-cell>
          <table:table-cell office:value-type="string" calcext:value-type="string">
            <text:p>29360.025mil</text:p>
          </table:table-cell>
          <table:table-cell office:value-type="string" calcext:value-type="string">
            <text:p>50959.559mil</text:p>
          </table:table-cell>
          <table:table-cell office:value-type="string" calcext:value-type="string">
            <text:p>29319.081mil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/>
          <table:table-cell table:formula="of:=NUMBERVALUE(LEFT([.C10];LEN([.C10])-3);&quot;.&quot;)*25.4/1000-[.L$4]" office:value-type="float" office:value="11.4732054000001" calcext:value-type="float">
            <text:p>11.4732054000001</text:p>
          </table:table-cell>
          <table:table-cell table:formula="of:=NUMBERVALUE(LEFT([.D10];LEN([.D10])-3);&quot;.&quot;)*25.4/1000-[.M$4]" office:value-type="float" office:value="23.6635798" calcext:value-type="float">
            <text:p>23.6635798</text:p>
          </table:table-cell>
          <table:table-cell table:formula="of:=NUMBERVALUE(LEFT([.E10];LEN([.E10])-3);&quot;.&quot;)*25.4/1000-[.N$4]" office:value-type="float" office:value="9.82223079999994" calcext:value-type="float">
            <text:p>9.82223079999994</text:p>
          </table:table-cell>
          <table:table-cell table:formula="of:=NUMBERVALUE(LEFT([.F10];LEN([.F10])-3);&quot;.&quot;)*25.4/1000-[.O$4]" office:value-type="float" office:value="26.2035544" calcext:value-type="float">
            <text:p>26.2035544</text:p>
          </table:table-cell>
          <table:table-cell table:formula="of:=NUMBERVALUE(LEFT([.G10];LEN([.G10])-3);&quot;.&quot;)*25.4/1000-[.P$4]" office:value-type="float" office:value="11.5277138000001" calcext:value-type="float">
            <text:p>11.5277138000001</text:p>
          </table:table-cell>
          <table:table-cell table:formula="of:=NUMBERVALUE(LEFT([.H10];LEN([.H10])-3);&quot;.&quot;)*25.4/1000-[.Q$4]" office:value-type="float" office:value="20.0836021999997" calcext:value-type="float">
            <text:p>20.0836021999997</text:p>
          </table:table-cell>
          <table:table-cell office:value-type="string" calcext:value-type="string">
            <text:p>5D</text:p>
          </table:table-cell>
        </table:table-row>
        <table:table-row table:style-name="ro1">
          <table:table-cell office:value-type="string" calcext:value-type="string">
            <text:p>LED24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938.999mil</text:p>
          </table:table-cell>
          <table:table-cell office:value-type="string" calcext:value-type="string">
            <text:p>29537mil</text:p>
          </table:table-cell>
          <table:table-cell office:value-type="string" calcext:value-type="string">
            <text:p>50939mil</text:p>
          </table:table-cell>
          <table:table-cell office:value-type="string" calcext:value-type="string">
            <text:p>29537mil</text:p>
          </table:table-cell>
          <table:table-cell office:value-type="string" calcext:value-type="string">
            <text:p>50950.3mil</text:p>
          </table:table-cell>
          <table:table-cell office:value-type="string" calcext:value-type="string">
            <text:p>29497.588mil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NUMBERVALUE(LEFT([.C11];LEN([.C11])-3);&quot;.&quot;)*25.4/1000-[.L$4]" office:value-type="float" office:value="11.0054898000001" calcext:value-type="float">
            <text:p>11.0054898000001</text:p>
          </table:table-cell>
          <table:table-cell table:formula="of:=NUMBERVALUE(LEFT([.D11];LEN([.D11])-3);&quot;.&quot;)*25.4/1000-[.M$4]" office:value-type="float" office:value="28.1587447999999" calcext:value-type="float">
            <text:p>28.1587447999999</text:p>
          </table:table-cell>
          <table:table-cell table:formula="of:=NUMBERVALUE(LEFT([.E11];LEN([.E11])-3);&quot;.&quot;)*25.4/1000-[.N$4]" office:value-type="float" office:value="9.35451519999992" calcext:value-type="float">
            <text:p>9.35451519999992</text:p>
          </table:table-cell>
          <table:table-cell table:formula="of:=NUMBERVALUE(LEFT([.F11];LEN([.F11])-3);&quot;.&quot;)*25.4/1000-[.O$4]" office:value-type="float" office:value="30.6987194" calcext:value-type="float">
            <text:p>30.6987194</text:p>
          </table:table-cell>
          <table:table-cell table:formula="of:=NUMBERVALUE(LEFT([.G11];LEN([.G11])-3);&quot;.&quot;)*25.4/1000-[.P$4]" office:value-type="float" office:value="11.2925352000004" calcext:value-type="float">
            <text:p>11.2925352000004</text:p>
          </table:table-cell>
          <table:table-cell table:formula="of:=NUMBERVALUE(LEFT([.H11];LEN([.H11])-3);&quot;.&quot;)*25.4/1000-[.Q$4]" office:value-type="float" office:value="24.6176799999998" calcext:value-type="float">
            <text:p>24.6176799999998</text:p>
          </table:table-cell>
          <table:table-cell office:value-type="string" calcext:value-type="string">
            <text:p>5E</text:p>
          </table:table-cell>
        </table:table-row>
        <table:table-row table:style-name="ro1">
          <table:table-cell office:value-type="string" calcext:value-type="string">
            <text:p>LED2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848.87mil</text:p>
          </table:table-cell>
          <table:table-cell office:value-type="string" calcext:value-type="string">
            <text:p>29687.114mil</text:p>
          </table:table-cell>
          <table:table-cell office:value-type="string" calcext:value-type="string">
            <text:p>50848.871mil</text:p>
          </table:table-cell>
          <table:table-cell office:value-type="string" calcext:value-type="string">
            <text:p>29687.115mil</text:p>
          </table:table-cell>
          <table:table-cell office:value-type="string" calcext:value-type="string">
            <text:p>50882.04mil</text:p>
          </table:table-cell>
          <table:table-cell office:value-type="string" calcext:value-type="string">
            <text:p>29663.015mil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NUMBERVALUE(LEFT([.C12];LEN([.C12])-3);&quot;.&quot;)*25.4/1000-[.L$4]" office:value-type="float" office:value="8.71621320000008" calcext:value-type="float">
            <text:p>8.71621320000008</text:p>
          </table:table-cell>
          <table:table-cell table:formula="of:=NUMBERVALUE(LEFT([.D12];LEN([.D12])-3);&quot;.&quot;)*25.4/1000-[.M$4]" office:value-type="float" office:value="31.9716404" calcext:value-type="float">
            <text:p>31.9716404</text:p>
          </table:table-cell>
          <table:table-cell table:formula="of:=NUMBERVALUE(LEFT([.E12];LEN([.E12])-3);&quot;.&quot;)*25.4/1000-[.N$4]" office:value-type="float" office:value="7.06523859999993" calcext:value-type="float">
            <text:p>7.06523859999993</text:p>
          </table:table-cell>
          <table:table-cell table:formula="of:=NUMBERVALUE(LEFT([.F12];LEN([.F12])-3);&quot;.&quot;)*25.4/1000-[.O$4]" office:value-type="float" office:value="34.5116404" calcext:value-type="float">
            <text:p>34.5116404</text:p>
          </table:table-cell>
          <table:table-cell table:formula="of:=NUMBERVALUE(LEFT([.G12];LEN([.G12])-3);&quot;.&quot;)*25.4/1000-[.P$4]" office:value-type="float" office:value="9.55873120000001" calcext:value-type="float">
            <text:p>9.55873120000001</text:p>
          </table:table-cell>
          <table:table-cell table:formula="of:=NUMBERVALUE(LEFT([.H12];LEN([.H12])-3);&quot;.&quot;)*25.4/1000-[.Q$4]" office:value-type="float" office:value="28.8195257999997" calcext:value-type="float">
            <text:p>28.8195257999997</text:p>
          </table:table-cell>
          <table:table-cell office:value-type="string" calcext:value-type="string">
            <text:p>5F</text:p>
          </table:table-cell>
        </table:table-row>
        <table:table-row table:style-name="ro1">
          <table:table-cell office:value-type="string" calcext:value-type="string">
            <text:p>LED22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682.852mil</text:p>
          </table:table-cell>
          <table:table-cell office:value-type="string" calcext:value-type="string">
            <text:p>29726.405mil</text:p>
          </table:table-cell>
          <table:table-cell office:value-type="string" calcext:value-type="string">
            <text:p>50682.852mil</text:p>
          </table:table-cell>
          <table:table-cell office:value-type="string" calcext:value-type="string">
            <text:p>29726.406mil</text:p>
          </table:table-cell>
          <table:table-cell office:value-type="string" calcext:value-type="string">
            <text:p>50723.453mil</text:p>
          </table:table-cell>
          <table:table-cell office:value-type="string" calcext:value-type="string">
            <text:p>29732.111mil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NUMBERVALUE(LEFT([.C13];LEN([.C13])-3);&quot;.&quot;)*25.4/1000-[.L$4]" office:value-type="float" office:value="4.49935600000026" calcext:value-type="float">
            <text:p>4.49935600000026</text:p>
          </table:table-cell>
          <table:table-cell table:formula="of:=NUMBERVALUE(LEFT([.D13];LEN([.D13])-3);&quot;.&quot;)*25.4/1000-[.M$4]" office:value-type="float" office:value="32.9696317999999" calcext:value-type="float">
            <text:p>32.9696317999999</text:p>
          </table:table-cell>
          <table:table-cell table:formula="of:=NUMBERVALUE(LEFT([.E13];LEN([.E13])-3);&quot;.&quot;)*25.4/1000-[.N$4]" office:value-type="float" office:value="2.84835600000019" calcext:value-type="float">
            <text:p>2.84835600000019</text:p>
          </table:table-cell>
          <table:table-cell table:formula="of:=NUMBERVALUE(LEFT([.F13];LEN([.F13])-3);&quot;.&quot;)*25.4/1000-[.O$4]" office:value-type="float" office:value="35.5096318" calcext:value-type="float">
            <text:p>35.5096318</text:p>
          </table:table-cell>
          <table:table-cell table:formula="of:=NUMBERVALUE(LEFT([.G13];LEN([.G13])-3);&quot;.&quot;)*25.4/1000-[.P$4]" office:value-type="float" office:value="5.5306214000002" calcext:value-type="float">
            <text:p>5.5306214000002</text:p>
          </table:table-cell>
          <table:table-cell table:formula="of:=NUMBERVALUE(LEFT([.H13];LEN([.H13])-3);&quot;.&quot;)*25.4/1000-[.Q$4]" office:value-type="float" office:value="30.5745641999998" calcext:value-type="float">
            <text:p>30.5745641999998</text:p>
          </table:table-cell>
          <table:table-cell office:value-type="string" calcext:value-type="string">
            <text:p>5G</text:p>
          </table:table-cell>
        </table:table-row>
        <table:table-row table:style-name="ro1">
          <table:table-cell office:value-type="string" calcext:value-type="string">
            <text:p>LED15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544.001mil</text:p>
          </table:table-cell>
          <table:table-cell office:value-type="string" calcext:value-type="string">
            <text:p>29819mil</text:p>
          </table:table-cell>
          <table:table-cell office:value-type="string" calcext:value-type="string">
            <text:p>50544mil</text:p>
          </table:table-cell>
          <table:table-cell office:value-type="string" calcext:value-type="string">
            <text:p>29819mil</text:p>
          </table:table-cell>
          <table:table-cell office:value-type="string" calcext:value-type="string">
            <text:p>50575.409mil</text:p>
          </table:table-cell>
          <table:table-cell office:value-type="string" calcext:value-type="string">
            <text:p>29845.354mil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NUMBERVALUE(LEFT([.C14];LEN([.C14])-3);&quot;.&quot;)*25.4/1000-[.L$4]" office:value-type="float" office:value="0.972540600000002" calcext:value-type="float">
            <text:p>0.972540600000002</text:p>
          </table:table-cell>
          <table:table-cell table:formula="of:=NUMBERVALUE(LEFT([.D14];LEN([.D14])-3);&quot;.&quot;)*25.4/1000-[.M$4]" office:value-type="float" office:value="35.3215448" calcext:value-type="float">
            <text:p>35.3215448</text:p>
          </table:table-cell>
          <table:table-cell table:formula="of:=NUMBERVALUE(LEFT([.E14];LEN([.E14])-3);&quot;.&quot;)*25.4/1000-[.N$4]" office:value-type="float" office:value="-0.678484799999978" calcext:value-type="float">
            <text:p>-0.678484799999978</text:p>
          </table:table-cell>
          <table:table-cell table:formula="of:=NUMBERVALUE(LEFT([.F14];LEN([.F14])-3);&quot;.&quot;)*25.4/1000-[.O$4]" office:value-type="float" office:value="37.8615194" calcext:value-type="float">
            <text:p>37.8615194</text:p>
          </table:table-cell>
          <table:table-cell table:formula="of:=NUMBERVALUE(LEFT([.G14];LEN([.G14])-3);&quot;.&quot;)*25.4/1000-[.P$4]" office:value-type="float" office:value="1.77030380000019" calcext:value-type="float">
            <text:p>1.77030380000019</text:p>
          </table:table-cell>
          <table:table-cell table:formula="of:=NUMBERVALUE(LEFT([.H14];LEN([.H14])-3);&quot;.&quot;)*25.4/1000-[.Q$4]" office:value-type="float" office:value="33.4509363999998" calcext:value-type="float">
            <text:p>33.4509363999998</text:p>
          </table:table-cell>
          <table:table-cell office:value-type="string" calcext:value-type="string">
            <text:p>6G</text:p>
          </table:table-cell>
        </table:table-row>
        <table:table-row table:style-name="ro1">
          <table:table-cell office:value-type="string" calcext:value-type="string">
            <text:p>LED16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690.001mil</text:p>
          </table:table-cell>
          <table:table-cell office:value-type="string" calcext:value-type="string">
            <text:p>29913.999mil</text:p>
          </table:table-cell>
          <table:table-cell office:value-type="string" calcext:value-type="string">
            <text:p>50690mil</text:p>
          </table:table-cell>
          <table:table-cell office:value-type="string" calcext:value-type="string">
            <text:p>29914mil</text:p>
          </table:table-cell>
          <table:table-cell office:value-type="string" calcext:value-type="string">
            <text:p>50729.95mil</text:p>
          </table:table-cell>
          <table:table-cell office:value-type="string" calcext:value-type="string">
            <text:p>29923.221mil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NUMBERVALUE(LEFT([.C15];LEN([.C15])-3);&quot;.&quot;)*25.4/1000-[.L$4]" office:value-type="float" office:value="4.68094060000021" calcext:value-type="float">
            <text:p>4.68094060000021</text:p>
          </table:table-cell>
          <table:table-cell table:formula="of:=NUMBERVALUE(LEFT([.D15];LEN([.D15])-3);&quot;.&quot;)*25.4/1000-[.M$4]" office:value-type="float" office:value="37.7345194" calcext:value-type="float">
            <text:p>37.7345194</text:p>
          </table:table-cell>
          <table:table-cell table:formula="of:=NUMBERVALUE(LEFT([.E15];LEN([.E15])-3);&quot;.&quot;)*25.4/1000-[.N$4]" office:value-type="float" office:value="3.02991520000023" calcext:value-type="float">
            <text:p>3.02991520000023</text:p>
          </table:table-cell>
          <table:table-cell table:formula="of:=NUMBERVALUE(LEFT([.F15];LEN([.F15])-3);&quot;.&quot;)*25.4/1000-[.O$4]" office:value-type="float" office:value="40.2745194" calcext:value-type="float">
            <text:p>40.2745194</text:p>
          </table:table-cell>
          <table:table-cell table:formula="of:=NUMBERVALUE(LEFT([.G15];LEN([.G15])-3);&quot;.&quot;)*25.4/1000-[.P$4]" office:value-type="float" office:value="5.69564519999994" calcext:value-type="float">
            <text:p>5.69564519999994</text:p>
          </table:table-cell>
          <table:table-cell table:formula="of:=NUMBERVALUE(LEFT([.H15];LEN([.H15])-3);&quot;.&quot;)*25.4/1000-[.Q$4]" office:value-type="float" office:value="35.4287581999998" calcext:value-type="float">
            <text:p>35.4287581999998</text:p>
          </table:table-cell>
          <table:table-cell office:value-type="string" calcext:value-type="string">
            <text:p>6F</text:p>
          </table:table-cell>
        </table:table-row>
        <table:table-row table:style-name="ro1">
          <table:table-cell office:value-type="string" calcext:value-type="string">
            <text:p>LED17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872.999mil</text:p>
          </table:table-cell>
          <table:table-cell office:value-type="string" calcext:value-type="string">
            <text:p>29893.999mil</text:p>
          </table:table-cell>
          <table:table-cell office:value-type="string" calcext:value-type="string">
            <text:p>50873mil</text:p>
          </table:table-cell>
          <table:table-cell office:value-type="string" calcext:value-type="string">
            <text:p>29894mil</text:p>
          </table:table-cell>
          <table:table-cell office:value-type="string" calcext:value-type="string">
            <text:p>50910.158mil</text:p>
          </table:table-cell>
          <table:table-cell office:value-type="string" calcext:value-type="string">
            <text:p>29876.672mil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NUMBERVALUE(LEFT([.C16];LEN([.C16])-3);&quot;.&quot;)*25.4/1000-[.L$4]" office:value-type="float" office:value="9.32908980000025" calcext:value-type="float">
            <text:p>9.32908980000025</text:p>
          </table:table-cell>
          <table:table-cell table:formula="of:=NUMBERVALUE(LEFT([.D16];LEN([.D16])-3);&quot;.&quot;)*25.4/1000-[.M$4]" office:value-type="float" office:value="37.2265193999999" calcext:value-type="float">
            <text:p>37.2265193999999</text:p>
          </table:table-cell>
          <table:table-cell table:formula="of:=NUMBERVALUE(LEFT([.E16];LEN([.E16])-3);&quot;.&quot;)*25.4/1000-[.N$4]" office:value-type="float" office:value="7.67811520000009" calcext:value-type="float">
            <text:p>7.67811520000009</text:p>
          </table:table-cell>
          <table:table-cell table:formula="of:=NUMBERVALUE(LEFT([.F16];LEN([.F16])-3);&quot;.&quot;)*25.4/1000-[.O$4]" office:value-type="float" office:value="39.7665194" calcext:value-type="float">
            <text:p>39.7665194</text:p>
          </table:table-cell>
          <table:table-cell table:formula="of:=NUMBERVALUE(LEFT([.G16];LEN([.G16])-3);&quot;.&quot;)*25.4/1000-[.P$4]" office:value-type="float" office:value="10.2729284000002" calcext:value-type="float">
            <text:p>10.2729284000002</text:p>
          </table:table-cell>
          <table:table-cell table:formula="of:=NUMBERVALUE(LEFT([.H16];LEN([.H16])-3);&quot;.&quot;)*25.4/1000-[.Q$4]" office:value-type="float" office:value="34.2464135999998" calcext:value-type="float">
            <text:p>34.2464135999998</text:p>
          </table:table-cell>
          <table:table-cell office:value-type="string" calcext:value-type="string">
            <text:p>6E</text:p>
          </table:table-cell>
        </table:table-row>
        <table:table-row table:style-name="ro1">
          <table:table-cell office:value-type="string" calcext:value-type="string">
            <text:p>LED18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1014.999mil</text:p>
          </table:table-cell>
          <table:table-cell office:value-type="string" calcext:value-type="string">
            <text:p>29796mil</text:p>
          </table:table-cell>
          <table:table-cell office:value-type="string" calcext:value-type="string">
            <text:p>51015mil</text:p>
          </table:table-cell>
          <table:table-cell office:value-type="string" calcext:value-type="string">
            <text:p>29796mil</text:p>
          </table:table-cell>
          <table:table-cell office:value-type="string" calcext:value-type="string">
            <text:p>51042.961mil</text:p>
          </table:table-cell>
          <table:table-cell office:value-type="string" calcext:value-type="string">
            <text:p>29766.014mil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NUMBERVALUE(LEFT([.C17];LEN([.C17])-3);&quot;.&quot;)*25.4/1000-[.L$4]" office:value-type="float" office:value="12.9358898000003" calcext:value-type="float">
            <text:p>12.9358898000003</text:p>
          </table:table-cell>
          <table:table-cell table:formula="of:=NUMBERVALUE(LEFT([.D17];LEN([.D17])-3);&quot;.&quot;)*25.4/1000-[.M$4]" office:value-type="float" office:value="34.7373447999998" calcext:value-type="float">
            <text:p>34.7373447999998</text:p>
          </table:table-cell>
          <table:table-cell table:formula="of:=NUMBERVALUE(LEFT([.E17];LEN([.E17])-3);&quot;.&quot;)*25.4/1000-[.N$4]" office:value-type="float" office:value="11.2849152000001" calcext:value-type="float">
            <text:p>11.2849152000001</text:p>
          </table:table-cell>
          <table:table-cell table:formula="of:=NUMBERVALUE(LEFT([.F17];LEN([.F17])-3);&quot;.&quot;)*25.4/1000-[.O$4]" office:value-type="float" office:value="37.2773193999999" calcext:value-type="float">
            <text:p>37.2773193999999</text:p>
          </table:table-cell>
          <table:table-cell table:formula="of:=NUMBERVALUE(LEFT([.G17];LEN([.G17])-3);&quot;.&quot;)*25.4/1000-[.P$4]" office:value-type="float" office:value="13.6461246000003" calcext:value-type="float">
            <text:p>13.6461246000003</text:p>
          </table:table-cell>
          <table:table-cell table:formula="of:=NUMBERVALUE(LEFT([.H17];LEN([.H17])-3);&quot;.&quot;)*25.4/1000-[.Q$4]" office:value-type="float" office:value="31.4357003999997" calcext:value-type="float">
            <text:p>31.4357003999997</text:p>
          </table:table-cell>
          <table:table-cell office:value-type="string" calcext:value-type="string">
            <text:p>6D</text:p>
          </table:table-cell>
        </table:table-row>
        <table:table-row table:style-name="ro1">
          <table:table-cell office:value-type="string" calcext:value-type="string">
            <text:p>LED19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1103.999mil</text:p>
          </table:table-cell>
          <table:table-cell office:value-type="string" calcext:value-type="string">
            <text:p>29646mil</text:p>
          </table:table-cell>
          <table:table-cell office:value-type="string" calcext:value-type="string">
            <text:p>51104mil</text:p>
          </table:table-cell>
          <table:table-cell office:value-type="string" calcext:value-type="string">
            <text:p>29646mil</text:p>
          </table:table-cell>
          <table:table-cell office:value-type="string" calcext:value-type="string">
            <text:p>51121.972mil</text:p>
          </table:table-cell>
          <table:table-cell office:value-type="string" calcext:value-type="string">
            <text:p>29609.149mil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NUMBERVALUE(LEFT([.C18];LEN([.C18])-3);&quot;.&quot;)*25.4/1000-[.L$4]" office:value-type="float" office:value="15.1964898000001" calcext:value-type="float">
            <text:p>15.1964898000001</text:p>
          </table:table-cell>
          <table:table-cell table:formula="of:=NUMBERVALUE(LEFT([.D18];LEN([.D18])-3);&quot;.&quot;)*25.4/1000-[.M$4]" office:value-type="float" office:value="30.9273447999999" calcext:value-type="float">
            <text:p>30.9273447999999</text:p>
          </table:table-cell>
          <table:table-cell table:formula="of:=NUMBERVALUE(LEFT([.E18];LEN([.E18])-3);&quot;.&quot;)*25.4/1000-[.N$4]" office:value-type="float" office:value="13.5455152" calcext:value-type="float">
            <text:p>13.5455152</text:p>
          </table:table-cell>
          <table:table-cell table:formula="of:=NUMBERVALUE(LEFT([.F18];LEN([.F18])-3);&quot;.&quot;)*25.4/1000-[.O$4]" office:value-type="float" office:value="33.4673194" calcext:value-type="float">
            <text:p>33.4673194</text:p>
          </table:table-cell>
          <table:table-cell table:formula="of:=NUMBERVALUE(LEFT([.G18];LEN([.G18])-3);&quot;.&quot;)*25.4/1000-[.P$4]" office:value-type="float" office:value="15.6530040000002" calcext:value-type="float">
            <text:p>15.6530040000002</text:p>
          </table:table-cell>
          <table:table-cell table:formula="of:=NUMBERVALUE(LEFT([.H18];LEN([.H18])-3);&quot;.&quot;)*25.4/1000-[.Q$4]" office:value-type="float" office:value="27.4513293999999" calcext:value-type="float">
            <text:p>27.4513293999999</text:p>
          </table:table-cell>
          <table:table-cell office:value-type="string" calcext:value-type="string">
            <text:p>6C</text:p>
          </table:table-cell>
        </table:table-row>
        <table:table-row table:style-name="ro1">
          <table:table-cell office:value-type="string" calcext:value-type="string">
            <text:p>LED20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1141.999mil</text:p>
          </table:table-cell>
          <table:table-cell office:value-type="string" calcext:value-type="string">
            <text:p>29473mil</text:p>
          </table:table-cell>
          <table:table-cell office:value-type="string" calcext:value-type="string">
            <text:p>51142mil</text:p>
          </table:table-cell>
          <table:table-cell office:value-type="string" calcext:value-type="string">
            <text:p>29473mil</text:p>
          </table:table-cell>
          <table:table-cell office:value-type="string" calcext:value-type="string">
            <text:p>51142.715mil</text:p>
          </table:table-cell>
          <table:table-cell office:value-type="string" calcext:value-type="string">
            <text:p>29432.006mil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/>
          <table:table-cell table:formula="of:=NUMBERVALUE(LEFT([.C19];LEN([.C19])-3);&quot;.&quot;)*25.4/1000-[.L$4]" office:value-type="float" office:value="16.1616898000004" calcext:value-type="float">
            <text:p>16.1616898000004</text:p>
          </table:table-cell>
          <table:table-cell table:formula="of:=NUMBERVALUE(LEFT([.D19];LEN([.D19])-3);&quot;.&quot;)*25.4/1000-[.M$4]" office:value-type="float" office:value="26.5331447999999" calcext:value-type="float">
            <text:p>26.5331447999999</text:p>
          </table:table-cell>
          <table:table-cell table:formula="of:=NUMBERVALUE(LEFT([.E19];LEN([.E19])-3);&quot;.&quot;)*25.4/1000-[.N$4]" office:value-type="float" office:value="14.5107152000001" calcext:value-type="float">
            <text:p>14.5107152000001</text:p>
          </table:table-cell>
          <table:table-cell table:formula="of:=NUMBERVALUE(LEFT([.F19];LEN([.F19])-3);&quot;.&quot;)*25.4/1000-[.O$4]" office:value-type="float" office:value="29.0731194" calcext:value-type="float">
            <text:p>29.0731194</text:p>
          </table:table-cell>
          <table:table-cell table:formula="of:=NUMBERVALUE(LEFT([.G19];LEN([.G19])-3);&quot;.&quot;)*25.4/1000-[.P$4]" office:value-type="float" office:value="16.1798762000001" calcext:value-type="float">
            <text:p>16.1798762000001</text:p>
          </table:table-cell>
          <table:table-cell table:formula="of:=NUMBERVALUE(LEFT([.H19];LEN([.H19])-3);&quot;.&quot;)*25.4/1000-[.Q$4]" office:value-type="float" office:value="22.9518971999999" calcext:value-type="float">
            <text:p>22.9518971999999</text:p>
          </table:table-cell>
          <table:table-cell office:value-type="string" calcext:value-type="string">
            <text:p>6B</text:p>
          </table:table-cell>
        </table:table-row>
        <table:table-row table:style-name="ro1">
          <table:table-cell office:value-type="string" calcext:value-type="string">
            <text:p>LED21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1134.999mil</text:p>
          </table:table-cell>
          <table:table-cell office:value-type="string" calcext:value-type="string">
            <text:p>29284mil</text:p>
          </table:table-cell>
          <table:table-cell office:value-type="string" calcext:value-type="string">
            <text:p>51135mil</text:p>
          </table:table-cell>
          <table:table-cell office:value-type="string" calcext:value-type="string">
            <text:p>29284mil</text:p>
          </table:table-cell>
          <table:table-cell office:value-type="string" calcext:value-type="string">
            <text:p>51129.292mil</text:p>
          </table:table-cell>
          <table:table-cell office:value-type="string" calcext:value-type="string">
            <text:p>29243.399mil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/>
          <table:table-cell table:formula="of:=NUMBERVALUE(LEFT([.C20];LEN([.C20])-3);&quot;.&quot;)*25.4/1000-[.L$4]" office:value-type="float" office:value="15.9838898000003" calcext:value-type="float">
            <text:p>15.9838898000003</text:p>
          </table:table-cell>
          <table:table-cell table:formula="of:=NUMBERVALUE(LEFT([.D20];LEN([.D20])-3);&quot;.&quot;)*25.4/1000-[.M$4]" office:value-type="float" office:value="21.7325447999999" calcext:value-type="float">
            <text:p>21.7325447999999</text:p>
          </table:table-cell>
          <table:table-cell table:formula="of:=NUMBERVALUE(LEFT([.E20];LEN([.E20])-3);&quot;.&quot;)*25.4/1000-[.N$4]" office:value-type="float" office:value="14.3329152000001" calcext:value-type="float">
            <text:p>14.3329152000001</text:p>
          </table:table-cell>
          <table:table-cell table:formula="of:=NUMBERVALUE(LEFT([.F20];LEN([.F20])-3);&quot;.&quot;)*25.4/1000-[.O$4]" office:value-type="float" office:value="24.2725194" calcext:value-type="float">
            <text:p>24.2725194</text:p>
          </table:table-cell>
          <table:table-cell table:formula="of:=NUMBERVALUE(LEFT([.G20];LEN([.G20])-3);&quot;.&quot;)*25.4/1000-[.P$4]" office:value-type="float" office:value="15.8389320000001" calcext:value-type="float">
            <text:p>15.8389320000001</text:p>
          </table:table-cell>
          <table:table-cell table:formula="of:=NUMBERVALUE(LEFT([.H20];LEN([.H20])-3);&quot;.&quot;)*25.4/1000-[.Q$4]" office:value-type="float" office:value="18.1612793999998" calcext:value-type="float">
            <text:p>18.1612793999998</text:p>
          </table:table-cell>
          <table:table-cell office:value-type="string" calcext:value-type="string">
            <text:p>6A</text:p>
          </table:table-cell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373.001mil</text:p>
          </table:table-cell>
          <table:table-cell office:value-type="string" calcext:value-type="string">
            <text:p>29798mil</text:p>
          </table:table-cell>
          <table:table-cell office:value-type="string" calcext:value-type="string">
            <text:p>50373mil</text:p>
          </table:table-cell>
          <table:table-cell office:value-type="string" calcext:value-type="string">
            <text:p>29798mil</text:p>
          </table:table-cell>
          <table:table-cell office:value-type="string" calcext:value-type="string">
            <text:p>50381.525mil</text:p>
          </table:table-cell>
          <table:table-cell office:value-type="string" calcext:value-type="string">
            <text:p>29838.105mil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NUMBERVALUE(LEFT([.C21];LEN([.C21])-3);&quot;.&quot;)*25.4/1000-[.L$4]" office:value-type="float" office:value="-3.37085939999997" calcext:value-type="float">
            <text:p>-3.37085939999997</text:p>
          </table:table-cell>
          <table:table-cell table:formula="of:=NUMBERVALUE(LEFT([.D21];LEN([.D21])-3);&quot;.&quot;)*25.4/1000-[.M$4]" office:value-type="float" office:value="34.7881447999999" calcext:value-type="float">
            <text:p>34.7881447999999</text:p>
          </table:table-cell>
          <table:table-cell table:formula="of:=NUMBERVALUE(LEFT([.E21];LEN([.E21])-3);&quot;.&quot;)*25.4/1000-[.N$4]" office:value-type="float" office:value="-5.02188479999995" calcext:value-type="float">
            <text:p>-5.02188479999995</text:p>
          </table:table-cell>
          <table:table-cell table:formula="of:=NUMBERVALUE(LEFT([.F21];LEN([.F21])-3);&quot;.&quot;)*25.4/1000-[.O$4]" office:value-type="float" office:value="37.3281194" calcext:value-type="float">
            <text:p>37.3281194</text:p>
          </table:table-cell>
          <table:table-cell table:formula="of:=NUMBERVALUE(LEFT([.G21];LEN([.G21])-3);&quot;.&quot;)*25.4/1000-[.P$4]" office:value-type="float" office:value="-3.15434979999986" calcext:value-type="float">
            <text:p>-3.15434979999986</text:p>
          </table:table-cell>
          <table:table-cell table:formula="of:=NUMBERVALUE(LEFT([.H21];LEN([.H21])-3);&quot;.&quot;)*25.4/1000-[.Q$4]" office:value-type="float" office:value="33.2668117999998" calcext:value-type="float">
            <text:p>33.2668117999998</text:p>
          </table:table-cell>
          <table:table-cell office:value-type="string" calcext:value-type="string">
            <text:p>7G</text:p>
          </table:table-cell>
        </table:table-row>
        <table:table-row table:style-name="ro1">
          <table:table-cell office:value-type="string" calcext:value-type="string">
            <text:p>LED9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438.001mil</text:p>
          </table:table-cell>
          <table:table-cell office:value-type="string" calcext:value-type="string">
            <text:p>29951mil</text:p>
          </table:table-cell>
          <table:table-cell office:value-type="string" calcext:value-type="string">
            <text:p>50438mil</text:p>
          </table:table-cell>
          <table:table-cell office:value-type="string" calcext:value-type="string">
            <text:p>29951mil</text:p>
          </table:table-cell>
          <table:table-cell office:value-type="string" calcext:value-type="string">
            <text:p>50461.518mil</text:p>
          </table:table-cell>
          <table:table-cell office:value-type="string" calcext:value-type="string">
            <text:p>29984.585mil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NUMBERVALUE(LEFT([.C22];LEN([.C22])-3);&quot;.&quot;)*25.4/1000-[.L$4]" office:value-type="float" office:value="-1.7198593999999" calcext:value-type="float">
            <text:p>-1.7198593999999</text:p>
          </table:table-cell>
          <table:table-cell table:formula="of:=NUMBERVALUE(LEFT([.D22];LEN([.D22])-3);&quot;.&quot;)*25.4/1000-[.M$4]" office:value-type="float" office:value="38.6743447999999" calcext:value-type="float">
            <text:p>38.6743447999999</text:p>
          </table:table-cell>
          <table:table-cell table:formula="of:=NUMBERVALUE(LEFT([.E22];LEN([.E22])-3);&quot;.&quot;)*25.4/1000-[.N$4]" office:value-type="float" office:value="-3.37088479999989" calcext:value-type="float">
            <text:p>-3.37088479999989</text:p>
          </table:table-cell>
          <table:table-cell table:formula="of:=NUMBERVALUE(LEFT([.F22];LEN([.F22])-3);&quot;.&quot;)*25.4/1000-[.O$4]" office:value-type="float" office:value="41.2143193999999" calcext:value-type="float">
            <text:p>41.2143193999999</text:p>
          </table:table-cell>
          <table:table-cell table:formula="of:=NUMBERVALUE(LEFT([.G22];LEN([.G22])-3);&quot;.&quot;)*25.4/1000-[.P$4]" office:value-type="float" office:value="-1.12252759999978" calcext:value-type="float">
            <text:p>-1.12252759999978</text:p>
          </table:table-cell>
          <table:table-cell table:formula="of:=NUMBERVALUE(LEFT([.H22];LEN([.H22])-3);&quot;.&quot;)*25.4/1000-[.Q$4]" office:value-type="float" office:value="36.9874037999998" calcext:value-type="float">
            <text:p>36.9874037999998</text:p>
          </table:table-cell>
          <table:table-cell office:value-type="string" calcext:value-type="string">
            <text:p>7F</text:p>
          </table:table-cell>
        </table:table-row>
        <table:table-row table:style-name="ro1">
          <table:table-cell office:value-type="string" calcext:value-type="string">
            <text:p>LED10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561mil</text:p>
          </table:table-cell>
          <table:table-cell office:value-type="string" calcext:value-type="string">
            <text:p>30060.999mil</text:p>
          </table:table-cell>
          <table:table-cell office:value-type="string" calcext:value-type="string">
            <text:p>50561mil</text:p>
          </table:table-cell>
          <table:table-cell office:value-type="string" calcext:value-type="string">
            <text:p>30061mil</text:p>
          </table:table-cell>
          <table:table-cell office:value-type="string" calcext:value-type="string">
            <text:p>50596.507mil</text:p>
          </table:table-cell>
          <table:table-cell office:value-type="string" calcext:value-type="string">
            <text:p>30081.498mil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NUMBERVALUE(LEFT([.C23];LEN([.C23])-3);&quot;.&quot;)*25.4/1000-[.L$4]" office:value-type="float" office:value="1.40431520000016" calcext:value-type="float">
            <text:p>1.40431520000016</text:p>
          </table:table-cell>
          <table:table-cell table:formula="of:=NUMBERVALUE(LEFT([.D23];LEN([.D23])-3);&quot;.&quot;)*25.4/1000-[.M$4]" office:value-type="float" office:value="41.4683193999999" calcext:value-type="float">
            <text:p>41.4683193999999</text:p>
          </table:table-cell>
          <table:table-cell table:formula="of:=NUMBERVALUE(LEFT([.E23];LEN([.E23])-3);&quot;.&quot;)*25.4/1000-[.N$4]" office:value-type="float" office:value="-0.246684799999912" calcext:value-type="float">
            <text:p>-0.246684799999912</text:p>
          </table:table-cell>
          <table:table-cell table:formula="of:=NUMBERVALUE(LEFT([.F23];LEN([.F23])-3);&quot;.&quot;)*25.4/1000-[.O$4]" office:value-type="float" office:value="44.0083193999999" calcext:value-type="float">
            <text:p>44.0083193999999</text:p>
          </table:table-cell>
          <table:table-cell table:formula="of:=NUMBERVALUE(LEFT([.G23];LEN([.G23])-3);&quot;.&quot;)*25.4/1000-[.P$4]" office:value-type="float" office:value="2.30619300000012" calcext:value-type="float">
            <text:p>2.30619300000012</text:p>
          </table:table-cell>
          <table:table-cell table:formula="of:=NUMBERVALUE(LEFT([.H23];LEN([.H23])-3);&quot;.&quot;)*25.4/1000-[.Q$4]" office:value-type="float" office:value="39.4489939999997" calcext:value-type="float">
            <text:p>39.4489939999997</text:p>
          </table:table-cell>
          <table:table-cell office:value-type="string" calcext:value-type="string">
            <text:p>7E</text:p>
          </table:table-cell>
        </table:table-row>
        <table:table-row table:style-name="ro1">
          <table:table-cell office:value-type="string" calcext:value-type="string">
            <text:p>LED11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712mil</text:p>
          </table:table-cell>
          <table:table-cell office:value-type="string" calcext:value-type="string">
            <text:p>30116.999mil</text:p>
          </table:table-cell>
          <table:table-cell office:value-type="string" calcext:value-type="string">
            <text:p>50712mil</text:p>
          </table:table-cell>
          <table:table-cell office:value-type="string" calcext:value-type="string">
            <text:p>30117mil</text:p>
          </table:table-cell>
          <table:table-cell office:value-type="string" calcext:value-type="string">
            <text:p>50752.377mil</text:p>
          </table:table-cell>
          <table:table-cell office:value-type="string" calcext:value-type="string">
            <text:p>30124.118mil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NUMBERVALUE(LEFT([.C24];LEN([.C24])-3);&quot;.&quot;)*25.4/1000-[.L$4]" office:value-type="float" office:value="5.23971520000009" calcext:value-type="float">
            <text:p>5.23971520000009</text:p>
          </table:table-cell>
          <table:table-cell table:formula="of:=NUMBERVALUE(LEFT([.D24];LEN([.D24])-3);&quot;.&quot;)*25.4/1000-[.M$4]" office:value-type="float" office:value="42.8907194" calcext:value-type="float">
            <text:p>42.8907194</text:p>
          </table:table-cell>
          <table:table-cell table:formula="of:=NUMBERVALUE(LEFT([.E24];LEN([.E24])-3);&quot;.&quot;)*25.4/1000-[.N$4]" office:value-type="float" office:value="3.58871520000002" calcext:value-type="float">
            <text:p>3.58871520000002</text:p>
          </table:table-cell>
          <table:table-cell table:formula="of:=NUMBERVALUE(LEFT([.F24];LEN([.F24])-3);&quot;.&quot;)*25.4/1000-[.O$4]" office:value-type="float" office:value="45.4307193999999" calcext:value-type="float">
            <text:p>45.4307193999999</text:p>
          </table:table-cell>
          <table:table-cell table:formula="of:=NUMBERVALUE(LEFT([.G24];LEN([.G24])-3);&quot;.&quot;)*25.4/1000-[.P$4]" office:value-type="float" office:value="6.26529100000016" calcext:value-type="float">
            <text:p>6.26529100000016</text:p>
          </table:table-cell>
          <table:table-cell table:formula="of:=NUMBERVALUE(LEFT([.H24];LEN([.H24])-3);&quot;.&quot;)*25.4/1000-[.Q$4]" office:value-type="float" office:value="40.5315419999998" calcext:value-type="float">
            <text:p>40.5315419999998</text:p>
          </table:table-cell>
          <table:table-cell office:value-type="string" calcext:value-type="string">
            <text:p>7D</text:p>
          </table:table-cell>
        </table:table-row>
        <table:table-row table:style-name="ro1">
          <table:table-cell office:value-type="string" calcext:value-type="string">
            <text:p>LED12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872mil</text:p>
          </table:table-cell>
          <table:table-cell office:value-type="string" calcext:value-type="string">
            <text:p>30113.999mil</text:p>
          </table:table-cell>
          <table:table-cell office:value-type="string" calcext:value-type="string">
            <text:p>50872mil</text:p>
          </table:table-cell>
          <table:table-cell office:value-type="string" calcext:value-type="string">
            <text:p>30114mil</text:p>
          </table:table-cell>
          <table:table-cell office:value-type="string" calcext:value-type="string">
            <text:p>50911.603mil</text:p>
          </table:table-cell>
          <table:table-cell office:value-type="string" calcext:value-type="string">
            <text:p>30103.388mil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NUMBERVALUE(LEFT([.C25];LEN([.C25])-3);&quot;.&quot;)*25.4/1000-[.L$4]" office:value-type="float" office:value="9.30371519999994" calcext:value-type="float">
            <text:p>9.30371519999994</text:p>
          </table:table-cell>
          <table:table-cell table:formula="of:=NUMBERVALUE(LEFT([.D25];LEN([.D25])-3);&quot;.&quot;)*25.4/1000-[.M$4]" office:value-type="float" office:value="42.8145193999999" calcext:value-type="float">
            <text:p>42.8145193999999</text:p>
          </table:table-cell>
          <table:table-cell table:formula="of:=NUMBERVALUE(LEFT([.E25];LEN([.E25])-3);&quot;.&quot;)*25.4/1000-[.N$4]" office:value-type="float" office:value="7.65271519999988" calcext:value-type="float">
            <text:p>7.65271519999988</text:p>
          </table:table-cell>
          <table:table-cell table:formula="of:=NUMBERVALUE(LEFT([.F25];LEN([.F25])-3);&quot;.&quot;)*25.4/1000-[.O$4]" office:value-type="float" office:value="45.3545194" calcext:value-type="float">
            <text:p>45.3545194</text:p>
          </table:table-cell>
          <table:table-cell table:formula="of:=NUMBERVALUE(LEFT([.G25];LEN([.G25])-3);&quot;.&quot;)*25.4/1000-[.P$4]" office:value-type="float" office:value="10.3096314000002" calcext:value-type="float">
            <text:p>10.3096314000002</text:p>
          </table:table-cell>
          <table:table-cell table:formula="of:=NUMBERVALUE(LEFT([.H25];LEN([.H25])-3);&quot;.&quot;)*25.4/1000-[.Q$4]" office:value-type="float" office:value="40.0049999999999" calcext:value-type="float">
            <text:p>40.0049999999999</text:p>
          </table:table-cell>
          <table:table-cell office:value-type="string" calcext:value-type="string">
            <text:p>7C</text:p>
          </table:table-cell>
        </table:table-row>
        <table:table-row table:style-name="ro1">
          <table:table-cell office:value-type="string" calcext:value-type="string">
            <text:p>LED1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1024mil</text:p>
          </table:table-cell>
          <table:table-cell office:value-type="string" calcext:value-type="string">
            <text:p>30052.999mil</text:p>
          </table:table-cell>
          <table:table-cell office:value-type="string" calcext:value-type="string">
            <text:p>51024mil</text:p>
          </table:table-cell>
          <table:table-cell office:value-type="string" calcext:value-type="string">
            <text:p>30053mil</text:p>
          </table:table-cell>
          <table:table-cell office:value-type="string" calcext:value-type="string">
            <text:p>51058.771mil</text:p>
          </table:table-cell>
          <table:table-cell office:value-type="string" calcext:value-type="string">
            <text:p>30031.273mil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NUMBERVALUE(LEFT([.C26];LEN([.C26])-3);&quot;.&quot;)*25.4/1000-[.L$4]" office:value-type="float" office:value="13.1645152000001" calcext:value-type="float">
            <text:p>13.1645152000001</text:p>
          </table:table-cell>
          <table:table-cell table:formula="of:=NUMBERVALUE(LEFT([.D26];LEN([.D26])-3);&quot;.&quot;)*25.4/1000-[.M$4]" office:value-type="float" office:value="41.2651193999999" calcext:value-type="float">
            <text:p>41.2651193999999</text:p>
          </table:table-cell>
          <table:table-cell table:formula="of:=NUMBERVALUE(LEFT([.E26];LEN([.E26])-3);&quot;.&quot;)*25.4/1000-[.N$4]" office:value-type="float" office:value="11.5135152" calcext:value-type="float">
            <text:p>11.5135152</text:p>
          </table:table-cell>
          <table:table-cell table:formula="of:=NUMBERVALUE(LEFT([.F26];LEN([.F26])-3);&quot;.&quot;)*25.4/1000-[.O$4]" office:value-type="float" office:value="43.8051194" calcext:value-type="float">
            <text:p>43.8051194</text:p>
          </table:table-cell>
          <table:table-cell table:formula="of:=NUMBERVALUE(LEFT([.G26];LEN([.G26])-3);&quot;.&quot;)*25.4/1000-[.P$4]" office:value-type="float" office:value="14.0476986000001" calcext:value-type="float">
            <text:p>14.0476986000001</text:p>
          </table:table-cell>
          <table:table-cell table:formula="of:=NUMBERVALUE(LEFT([.H26];LEN([.H26])-3);&quot;.&quot;)*25.4/1000-[.Q$4]" office:value-type="float" office:value="38.173279" calcext:value-type="float">
            <text:p>38.173279</text:p>
          </table:table-cell>
          <table:table-cell office:value-type="string" calcext:value-type="string">
            <text:p>7B</text:p>
          </table:table-cell>
        </table:table-row>
        <table:table-row table:style-name="ro1">
          <table:table-cell office:value-type="string" calcext:value-type="string">
            <text:p>LED14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1128.999mil</text:p>
          </table:table-cell>
          <table:table-cell office:value-type="string" calcext:value-type="string">
            <text:p>29938.999mil</text:p>
          </table:table-cell>
          <table:table-cell office:value-type="string" calcext:value-type="string">
            <text:p>51129mil</text:p>
          </table:table-cell>
          <table:table-cell office:value-type="string" calcext:value-type="string">
            <text:p>29939mil</text:p>
          </table:table-cell>
          <table:table-cell office:value-type="string" calcext:value-type="string">
            <text:p>51146.325mil</text:p>
          </table:table-cell>
          <table:table-cell office:value-type="string" calcext:value-type="string">
            <text:p>29901.84mil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NUMBERVALUE(LEFT([.C27];LEN([.C27])-3);&quot;.&quot;)*25.4/1000-[.L$4]" office:value-type="float" office:value="15.8314898000001" calcext:value-type="float">
            <text:p>15.8314898000001</text:p>
          </table:table-cell>
          <table:table-cell table:formula="of:=NUMBERVALUE(LEFT([.D27];LEN([.D27])-3);&quot;.&quot;)*25.4/1000-[.M$4]" office:value-type="float" office:value="38.3695193999999" calcext:value-type="float">
            <text:p>38.3695193999999</text:p>
          </table:table-cell>
          <table:table-cell table:formula="of:=NUMBERVALUE(LEFT([.E27];LEN([.E27])-3);&quot;.&quot;)*25.4/1000-[.N$4]" office:value-type="float" office:value="14.1805151999999" calcext:value-type="float">
            <text:p>14.1805151999999</text:p>
          </table:table-cell>
          <table:table-cell table:formula="of:=NUMBERVALUE(LEFT([.F27];LEN([.F27])-3);&quot;.&quot;)*25.4/1000-[.O$4]" office:value-type="float" office:value="40.9095194" calcext:value-type="float">
            <text:p>40.9095194</text:p>
          </table:table-cell>
          <table:table-cell table:formula="of:=NUMBERVALUE(LEFT([.G27];LEN([.G27])-3);&quot;.&quot;)*25.4/1000-[.P$4]" office:value-type="float" office:value="16.2715702" calcext:value-type="float">
            <text:p>16.2715702</text:p>
          </table:table-cell>
          <table:table-cell table:formula="of:=NUMBERVALUE(LEFT([.H27];LEN([.H27])-3);&quot;.&quot;)*25.4/1000-[.Q$4]" office:value-type="float" office:value="34.8856807999998" calcext:value-type="float">
            <text:p>34.8856807999998</text:p>
          </table:table-cell>
          <table:table-cell office:value-type="string" calcext:value-type="string">
            <text:p>7A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301mil</text:p>
          </table:table-cell>
          <table:table-cell office:value-type="string" calcext:value-type="string">
            <text:p>29647.001mil</text:p>
          </table:table-cell>
          <table:table-cell office:value-type="string" calcext:value-type="string">
            <text:p>50301mil</text:p>
          </table:table-cell>
          <table:table-cell office:value-type="string" calcext:value-type="string">
            <text:p>29647mil</text:p>
          </table:table-cell>
          <table:table-cell office:value-type="string" calcext:value-type="string">
            <text:p>50278.67mil</text:p>
          </table:table-cell>
          <table:table-cell office:value-type="string" calcext:value-type="string">
            <text:p>29681.387mil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NUMBERVALUE(LEFT([.C28];LEN([.C28])-3);&quot;.&quot;)*25.4/1000-[.L$4]" office:value-type="float" office:value="-5.19968479999989" calcext:value-type="float">
            <text:p>-5.19968479999989</text:p>
          </table:table-cell>
          <table:table-cell table:formula="of:=NUMBERVALUE(LEFT([.D28];LEN([.D28])-3);&quot;.&quot;)*25.4/1000-[.M$4]" office:value-type="float" office:value="30.9527701999999" calcext:value-type="float">
            <text:p>30.9527701999999</text:p>
          </table:table-cell>
          <table:table-cell table:formula="of:=NUMBERVALUE(LEFT([.E28];LEN([.E28])-3);&quot;.&quot;)*25.4/1000-[.N$4]" office:value-type="float" office:value="-6.85068479999995" calcext:value-type="float">
            <text:p>-6.85068479999995</text:p>
          </table:table-cell>
          <table:table-cell table:formula="of:=NUMBERVALUE(LEFT([.F28];LEN([.F28])-3);&quot;.&quot;)*25.4/1000-[.O$4]" office:value-type="float" office:value="33.4927193999999" calcext:value-type="float">
            <text:p>33.4927193999999</text:p>
          </table:table-cell>
          <table:table-cell table:formula="of:=NUMBERVALUE(LEFT([.G28];LEN([.G28])-3);&quot;.&quot;)*25.4/1000-[.P$4]" office:value-type="float" office:value="-5.76686679999989" calcext:value-type="float">
            <text:p>-5.76686679999989</text:p>
          </table:table-cell>
          <table:table-cell table:formula="of:=NUMBERVALUE(LEFT([.H28];LEN([.H28])-3);&quot;.&quot;)*25.4/1000-[.Q$4]" office:value-type="float" office:value="29.2861745999999" calcext:value-type="float">
            <text:p>29.2861745999999</text:p>
          </table:table-cell>
          <table:table-cell office:value-type="string" calcext:value-type="string">
            <text:p>0G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211.164mil</text:p>
          </table:table-cell>
          <table:table-cell office:value-type="string" calcext:value-type="string">
            <text:p>29802.518mil</text:p>
          </table:table-cell>
          <table:table-cell office:value-type="string" calcext:value-type="string">
            <text:p>50211.164mil</text:p>
          </table:table-cell>
          <table:table-cell office:value-type="string" calcext:value-type="string">
            <text:p>29802.518mil</text:p>
          </table:table-cell>
          <table:table-cell office:value-type="string" calcext:value-type="string">
            <text:p>50201.246mil</text:p>
          </table:table-cell>
          <table:table-cell office:value-type="string" calcext:value-type="string">
            <text:p>29842.3mil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NUMBERVALUE(LEFT([.C29];LEN([.C29])-3);&quot;.&quot;)*25.4/1000-[.L$4]" office:value-type="float" office:value="-7.48151919999987" calcext:value-type="float">
            <text:p>-7.48151919999987</text:p>
          </table:table-cell>
          <table:table-cell table:formula="of:=NUMBERVALUE(LEFT([.D29];LEN([.D29])-3);&quot;.&quot;)*25.4/1000-[.M$4]" office:value-type="float" office:value="34.9029019999999" calcext:value-type="float">
            <text:p>34.9029019999999</text:p>
          </table:table-cell>
          <table:table-cell table:formula="of:=NUMBERVALUE(LEFT([.E29];LEN([.E29])-3);&quot;.&quot;)*25.4/1000-[.N$4]" office:value-type="float" office:value="-9.13251919999993" calcext:value-type="float">
            <text:p>-9.13251919999993</text:p>
          </table:table-cell>
          <table:table-cell table:formula="of:=NUMBERVALUE(LEFT([.F29];LEN([.F29])-3);&quot;.&quot;)*25.4/1000-[.O$4]" office:value-type="float" office:value="37.4428766" calcext:value-type="float">
            <text:p>37.4428766</text:p>
          </table:table-cell>
          <table:table-cell table:formula="of:=NUMBERVALUE(LEFT([.G29];LEN([.G29])-3);&quot;.&quot;)*25.4/1000-[.P$4]" office:value-type="float" office:value="-7.73343639999985" calcext:value-type="float">
            <text:p>-7.73343639999985</text:p>
          </table:table-cell>
          <table:table-cell table:formula="of:=NUMBERVALUE(LEFT([.H29];LEN([.H29])-3);&quot;.&quot;)*25.4/1000-[.Q$4]" office:value-type="float" office:value="33.3733647999998" calcext:value-type="float">
            <text:p>33.3733647999998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242.001mil</text:p>
          </table:table-cell>
          <table:table-cell office:value-type="string" calcext:value-type="string">
            <text:p>29992.999mil</text:p>
          </table:table-cell>
          <table:table-cell office:value-type="string" calcext:value-type="string">
            <text:p>50242mil</text:p>
          </table:table-cell>
          <table:table-cell office:value-type="string" calcext:value-type="string">
            <text:p>29993mil</text:p>
          </table:table-cell>
          <table:table-cell office:value-type="string" calcext:value-type="string">
            <text:p>50255.349mil</text:p>
          </table:table-cell>
          <table:table-cell office:value-type="string" calcext:value-type="string">
            <text:p>30031.765mil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NUMBERVALUE(LEFT([.C30];LEN([.C30])-3);&quot;.&quot;)*25.4/1000-[.L$4]" office:value-type="float" office:value="-6.6982594000001" calcext:value-type="float">
            <text:p>-6.6982594000001</text:p>
          </table:table-cell>
          <table:table-cell table:formula="of:=NUMBERVALUE(LEFT([.D30];LEN([.D30])-3);&quot;.&quot;)*25.4/1000-[.M$4]" office:value-type="float" office:value="39.7411193999999" calcext:value-type="float">
            <text:p>39.7411193999999</text:p>
          </table:table-cell>
          <table:table-cell table:formula="of:=NUMBERVALUE(LEFT([.E30];LEN([.E30])-3);&quot;.&quot;)*25.4/1000-[.N$4]" office:value-type="float" office:value="-8.34928480000008" calcext:value-type="float">
            <text:p>-8.34928480000008</text:p>
          </table:table-cell>
          <table:table-cell table:formula="of:=NUMBERVALUE(LEFT([.F30];LEN([.F30])-3);&quot;.&quot;)*25.4/1000-[.O$4]" office:value-type="float" office:value="42.2811194" calcext:value-type="float">
            <text:p>42.2811194</text:p>
          </table:table-cell>
          <table:table-cell table:formula="of:=NUMBERVALUE(LEFT([.G30];LEN([.G30])-3);&quot;.&quot;)*25.4/1000-[.P$4]" office:value-type="float" office:value="-6.35922019999975" calcext:value-type="float">
            <text:p>-6.35922019999975</text:p>
          </table:table-cell>
          <table:table-cell table:formula="of:=NUMBERVALUE(LEFT([.H30];LEN([.H30])-3);&quot;.&quot;)*25.4/1000-[.Q$4]" office:value-type="float" office:value="38.1857757999998" calcext:value-type="float">
            <text:p>38.1857757999998</text:p>
          </table:table-cell>
          <table:table-cell office:value-type="string" calcext:value-type="string">
            <text:p>0E</text:p>
          </table:table-cell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331.001mil</text:p>
          </table:table-cell>
          <table:table-cell office:value-type="string" calcext:value-type="string">
            <text:p>30141.999mil</text:p>
          </table:table-cell>
          <table:table-cell office:value-type="string" calcext:value-type="string">
            <text:p>50331mil</text:p>
          </table:table-cell>
          <table:table-cell office:value-type="string" calcext:value-type="string">
            <text:p>30142mil</text:p>
          </table:table-cell>
          <table:table-cell office:value-type="string" calcext:value-type="string">
            <text:p>50357.899mil</text:p>
          </table:table-cell>
          <table:table-cell office:value-type="string" calcext:value-type="string">
            <text:p>30172.942mil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NUMBERVALUE(LEFT([.C31];LEN([.C31])-3);&quot;.&quot;)*25.4/1000-[.L$4]" office:value-type="float" office:value="-4.43765940000003" calcext:value-type="float">
            <text:p>-4.43765940000003</text:p>
          </table:table-cell>
          <table:table-cell table:formula="of:=NUMBERVALUE(LEFT([.D31];LEN([.D31])-3);&quot;.&quot;)*25.4/1000-[.M$4]" office:value-type="float" office:value="43.5257194" calcext:value-type="float">
            <text:p>43.5257194</text:p>
          </table:table-cell>
          <table:table-cell table:formula="of:=NUMBERVALUE(LEFT([.E31];LEN([.E31])-3);&quot;.&quot;)*25.4/1000-[.N$4]" office:value-type="float" office:value="-6.08868480000001" calcext:value-type="float">
            <text:p>-6.08868480000001</text:p>
          </table:table-cell>
          <table:table-cell table:formula="of:=NUMBERVALUE(LEFT([.F31];LEN([.F31])-3);&quot;.&quot;)*25.4/1000-[.O$4]" office:value-type="float" office:value="46.0657193999999" calcext:value-type="float">
            <text:p>46.0657193999999</text:p>
          </table:table-cell>
          <table:table-cell table:formula="of:=NUMBERVALUE(LEFT([.G31];LEN([.G31])-3);&quot;.&quot;)*25.4/1000-[.P$4]" office:value-type="float" office:value="-3.75445020000007" calcext:value-type="float">
            <text:p>-3.75445020000007</text:p>
          </table:table-cell>
          <table:table-cell table:formula="of:=NUMBERVALUE(LEFT([.H31];LEN([.H31])-3);&quot;.&quot;)*25.4/1000-[.Q$4]" office:value-type="float" office:value="41.7716715999999" calcext:value-type="float">
            <text:p>41.7716715999999</text:p>
          </table:table-cell>
          <table:table-cell office:value-type="string" calcext:value-type="string">
            <text:p>0D</text:p>
          </table:table-cell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457.001mil</text:p>
          </table:table-cell>
          <table:table-cell office:value-type="string" calcext:value-type="string">
            <text:p>30254mil</text:p>
          </table:table-cell>
          <table:table-cell office:value-type="string" calcext:value-type="string">
            <text:p>50457mil</text:p>
          </table:table-cell>
          <table:table-cell office:value-type="string" calcext:value-type="string">
            <text:p>30254mil</text:p>
          </table:table-cell>
          <table:table-cell office:value-type="string" calcext:value-type="string">
            <text:p>50492.145mil</text:p>
          </table:table-cell>
          <table:table-cell office:value-type="string" calcext:value-type="string">
            <text:p>30275.117mil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NUMBERVALUE(LEFT([.C32];LEN([.C32])-3);&quot;.&quot;)*25.4/1000-[.L$4]" office:value-type="float" office:value="-1.23725940000008" calcext:value-type="float">
            <text:p>-1.23725940000008</text:p>
          </table:table-cell>
          <table:table-cell table:formula="of:=NUMBERVALUE(LEFT([.D32];LEN([.D32])-3);&quot;.&quot;)*25.4/1000-[.M$4]" office:value-type="float" office:value="46.3705448" calcext:value-type="float">
            <text:p>46.3705448</text:p>
          </table:table-cell>
          <table:table-cell table:formula="of:=NUMBERVALUE(LEFT([.E32];LEN([.E32])-3);&quot;.&quot;)*25.4/1000-[.N$4]" office:value-type="float" office:value="-2.88828480000007" calcext:value-type="float">
            <text:p>-2.88828480000007</text:p>
          </table:table-cell>
          <table:table-cell table:formula="of:=NUMBERVALUE(LEFT([.F32];LEN([.F32])-3);&quot;.&quot;)*25.4/1000-[.O$4]" office:value-type="float" office:value="48.9105194" calcext:value-type="float">
            <text:p>48.9105194</text:p>
          </table:table-cell>
          <table:table-cell table:formula="of:=NUMBERVALUE(LEFT([.G32];LEN([.G32])-3);&quot;.&quot;)*25.4/1000-[.P$4]" office:value-type="float" office:value="-0.344601799999964" calcext:value-type="float">
            <text:p>-0.344601799999964</text:p>
          </table:table-cell>
          <table:table-cell table:formula="of:=NUMBERVALUE(LEFT([.H32];LEN([.H32])-3);&quot;.&quot;)*25.4/1000-[.Q$4]" office:value-type="float" office:value="44.3669165999999" calcext:value-type="float">
            <text:p>44.3669165999999</text:p>
          </table:table-cell>
          <table:table-cell office:value-type="string" calcext:value-type="string">
            <text:p>0C</text:p>
          </table:table-cell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626mil</text:p>
          </table:table-cell>
          <table:table-cell office:value-type="string" calcext:value-type="string">
            <text:p>30314mil</text:p>
          </table:table-cell>
          <table:table-cell office:value-type="string" calcext:value-type="string">
            <text:p>50626mil</text:p>
          </table:table-cell>
          <table:table-cell office:value-type="string" calcext:value-type="string">
            <text:p>30314mil</text:p>
          </table:table-cell>
          <table:table-cell office:value-type="string" calcext:value-type="string">
            <text:p>50666.602mil</text:p>
          </table:table-cell>
          <table:table-cell office:value-type="string" calcext:value-type="string">
            <text:p>30319.706mil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NUMBERVALUE(LEFT([.C33];LEN([.C33])-3);&quot;.&quot;)*25.4/1000-[.L$4]" office:value-type="float" office:value="3.05531520000022" calcext:value-type="float">
            <text:p>3.05531520000022</text:p>
          </table:table-cell>
          <table:table-cell table:formula="of:=NUMBERVALUE(LEFT([.D33];LEN([.D33])-3);&quot;.&quot;)*25.4/1000-[.M$4]" office:value-type="float" office:value="47.8945448" calcext:value-type="float">
            <text:p>47.8945448</text:p>
          </table:table-cell>
          <table:table-cell table:formula="of:=NUMBERVALUE(LEFT([.E33];LEN([.E33])-3);&quot;.&quot;)*25.4/1000-[.N$4]" office:value-type="float" office:value="1.40431520000016" calcext:value-type="float">
            <text:p>1.40431520000016</text:p>
          </table:table-cell>
          <table:table-cell table:formula="of:=NUMBERVALUE(LEFT([.F33];LEN([.F33])-3);&quot;.&quot;)*25.4/1000-[.O$4]" office:value-type="float" office:value="50.4345194" calcext:value-type="float">
            <text:p>50.4345194</text:p>
          </table:table-cell>
          <table:table-cell table:formula="of:=NUMBERVALUE(LEFT([.G33];LEN([.G33])-3);&quot;.&quot;)*25.4/1000-[.P$4]" office:value-type="float" office:value="4.0866060000003" calcext:value-type="float">
            <text:p>4.0866060000003</text:p>
          </table:table-cell>
          <table:table-cell table:formula="of:=NUMBERVALUE(LEFT([.H33];LEN([.H33])-3);&quot;.&quot;)*25.4/1000-[.Q$4]" office:value-type="float" office:value="45.4994771999998" calcext:value-type="float">
            <text:p>45.4994771999998</text:p>
          </table:table-cell>
          <table:table-cell office:value-type="string" calcext:value-type="string">
            <text:p>0B</text:p>
          </table:table-cell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805mil</text:p>
          </table:table-cell>
          <table:table-cell office:value-type="string" calcext:value-type="string">
            <text:p>30328.998mil</text:p>
          </table:table-cell>
          <table:table-cell office:value-type="string" calcext:value-type="string">
            <text:p>50805mil</text:p>
          </table:table-cell>
          <table:table-cell office:value-type="string" calcext:value-type="string">
            <text:p>30329mil</text:p>
          </table:table-cell>
          <table:table-cell office:value-type="string" calcext:value-type="string">
            <text:p>50845.994mil</text:p>
          </table:table-cell>
          <table:table-cell office:value-type="string" calcext:value-type="string">
            <text:p>30328.281mil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NUMBERVALUE(LEFT([.C34];LEN([.C34])-3);&quot;.&quot;)*25.4/1000-[.L$4]" office:value-type="float" office:value="7.60191520000012" calcext:value-type="float">
            <text:p>7.60191520000012</text:p>
          </table:table-cell>
          <table:table-cell table:formula="of:=NUMBERVALUE(LEFT([.D34];LEN([.D34])-3);&quot;.&quot;)*25.4/1000-[.M$4]" office:value-type="float" office:value="48.2754939999999" calcext:value-type="float">
            <text:p>48.2754939999999</text:p>
          </table:table-cell>
          <table:table-cell table:formula="of:=NUMBERVALUE(LEFT([.E34];LEN([.E34])-3);&quot;.&quot;)*25.4/1000-[.N$4]" office:value-type="float" office:value="5.95091520000005" calcext:value-type="float">
            <text:p>5.95091520000005</text:p>
          </table:table-cell>
          <table:table-cell table:formula="of:=NUMBERVALUE(LEFT([.F34];LEN([.F34])-3);&quot;.&quot;)*25.4/1000-[.O$4]" office:value-type="float" office:value="50.8155194" calcext:value-type="float">
            <text:p>50.8155194</text:p>
          </table:table-cell>
          <table:table-cell table:formula="of:=NUMBERVALUE(LEFT([.G34];LEN([.G34])-3);&quot;.&quot;)*25.4/1000-[.P$4]" office:value-type="float" office:value="8.64316280000003" calcext:value-type="float">
            <text:p>8.64316280000003</text:p>
          </table:table-cell>
          <table:table-cell table:formula="of:=NUMBERVALUE(LEFT([.H34];LEN([.H34])-3);&quot;.&quot;)*25.4/1000-[.Q$4]" office:value-type="float" office:value="45.7172821999999" calcext:value-type="float">
            <text:p>45.7172821999999</text:p>
          </table:table-cell>
          <table:table-cell office:value-type="string" calcext:value-type="string">
            <text:p>0A</text:p>
          </table:table-cell>
        </table:table-row>
        <table:table-row table:style-name="ro1">
          <table:table-cell office:value-type="string" calcext:value-type="string">
            <text:p>LED35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193mil</text:p>
          </table:table-cell>
          <table:table-cell office:value-type="string" calcext:value-type="string">
            <text:p>28880.002mil</text:p>
          </table:table-cell>
          <table:table-cell office:value-type="string" calcext:value-type="string">
            <text:p>50193mil</text:p>
          </table:table-cell>
          <table:table-cell office:value-type="string" calcext:value-type="string">
            <text:p>28880mil</text:p>
          </table:table-cell>
          <table:table-cell office:value-type="string" calcext:value-type="string">
            <text:p>50152.025mil</text:p>
          </table:table-cell>
          <table:table-cell office:value-type="string" calcext:value-type="string">
            <text:p>28881.434mil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NUMBERVALUE(LEFT([.C35];LEN([.C35])-3);&quot;.&quot;)*25.4/1000-[.L$4]" office:value-type="float" office:value="-7.94288479999977" calcext:value-type="float">
            <text:p>-7.94288479999977</text:p>
          </table:table-cell>
          <table:table-cell table:formula="of:=NUMBERVALUE(LEFT([.D35];LEN([.D35])-3);&quot;.&quot;)*25.4/1000-[.M$4]" office:value-type="float" office:value="11.4709955999999" calcext:value-type="float">
            <text:p>11.4709955999999</text:p>
          </table:table-cell>
          <table:table-cell table:formula="of:=NUMBERVALUE(LEFT([.E35];LEN([.E35])-3);&quot;.&quot;)*25.4/1000-[.N$4]" office:value-type="float" office:value="-9.59388479999984" calcext:value-type="float">
            <text:p>-9.59388479999984</text:p>
          </table:table-cell>
          <table:table-cell table:formula="of:=NUMBERVALUE(LEFT([.F35];LEN([.F35])-3);&quot;.&quot;)*25.4/1000-[.O$4]" office:value-type="float" office:value="14.0109194" calcext:value-type="float">
            <text:p>14.0109194</text:p>
          </table:table-cell>
          <table:table-cell table:formula="of:=NUMBERVALUE(LEFT([.G35];LEN([.G35])-3);&quot;.&quot;)*25.4/1000-[.P$4]" office:value-type="float" office:value="-8.98364979999974" calcext:value-type="float">
            <text:p>-8.98364979999974</text:p>
          </table:table-cell>
          <table:table-cell table:formula="of:=NUMBERVALUE(LEFT([.H35];LEN([.H35])-3);&quot;.&quot;)*25.4/1000-[.Q$4]" office:value-type="float" office:value="8.96736839999983" calcext:value-type="float">
            <text:p>8.96736839999983</text:p>
          </table:table-cell>
          <table:table-cell office:value-type="string" calcext:value-type="string">
            <text:p>4A</text:p>
          </table:table-cell>
        </table:table-row>
        <table:table-row table:style-name="ro1">
          <table:table-cell office:value-type="string" calcext:value-type="string">
            <text:p>LED34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376.999mil</text:p>
          </table:table-cell>
          <table:table-cell office:value-type="string" calcext:value-type="string">
            <text:p>28890mil</text:p>
          </table:table-cell>
          <table:table-cell office:value-type="string" calcext:value-type="string">
            <text:p>50377mil</text:p>
          </table:table-cell>
          <table:table-cell office:value-type="string" calcext:value-type="string">
            <text:p>28890mil</text:p>
          </table:table-cell>
          <table:table-cell office:value-type="string" calcext:value-type="string">
            <text:p>50336.398mil</text:p>
          </table:table-cell>
          <table:table-cell office:value-type="string" calcext:value-type="string">
            <text:p>28884.294mil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/>
          <table:table-cell table:formula="of:=NUMBERVALUE(LEFT([.C36];LEN([.C36])-3);&quot;.&quot;)*25.4/1000-[.L$4]" office:value-type="float" office:value="-3.26931019999961" calcext:value-type="float">
            <text:p>-3.26931019999961</text:p>
          </table:table-cell>
          <table:table-cell table:formula="of:=NUMBERVALUE(LEFT([.D36];LEN([.D36])-3);&quot;.&quot;)*25.4/1000-[.M$4]" office:value-type="float" office:value="11.7249448" calcext:value-type="float">
            <text:p>11.7249448</text:p>
          </table:table-cell>
          <table:table-cell table:formula="of:=NUMBERVALUE(LEFT([.E36];LEN([.E36])-3);&quot;.&quot;)*25.4/1000-[.N$4]" office:value-type="float" office:value="-4.92028479999999" calcext:value-type="float">
            <text:p>-4.92028479999999</text:p>
          </table:table-cell>
          <table:table-cell table:formula="of:=NUMBERVALUE(LEFT([.F36];LEN([.F36])-3);&quot;.&quot;)*25.4/1000-[.O$4]" office:value-type="float" office:value="14.2649194000001" calcext:value-type="float">
            <text:p>14.2649194000001</text:p>
          </table:table-cell>
          <table:table-cell table:formula="of:=NUMBERVALUE(LEFT([.G36];LEN([.G36])-3);&quot;.&quot;)*25.4/1000-[.P$4]" office:value-type="float" office:value="-4.30057559999978" calcext:value-type="float">
            <text:p>-4.30057559999978</text:p>
          </table:table-cell>
          <table:table-cell table:formula="of:=NUMBERVALUE(LEFT([.H36];LEN([.H36])-3);&quot;.&quot;)*25.4/1000-[.Q$4]" office:value-type="float" office:value="9.0400123999998" calcext:value-type="float">
            <text:p>9.0400123999998</text:p>
          </table:table-cell>
          <table:table-cell office:value-type="string" calcext:value-type="string">
            <text:p>4B</text:p>
          </table:table-cell>
        </table:table-row>
        <table:table-row table:style-name="ro1">
          <table:table-cell office:value-type="string" calcext:value-type="string">
            <text:p>LED3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540.999mil</text:p>
          </table:table-cell>
          <table:table-cell office:value-type="string" calcext:value-type="string">
            <text:p>28950mil</text:p>
          </table:table-cell>
          <table:table-cell office:value-type="string" calcext:value-type="string">
            <text:p>50541mil</text:p>
          </table:table-cell>
          <table:table-cell office:value-type="string" calcext:value-type="string">
            <text:p>28950mil</text:p>
          </table:table-cell>
          <table:table-cell office:value-type="string" calcext:value-type="string">
            <text:p>50505.855mil</text:p>
          </table:table-cell>
          <table:table-cell office:value-type="string" calcext:value-type="string">
            <text:p>28928.883mil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/>
          <table:table-cell table:formula="of:=NUMBERVALUE(LEFT([.C37];LEN([.C37])-3);&quot;.&quot;)*25.4/1000-[.L$4]" office:value-type="float" office:value="0.896289800000204" calcext:value-type="float">
            <text:p>0.896289800000204</text:p>
          </table:table-cell>
          <table:table-cell table:formula="of:=NUMBERVALUE(LEFT([.D37];LEN([.D37])-3);&quot;.&quot;)*25.4/1000-[.M$4]" office:value-type="float" office:value="13.2489448" calcext:value-type="float">
            <text:p>13.2489448</text:p>
          </table:table-cell>
          <table:table-cell table:formula="of:=NUMBERVALUE(LEFT([.E37];LEN([.E37])-3);&quot;.&quot;)*25.4/1000-[.N$4]" office:value-type="float" office:value="-0.75468479999995" calcext:value-type="float">
            <text:p>-0.75468479999995</text:p>
          </table:table-cell>
          <table:table-cell table:formula="of:=NUMBERVALUE(LEFT([.F37];LEN([.F37])-3);&quot;.&quot;)*25.4/1000-[.O$4]" office:value-type="float" office:value="15.7889194000001" calcext:value-type="float">
            <text:p>15.7889194000001</text:p>
          </table:table-cell>
          <table:table-cell table:formula="of:=NUMBERVALUE(LEFT([.G37];LEN([.G37])-3);&quot;.&quot;)*25.4/1000-[.P$4]" office:value-type="float" office:value="0.00363220000008369" calcext:value-type="float">
            <text:p>0.00363220000008369</text:p>
          </table:table-cell>
          <table:table-cell table:formula="of:=NUMBERVALUE(LEFT([.H37];LEN([.H37])-3);&quot;.&quot;)*25.4/1000-[.Q$4]" office:value-type="float" office:value="10.1725729999999" calcext:value-type="float">
            <text:p>10.1725729999999</text:p>
          </table:table-cell>
          <table:table-cell office:value-type="string" calcext:value-type="string">
            <text:p>4C</text:p>
          </table:table-cell>
        </table:table-row>
        <table:table-row table:style-name="ro1">
          <table:table-cell office:value-type="string" calcext:value-type="string">
            <text:p>LED32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666.999mil</text:p>
          </table:table-cell>
          <table:table-cell office:value-type="string" calcext:value-type="string">
            <text:p>29062.001mil</text:p>
          </table:table-cell>
          <table:table-cell office:value-type="string" calcext:value-type="string">
            <text:p>50667mil</text:p>
          </table:table-cell>
          <table:table-cell office:value-type="string" calcext:value-type="string">
            <text:p>29062mil</text:p>
          </table:table-cell>
          <table:table-cell office:value-type="string" calcext:value-type="string">
            <text:p>50640.101mil</text:p>
          </table:table-cell>
          <table:table-cell office:value-type="string" calcext:value-type="string">
            <text:p>29031.058mil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/>
          <table:table-cell table:formula="of:=NUMBERVALUE(LEFT([.C38];LEN([.C38])-3);&quot;.&quot;)*25.4/1000-[.L$4]" office:value-type="float" office:value="4.09668980000038" calcext:value-type="float">
            <text:p>4.09668980000038</text:p>
          </table:table-cell>
          <table:table-cell table:formula="of:=NUMBERVALUE(LEFT([.D38];LEN([.D38])-3);&quot;.&quot;)*25.4/1000-[.M$4]" office:value-type="float" office:value="16.0937701999999" calcext:value-type="float">
            <text:p>16.0937701999999</text:p>
          </table:table-cell>
          <table:table-cell table:formula="of:=NUMBERVALUE(LEFT([.E38];LEN([.E38])-3);&quot;.&quot;)*25.4/1000-[.N$4]" office:value-type="float" office:value="2.4457152" calcext:value-type="float">
            <text:p>2.4457152</text:p>
          </table:table-cell>
          <table:table-cell table:formula="of:=NUMBERVALUE(LEFT([.F38];LEN([.F38])-3);&quot;.&quot;)*25.4/1000-[.O$4]" office:value-type="float" office:value="18.6337193999999" calcext:value-type="float">
            <text:p>18.6337193999999</text:p>
          </table:table-cell>
          <table:table-cell table:formula="of:=NUMBERVALUE(LEFT([.G38];LEN([.G38])-3);&quot;.&quot;)*25.4/1000-[.P$4]" office:value-type="float" office:value="3.41348060000018" calcext:value-type="float">
            <text:p>3.41348060000018</text:p>
          </table:table-cell>
          <table:table-cell table:formula="of:=NUMBERVALUE(LEFT([.H38];LEN([.H38])-3);&quot;.&quot;)*25.4/1000-[.Q$4]" office:value-type="float" office:value="12.7678179999999" calcext:value-type="float">
            <text:p>12.7678179999999</text:p>
          </table:table-cell>
          <table:table-cell office:value-type="string" calcext:value-type="string">
            <text:p>4D</text:p>
          </table:table-cell>
        </table:table-row>
        <table:table-row table:style-name="ro1">
          <table:table-cell office:value-type="string" calcext:value-type="string">
            <text:p>LED31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755.999mil</text:p>
          </table:table-cell>
          <table:table-cell office:value-type="string" calcext:value-type="string">
            <text:p>29211.001mil</text:p>
          </table:table-cell>
          <table:table-cell office:value-type="string" calcext:value-type="string">
            <text:p>50756mil</text:p>
          </table:table-cell>
          <table:table-cell office:value-type="string" calcext:value-type="string">
            <text:p>29211mil</text:p>
          </table:table-cell>
          <table:table-cell office:value-type="string" calcext:value-type="string">
            <text:p>50742.651mil</text:p>
          </table:table-cell>
          <table:table-cell office:value-type="string" calcext:value-type="string">
            <text:p>29172.235mil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/>
          <table:table-cell table:formula="of:=NUMBERVALUE(LEFT([.C39];LEN([.C39])-3);&quot;.&quot;)*25.4/1000-[.L$4]" office:value-type="float" office:value="6.35728980000022" calcext:value-type="float">
            <text:p>6.35728980000022</text:p>
          </table:table-cell>
          <table:table-cell table:formula="of:=NUMBERVALUE(LEFT([.D39];LEN([.D39])-3);&quot;.&quot;)*25.4/1000-[.M$4]" office:value-type="float" office:value="19.8783702" calcext:value-type="float">
            <text:p>19.8783702</text:p>
          </table:table-cell>
          <table:table-cell table:formula="of:=NUMBERVALUE(LEFT([.E39];LEN([.E39])-3);&quot;.&quot;)*25.4/1000-[.N$4]" office:value-type="float" office:value="4.70631520000006" calcext:value-type="float">
            <text:p>4.70631520000006</text:p>
          </table:table-cell>
          <table:table-cell table:formula="of:=NUMBERVALUE(LEFT([.F39];LEN([.F39])-3);&quot;.&quot;)*25.4/1000-[.O$4]" office:value-type="float" office:value="22.4183194" calcext:value-type="float">
            <text:p>22.4183194</text:p>
          </table:table-cell>
          <table:table-cell table:formula="of:=NUMBERVALUE(LEFT([.G39];LEN([.G39])-3);&quot;.&quot;)*25.4/1000-[.P$4]" office:value-type="float" office:value="6.0182506000001" calcext:value-type="float">
            <text:p>6.0182506000001</text:p>
          </table:table-cell>
          <table:table-cell table:formula="of:=NUMBERVALUE(LEFT([.H39];LEN([.H39])-3);&quot;.&quot;)*25.4/1000-[.Q$4]" office:value-type="float" office:value="16.3537137999998" calcext:value-type="float">
            <text:p>16.3537137999998</text:p>
          </table:table-cell>
          <table:table-cell office:value-type="string" calcext:value-type="string">
            <text:p>4E</text:p>
          </table:table-cell>
        </table:table-row>
        <table:table-row table:style-name="ro1">
          <table:table-cell office:value-type="string" calcext:value-type="string">
            <text:p>LED30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786.487mil</text:p>
          </table:table-cell>
          <table:table-cell office:value-type="string" calcext:value-type="string">
            <text:p>29401.467mil</text:p>
          </table:table-cell>
          <table:table-cell office:value-type="string" calcext:value-type="string">
            <text:p>50786.488mil</text:p>
          </table:table-cell>
          <table:table-cell office:value-type="string" calcext:value-type="string">
            <text:p>29401.467mil</text:p>
          </table:table-cell>
          <table:table-cell office:value-type="string" calcext:value-type="string">
            <text:p>50796.405mil</text:p>
          </table:table-cell>
          <table:table-cell office:value-type="string" calcext:value-type="string">
            <text:p>29361.685mil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NUMBERVALUE(LEFT([.C40];LEN([.C40])-3);&quot;.&quot;)*25.4/1000-[.L$4]" office:value-type="float" office:value="7.13168500000006" calcext:value-type="float">
            <text:p>7.13168500000006</text:p>
          </table:table-cell>
          <table:table-cell table:formula="of:=NUMBERVALUE(LEFT([.D40];LEN([.D40])-3);&quot;.&quot;)*25.4/1000-[.M$4]" office:value-type="float" office:value="24.7162066" calcext:value-type="float">
            <text:p>24.7162066</text:p>
          </table:table-cell>
          <table:table-cell table:formula="of:=NUMBERVALUE(LEFT([.E40];LEN([.E40])-3);&quot;.&quot;)*25.4/1000-[.N$4]" office:value-type="float" office:value="5.48071039999991" calcext:value-type="float">
            <text:p>5.48071039999991</text:p>
          </table:table-cell>
          <table:table-cell table:formula="of:=NUMBERVALUE(LEFT([.F40];LEN([.F40])-3);&quot;.&quot;)*25.4/1000-[.O$4]" office:value-type="float" office:value="27.2561812" calcext:value-type="float">
            <text:p>27.2561812</text:p>
          </table:table-cell>
          <table:table-cell table:formula="of:=NUMBERVALUE(LEFT([.G40];LEN([.G40])-3);&quot;.&quot;)*25.4/1000-[.P$4]" office:value-type="float" office:value="7.38360220000004" calcext:value-type="float">
            <text:p>7.38360220000004</text:p>
          </table:table-cell>
          <table:table-cell table:formula="of:=NUMBERVALUE(LEFT([.H40];LEN([.H40])-3);&quot;.&quot;)*25.4/1000-[.Q$4]" office:value-type="float" office:value="21.1657437999999" calcext:value-type="float">
            <text:p>21.1657437999999</text:p>
          </table:table-cell>
          <table:table-cell office:value-type="string" calcext:value-type="string">
            <text:p>4F</text:p>
          </table:table-cell>
        </table:table-row>
        <table:table-row table:style-name="ro1">
          <table:table-cell office:value-type="string" calcext:value-type="string">
            <text:p>LED29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697mil</text:p>
          </table:table-cell>
          <table:table-cell office:value-type="string" calcext:value-type="string">
            <text:p>29556.999mil</text:p>
          </table:table-cell>
          <table:table-cell office:value-type="string" calcext:value-type="string">
            <text:p>50697mil</text:p>
          </table:table-cell>
          <table:table-cell office:value-type="string" calcext:value-type="string">
            <text:p>29557mil</text:p>
          </table:table-cell>
          <table:table-cell office:value-type="string" calcext:value-type="string">
            <text:p>50719.33mil</text:p>
          </table:table-cell>
          <table:table-cell office:value-type="string" calcext:value-type="string">
            <text:p>29522.613mil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NUMBERVALUE(LEFT([.C41];LEN([.C41])-3);&quot;.&quot;)*25.4/1000-[.L$4]" office:value-type="float" office:value="4.85871520000001" calcext:value-type="float">
            <text:p>4.85871520000001</text:p>
          </table:table-cell>
          <table:table-cell table:formula="of:=NUMBERVALUE(LEFT([.D41];LEN([.D41])-3);&quot;.&quot;)*25.4/1000-[.M$4]" office:value-type="float" office:value="28.6667193999999" calcext:value-type="float">
            <text:p>28.6667193999999</text:p>
          </table:table-cell>
          <table:table-cell table:formula="of:=NUMBERVALUE(LEFT([.E41];LEN([.E41])-3);&quot;.&quot;)*25.4/1000-[.N$4]" office:value-type="float" office:value="3.20771519999994" calcext:value-type="float">
            <text:p>3.20771519999994</text:p>
          </table:table-cell>
          <table:table-cell table:formula="of:=NUMBERVALUE(LEFT([.F41];LEN([.F41])-3);&quot;.&quot;)*25.4/1000-[.O$4]" office:value-type="float" office:value="31.2067194" calcext:value-type="float">
            <text:p>31.2067194</text:p>
          </table:table-cell>
          <table:table-cell table:formula="of:=NUMBERVALUE(LEFT([.G41];LEN([.G41])-3);&quot;.&quot;)*25.4/1000-[.P$4]" office:value-type="float" office:value="5.42589720000024" calcext:value-type="float">
            <text:p>5.42589720000024</text:p>
          </table:table-cell>
          <table:table-cell table:formula="of:=NUMBERVALUE(LEFT([.H41];LEN([.H41])-3);&quot;.&quot;)*25.4/1000-[.Q$4]" office:value-type="float" office:value="25.2533149999999" calcext:value-type="float">
            <text:p>25.2533149999999</text:p>
          </table:table-cell>
          <table:table-cell office:value-type="string" calcext:value-type="string">
            <text:p>4G</text:p>
          </table:table-cell>
        </table:table-row>
        <table:table-row table:style-name="ro1">
          <table:table-cell office:value-type="string" calcext:value-type="string">
            <text:p>LED42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49869.001mil</text:p>
          </table:table-cell>
          <table:table-cell office:value-type="string" calcext:value-type="string">
            <text:p>29265.001mil</text:p>
          </table:table-cell>
          <table:table-cell office:value-type="string" calcext:value-type="string">
            <text:p>49869mil</text:p>
          </table:table-cell>
          <table:table-cell office:value-type="string" calcext:value-type="string">
            <text:p>29265mil</text:p>
          </table:table-cell>
          <table:table-cell office:value-type="string" calcext:value-type="string">
            <text:p>49851.675mil</text:p>
          </table:table-cell>
          <table:table-cell office:value-type="string" calcext:value-type="string">
            <text:p>29302.16mil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NUMBERVALUE(LEFT([.C42];LEN([.C42])-3);&quot;.&quot;)*25.4/1000-[.L$4]" office:value-type="float" office:value="-16.1724594" calcext:value-type="float">
            <text:p>-16.1724594</text:p>
          </table:table-cell>
          <table:table-cell table:formula="of:=NUMBERVALUE(LEFT([.D42];LEN([.D42])-3);&quot;.&quot;)*25.4/1000-[.M$4]" office:value-type="float" office:value="21.2499701999999" calcext:value-type="float">
            <text:p>21.2499701999999</text:p>
          </table:table-cell>
          <table:table-cell table:formula="of:=NUMBERVALUE(LEFT([.E42];LEN([.E42])-3);&quot;.&quot;)*25.4/1000-[.N$4]" office:value-type="float" office:value="-17.8234848" calcext:value-type="float">
            <text:p>-17.8234848</text:p>
          </table:table-cell>
          <table:table-cell table:formula="of:=NUMBERVALUE(LEFT([.F42];LEN([.F42])-3);&quot;.&quot;)*25.4/1000-[.O$4]" office:value-type="float" office:value="23.7899194" calcext:value-type="float">
            <text:p>23.7899194</text:p>
          </table:table-cell>
          <table:table-cell table:formula="of:=NUMBERVALUE(LEFT([.G42];LEN([.G42])-3);&quot;.&quot;)*25.4/1000-[.P$4]" office:value-type="float" office:value="-16.6125397999999" calcext:value-type="float">
            <text:p>-16.6125397999999</text:p>
          </table:table-cell>
          <table:table-cell table:formula="of:=NUMBERVALUE(LEFT([.H42];LEN([.H42])-3);&quot;.&quot;)*25.4/1000-[.Q$4]" office:value-type="float" office:value="19.6538087999999" calcext:value-type="float">
            <text:p>19.6538087999999</text:p>
          </table:table-cell>
          <table:table-cell office:value-type="string" calcext:value-type="string">
            <text:p>3A</text:p>
          </table:table-cell>
        </table:table-row>
        <table:table-row table:style-name="ro1">
          <table:table-cell office:value-type="string" calcext:value-type="string">
            <text:p>LED41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49974mil</text:p>
          </table:table-cell>
          <table:table-cell office:value-type="string" calcext:value-type="string">
            <text:p>29151mil</text:p>
          </table:table-cell>
          <table:table-cell office:value-type="string" calcext:value-type="string">
            <text:p>49974mil</text:p>
          </table:table-cell>
          <table:table-cell office:value-type="string" calcext:value-type="string">
            <text:p>29151mil</text:p>
          </table:table-cell>
          <table:table-cell office:value-type="string" calcext:value-type="string">
            <text:p>49939.229mil</text:p>
          </table:table-cell>
          <table:table-cell office:value-type="string" calcext:value-type="string">
            <text:p>29172.727mil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NUMBERVALUE(LEFT([.C43];LEN([.C43])-3);&quot;.&quot;)*25.4/1000-[.L$4]" office:value-type="float" office:value="-13.5054848" calcext:value-type="float">
            <text:p>-13.5054848</text:p>
          </table:table-cell>
          <table:table-cell table:formula="of:=NUMBERVALUE(LEFT([.D43];LEN([.D43])-3);&quot;.&quot;)*25.4/1000-[.M$4]" office:value-type="float" office:value="18.3543447999999" calcext:value-type="float">
            <text:p>18.3543447999999</text:p>
          </table:table-cell>
          <table:table-cell table:formula="of:=NUMBERVALUE(LEFT([.E43];LEN([.E43])-3);&quot;.&quot;)*25.4/1000-[.N$4]" office:value-type="float" office:value="-15.1564848" calcext:value-type="float">
            <text:p>-15.1564848</text:p>
          </table:table-cell>
          <table:table-cell table:formula="of:=NUMBERVALUE(LEFT([.F43];LEN([.F43])-3);&quot;.&quot;)*25.4/1000-[.O$4]" office:value-type="float" office:value="20.8943194" calcext:value-type="float">
            <text:p>20.8943194</text:p>
          </table:table-cell>
          <table:table-cell table:formula="of:=NUMBERVALUE(LEFT([.G43];LEN([.G43])-3);&quot;.&quot;)*25.4/1000-[.P$4]" office:value-type="float" office:value="-14.3886682" calcext:value-type="float">
            <text:p>-14.3886682</text:p>
          </table:table-cell>
          <table:table-cell table:formula="of:=NUMBERVALUE(LEFT([.H43];LEN([.H43])-3);&quot;.&quot;)*25.4/1000-[.Q$4]" office:value-type="float" office:value="16.3662105999998" calcext:value-type="float">
            <text:p>16.3662105999998</text:p>
          </table:table-cell>
          <table:table-cell office:value-type="string" calcext:value-type="string">
            <text:p>3B</text:p>
          </table:table-cell>
        </table:table-row>
        <table:table-row table:style-name="ro1">
          <table:table-cell office:value-type="string" calcext:value-type="string">
            <text:p>LED40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126mil</text:p>
          </table:table-cell>
          <table:table-cell office:value-type="string" calcext:value-type="string">
            <text:p>29090.001mil</text:p>
          </table:table-cell>
          <table:table-cell office:value-type="string" calcext:value-type="string">
            <text:p>50126mil</text:p>
          </table:table-cell>
          <table:table-cell office:value-type="string" calcext:value-type="string">
            <text:p>29090mil</text:p>
          </table:table-cell>
          <table:table-cell office:value-type="string" calcext:value-type="string">
            <text:p>50086.397mil</text:p>
          </table:table-cell>
          <table:table-cell office:value-type="string" calcext:value-type="string">
            <text:p>29100.612mil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NUMBERVALUE(LEFT([.C44];LEN([.C44])-3);&quot;.&quot;)*25.4/1000-[.L$4]" office:value-type="float" office:value="-9.64468479999982" calcext:value-type="float">
            <text:p>-9.64468479999982</text:p>
          </table:table-cell>
          <table:table-cell table:formula="of:=NUMBERVALUE(LEFT([.D44];LEN([.D44])-3);&quot;.&quot;)*25.4/1000-[.M$4]" office:value-type="float" office:value="16.8049701999998" calcext:value-type="float">
            <text:p>16.8049701999998</text:p>
          </table:table-cell>
          <table:table-cell table:formula="of:=NUMBERVALUE(LEFT([.E44];LEN([.E44])-3);&quot;.&quot;)*25.4/1000-[.N$4]" office:value-type="float" office:value="-11.2956847999999" calcext:value-type="float">
            <text:p>-11.2956847999999</text:p>
          </table:table-cell>
          <table:table-cell table:formula="of:=NUMBERVALUE(LEFT([.F44];LEN([.F44])-3);&quot;.&quot;)*25.4/1000-[.O$4]" office:value-type="float" office:value="19.3449194" calcext:value-type="float">
            <text:p>19.3449194</text:p>
          </table:table-cell>
          <table:table-cell table:formula="of:=NUMBERVALUE(LEFT([.G44];LEN([.G44])-3);&quot;.&quot;)*25.4/1000-[.P$4]" office:value-type="float" office:value="-10.6506010000001" calcext:value-type="float">
            <text:p>-10.6506010000001</text:p>
          </table:table-cell>
          <table:table-cell table:formula="of:=NUMBERVALUE(LEFT([.H44];LEN([.H44])-3);&quot;.&quot;)*25.4/1000-[.Q$4]" office:value-type="float" office:value="14.5344895999999" calcext:value-type="float">
            <text:p>14.5344895999999</text:p>
          </table:table-cell>
          <table:table-cell office:value-type="string" calcext:value-type="string">
            <text:p>3C</text:p>
          </table:table-cell>
        </table:table-row>
        <table:table-row table:style-name="ro1">
          <table:table-cell office:value-type="string" calcext:value-type="string">
            <text:p>LED39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286mil</text:p>
          </table:table-cell>
          <table:table-cell office:value-type="string" calcext:value-type="string">
            <text:p>29087.001mil</text:p>
          </table:table-cell>
          <table:table-cell office:value-type="string" calcext:value-type="string">
            <text:p>50286mil</text:p>
          </table:table-cell>
          <table:table-cell office:value-type="string" calcext:value-type="string">
            <text:p>29087mil</text:p>
          </table:table-cell>
          <table:table-cell office:value-type="string" calcext:value-type="string">
            <text:p>50245.623mil</text:p>
          </table:table-cell>
          <table:table-cell office:value-type="string" calcext:value-type="string">
            <text:p>29079.882mil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/>
          <table:table-cell table:formula="of:=NUMBERVALUE(LEFT([.C45];LEN([.C45])-3);&quot;.&quot;)*25.4/1000-[.L$4]" office:value-type="float" office:value="-5.58068479999997" calcext:value-type="float">
            <text:p>-5.58068479999997</text:p>
          </table:table-cell>
          <table:table-cell table:formula="of:=NUMBERVALUE(LEFT([.D45];LEN([.D45])-3);&quot;.&quot;)*25.4/1000-[.M$4]" office:value-type="float" office:value="16.7287702" calcext:value-type="float">
            <text:p>16.7287702</text:p>
          </table:table-cell>
          <table:table-cell table:formula="of:=NUMBERVALUE(LEFT([.E45];LEN([.E45])-3);&quot;.&quot;)*25.4/1000-[.N$4]" office:value-type="float" office:value="-7.23168480000004" calcext:value-type="float">
            <text:p>-7.23168480000004</text:p>
          </table:table-cell>
          <table:table-cell table:formula="of:=NUMBERVALUE(LEFT([.F45];LEN([.F45])-3);&quot;.&quot;)*25.4/1000-[.O$4]" office:value-type="float" office:value="19.2687193999999" calcext:value-type="float">
            <text:p>19.2687193999999</text:p>
          </table:table-cell>
          <table:table-cell table:formula="of:=NUMBERVALUE(LEFT([.G45];LEN([.G45])-3);&quot;.&quot;)*25.4/1000-[.P$4]" office:value-type="float" office:value="-6.60626059999981" calcext:value-type="float">
            <text:p>-6.60626059999981</text:p>
          </table:table-cell>
          <table:table-cell table:formula="of:=NUMBERVALUE(LEFT([.H45];LEN([.H45])-3);&quot;.&quot;)*25.4/1000-[.Q$4]" office:value-type="float" office:value="14.0079475999999" calcext:value-type="float">
            <text:p>14.0079475999999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LED38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437mil</text:p>
          </table:table-cell>
          <table:table-cell office:value-type="string" calcext:value-type="string">
            <text:p>29143.001mil</text:p>
          </table:table-cell>
          <table:table-cell office:value-type="string" calcext:value-type="string">
            <text:p>50437mil</text:p>
          </table:table-cell>
          <table:table-cell office:value-type="string" calcext:value-type="string">
            <text:p>29143mil</text:p>
          </table:table-cell>
          <table:table-cell office:value-type="string" calcext:value-type="string">
            <text:p>50401.493mil</text:p>
          </table:table-cell>
          <table:table-cell office:value-type="string" calcext:value-type="string">
            <text:p>29122.502mil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/>
          <table:table-cell table:formula="of:=NUMBERVALUE(LEFT([.C46];LEN([.C46])-3);&quot;.&quot;)*25.4/1000-[.L$4]" office:value-type="float" office:value="-1.74528480000004" calcext:value-type="float">
            <text:p>-1.74528480000004</text:p>
          </table:table-cell>
          <table:table-cell table:formula="of:=NUMBERVALUE(LEFT([.D46];LEN([.D46])-3);&quot;.&quot;)*25.4/1000-[.M$4]" office:value-type="float" office:value="18.1511701999999" calcext:value-type="float">
            <text:p>18.1511701999999</text:p>
          </table:table-cell>
          <table:table-cell table:formula="of:=NUMBERVALUE(LEFT([.E46];LEN([.E46])-3);&quot;.&quot;)*25.4/1000-[.N$4]" office:value-type="float" office:value="-3.3962848000001" calcext:value-type="float">
            <text:p>-3.3962848000001</text:p>
          </table:table-cell>
          <table:table-cell table:formula="of:=NUMBERVALUE(LEFT([.F46];LEN([.F46])-3);&quot;.&quot;)*25.4/1000-[.O$4]" office:value-type="float" office:value="20.6911193999999" calcext:value-type="float">
            <text:p>20.6911193999999</text:p>
          </table:table-cell>
          <table:table-cell table:formula="of:=NUMBERVALUE(LEFT([.G46];LEN([.G46])-3);&quot;.&quot;)*25.4/1000-[.P$4]" office:value-type="float" office:value="-2.64716259999977" calcext:value-type="float">
            <text:p>-2.64716259999977</text:p>
          </table:table-cell>
          <table:table-cell table:formula="of:=NUMBERVALUE(LEFT([.H46];LEN([.H46])-3);&quot;.&quot;)*25.4/1000-[.Q$4]" office:value-type="float" office:value="15.0904955999998" calcext:value-type="float">
            <text:p>15.0904955999998</text:p>
          </table:table-cell>
          <table:table-cell office:value-type="string" calcext:value-type="string">
            <text:p>3E</text:p>
          </table:table-cell>
        </table:table-row>
        <table:table-row table:style-name="ro1">
          <table:table-cell office:value-type="string" calcext:value-type="string">
            <text:p>LED37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559.999mil</text:p>
          </table:table-cell>
          <table:table-cell office:value-type="string" calcext:value-type="string">
            <text:p>29253mil</text:p>
          </table:table-cell>
          <table:table-cell office:value-type="string" calcext:value-type="string">
            <text:p>50560mil</text:p>
          </table:table-cell>
          <table:table-cell office:value-type="string" calcext:value-type="string">
            <text:p>29253mil</text:p>
          </table:table-cell>
          <table:table-cell office:value-type="string" calcext:value-type="string">
            <text:p>50536.482mil</text:p>
          </table:table-cell>
          <table:table-cell office:value-type="string" calcext:value-type="string">
            <text:p>29219.415mil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/>
          <table:table-cell table:formula="of:=NUMBERVALUE(LEFT([.C47];LEN([.C47])-3);&quot;.&quot;)*25.4/1000-[.L$4]" office:value-type="float" office:value="1.37888980000025" calcext:value-type="float">
            <text:p>1.37888980000025</text:p>
          </table:table-cell>
          <table:table-cell table:formula="of:=NUMBERVALUE(LEFT([.D47];LEN([.D47])-3);&quot;.&quot;)*25.4/1000-[.M$4]" office:value-type="float" office:value="20.9451447999999" calcext:value-type="float">
            <text:p>20.9451447999999</text:p>
          </table:table-cell>
          <table:table-cell table:formula="of:=NUMBERVALUE(LEFT([.E47];LEN([.E47])-3);&quot;.&quot;)*25.4/1000-[.N$4]" office:value-type="float" office:value="-0.272084799999902" calcext:value-type="float">
            <text:p>-0.272084799999902</text:p>
          </table:table-cell>
          <table:table-cell table:formula="of:=NUMBERVALUE(LEFT([.F47];LEN([.F47])-3);&quot;.&quot;)*25.4/1000-[.O$4]" office:value-type="float" office:value="23.4851193999999" calcext:value-type="float">
            <text:p>23.4851193999999</text:p>
          </table:table-cell>
          <table:table-cell table:formula="of:=NUMBERVALUE(LEFT([.G47];LEN([.G47])-3);&quot;.&quot;)*25.4/1000-[.P$4]" office:value-type="float" office:value="0.781558000000359" calcext:value-type="float">
            <text:p>0.781558000000359</text:p>
          </table:table-cell>
          <table:table-cell table:formula="of:=NUMBERVALUE(LEFT([.H47];LEN([.H47])-3);&quot;.&quot;)*25.4/1000-[.Q$4]" office:value-type="float" office:value="17.5520857999999" calcext:value-type="float">
            <text:p>17.5520857999999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office:value-type="string" calcext:value-type="string">
            <text:p>LED36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624.999mil</text:p>
          </table:table-cell>
          <table:table-cell office:value-type="string" calcext:value-type="string">
            <text:p>29405.999mil</text:p>
          </table:table-cell>
          <table:table-cell office:value-type="string" calcext:value-type="string">
            <text:p>50625mil</text:p>
          </table:table-cell>
          <table:table-cell office:value-type="string" calcext:value-type="string">
            <text:p>29406mil</text:p>
          </table:table-cell>
          <table:table-cell office:value-type="string" calcext:value-type="string">
            <text:p>50616.475mil</text:p>
          </table:table-cell>
          <table:table-cell office:value-type="string" calcext:value-type="string">
            <text:p>29365.895mil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/>
          <table:table-cell table:formula="of:=NUMBERVALUE(LEFT([.C48];LEN([.C48])-3);&quot;.&quot;)*25.4/1000-[.L$4]" office:value-type="float" office:value="3.02988980000032" calcext:value-type="float">
            <text:p>3.02988980000032</text:p>
          </table:table-cell>
          <table:table-cell table:formula="of:=NUMBERVALUE(LEFT([.D48];LEN([.D48])-3);&quot;.&quot;)*25.4/1000-[.M$4]" office:value-type="float" office:value="24.8313194" calcext:value-type="float">
            <text:p>24.8313194</text:p>
          </table:table-cell>
          <table:table-cell table:formula="of:=NUMBERVALUE(LEFT([.E48];LEN([.E48])-3);&quot;.&quot;)*25.4/1000-[.N$4]" office:value-type="float" office:value="1.37891520000017" calcext:value-type="float">
            <text:p>1.37891520000017</text:p>
          </table:table-cell>
          <table:table-cell table:formula="of:=NUMBERVALUE(LEFT([.F48];LEN([.F48])-3);&quot;.&quot;)*25.4/1000-[.O$4]" office:value-type="float" office:value="27.3713193999999" calcext:value-type="float">
            <text:p>27.3713193999999</text:p>
          </table:table-cell>
          <table:table-cell table:formula="of:=NUMBERVALUE(LEFT([.G48];LEN([.G48])-3);&quot;.&quot;)*25.4/1000-[.P$4]" office:value-type="float" office:value="2.81338019999998" calcext:value-type="float">
            <text:p>2.81338019999998</text:p>
          </table:table-cell>
          <table:table-cell table:formula="of:=NUMBERVALUE(LEFT([.H48];LEN([.H48])-3);&quot;.&quot;)*25.4/1000-[.Q$4]" office:value-type="float" office:value="21.2726777999999" calcext:value-type="float">
            <text:p>21.2726777999999</text:p>
          </table:table-cell>
          <table:table-cell office:value-type="string" calcext:value-type="string">
            <text:p>3G</text:p>
          </table:table-cell>
        </table:table-row>
        <table:table-row table:style-name="ro1">
          <table:table-cell office:value-type="string" calcext:value-type="string">
            <text:p>LED49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49863.001mil</text:p>
          </table:table-cell>
          <table:table-cell office:value-type="string" calcext:value-type="string">
            <text:p>29910mil</text:p>
          </table:table-cell>
          <table:table-cell office:value-type="string" calcext:value-type="string">
            <text:p>49863mil</text:p>
          </table:table-cell>
          <table:table-cell office:value-type="string" calcext:value-type="string">
            <text:p>29910mil</text:p>
          </table:table-cell>
          <table:table-cell office:value-type="string" calcext:value-type="string">
            <text:p>49868.708mil</text:p>
          </table:table-cell>
          <table:table-cell office:value-type="string" calcext:value-type="string">
            <text:p>29950.601mil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NUMBERVALUE(LEFT([.C49];LEN([.C49])-3);&quot;.&quot;)*25.4/1000-[.L$4]" office:value-type="float" office:value="-16.3248593999999" calcext:value-type="float">
            <text:p>-16.3248593999999</text:p>
          </table:table-cell>
          <table:table-cell table:formula="of:=NUMBERVALUE(LEFT([.D49];LEN([.D49])-3);&quot;.&quot;)*25.4/1000-[.M$4]" office:value-type="float" office:value="37.6329448" calcext:value-type="float">
            <text:p>37.6329448</text:p>
          </table:table-cell>
          <table:table-cell table:formula="of:=NUMBERVALUE(LEFT([.E49];LEN([.E49])-3);&quot;.&quot;)*25.4/1000-[.N$4]" office:value-type="float" office:value="-17.9758847999999" calcext:value-type="float">
            <text:p>-17.9758847999999</text:p>
          </table:table-cell>
          <table:table-cell table:formula="of:=NUMBERVALUE(LEFT([.F49];LEN([.F49])-3);&quot;.&quot;)*25.4/1000-[.O$4]" office:value-type="float" office:value="40.1729194000001" calcext:value-type="float">
            <text:p>40.1729194000001</text:p>
          </table:table-cell>
          <table:table-cell table:formula="of:=NUMBERVALUE(LEFT([.G49];LEN([.G49])-3);&quot;.&quot;)*25.4/1000-[.P$4]" office:value-type="float" office:value="-16.1799016" calcext:value-type="float">
            <text:p>-16.1799016</text:p>
          </table:table-cell>
          <table:table-cell table:formula="of:=NUMBERVALUE(LEFT([.H49];LEN([.H49])-3);&quot;.&quot;)*25.4/1000-[.Q$4]" office:value-type="float" office:value="36.1242101999998" calcext:value-type="float">
            <text:p>36.1242101999998</text:p>
          </table:table-cell>
          <table:table-cell office:value-type="string" calcext:value-type="string">
            <text:p>2A</text:p>
          </table:table-cell>
        </table:table-row>
        <table:table-row table:style-name="ro1">
          <table:table-cell office:value-type="string" calcext:value-type="string">
            <text:p>LED48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49856.001mil</text:p>
          </table:table-cell>
          <table:table-cell office:value-type="string" calcext:value-type="string">
            <text:p>29730mil</text:p>
          </table:table-cell>
          <table:table-cell office:value-type="string" calcext:value-type="string">
            <text:p>49856mil</text:p>
          </table:table-cell>
          <table:table-cell office:value-type="string" calcext:value-type="string">
            <text:p>29730mil</text:p>
          </table:table-cell>
          <table:table-cell office:value-type="string" calcext:value-type="string">
            <text:p>49855.285mil</text:p>
          </table:table-cell>
          <table:table-cell office:value-type="string" calcext:value-type="string">
            <text:p>29770.994mil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NUMBERVALUE(LEFT([.C50];LEN([.C50])-3);&quot;.&quot;)*25.4/1000-[.L$4]" office:value-type="float" office:value="-16.5026593999999" calcext:value-type="float">
            <text:p>-16.5026593999999</text:p>
          </table:table-cell>
          <table:table-cell table:formula="of:=NUMBERVALUE(LEFT([.D50];LEN([.D50])-3);&quot;.&quot;)*25.4/1000-[.M$4]" office:value-type="float" office:value="33.0609448" calcext:value-type="float">
            <text:p>33.0609448</text:p>
          </table:table-cell>
          <table:table-cell table:formula="of:=NUMBERVALUE(LEFT([.E50];LEN([.E50])-3);&quot;.&quot;)*25.4/1000-[.N$4]" office:value-type="float" office:value="-18.1536847999998" calcext:value-type="float">
            <text:p>-18.1536847999998</text:p>
          </table:table-cell>
          <table:table-cell table:formula="of:=NUMBERVALUE(LEFT([.F50];LEN([.F50])-3);&quot;.&quot;)*25.4/1000-[.O$4]" office:value-type="float" office:value="35.6009194000001" calcext:value-type="float">
            <text:p>35.6009194000001</text:p>
          </table:table-cell>
          <table:table-cell table:formula="of:=NUMBERVALUE(LEFT([.G50];LEN([.G50])-3);&quot;.&quot;)*25.4/1000-[.P$4]" office:value-type="float" office:value="-16.5208457999997" calcext:value-type="float">
            <text:p>-16.5208457999997</text:p>
          </table:table-cell>
          <table:table-cell table:formula="of:=NUMBERVALUE(LEFT([.H50];LEN([.H50])-3);&quot;.&quot;)*25.4/1000-[.Q$4]" office:value-type="float" office:value="31.5621923999997" calcext:value-type="float">
            <text:p>31.5621923999997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LED47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49894.001mil</text:p>
          </table:table-cell>
          <table:table-cell office:value-type="string" calcext:value-type="string">
            <text:p>29558mil</text:p>
          </table:table-cell>
          <table:table-cell office:value-type="string" calcext:value-type="string">
            <text:p>49894mil</text:p>
          </table:table-cell>
          <table:table-cell office:value-type="string" calcext:value-type="string">
            <text:p>29558mil</text:p>
          </table:table-cell>
          <table:table-cell office:value-type="string" calcext:value-type="string">
            <text:p>49876.028mil</text:p>
          </table:table-cell>
          <table:table-cell office:value-type="string" calcext:value-type="string">
            <text:p>29594.851mil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NUMBERVALUE(LEFT([.C51];LEN([.C51])-3);&quot;.&quot;)*25.4/1000-[.L$4]" office:value-type="float" office:value="-15.5374594" calcext:value-type="float">
            <text:p>-15.5374594</text:p>
          </table:table-cell>
          <table:table-cell table:formula="of:=NUMBERVALUE(LEFT([.D51];LEN([.D51])-3);&quot;.&quot;)*25.4/1000-[.M$4]" office:value-type="float" office:value="28.6921447999999" calcext:value-type="float">
            <text:p>28.6921447999999</text:p>
          </table:table-cell>
          <table:table-cell table:formula="of:=NUMBERVALUE(LEFT([.E51];LEN([.E51])-3);&quot;.&quot;)*25.4/1000-[.N$4]" office:value-type="float" office:value="-17.1884848" calcext:value-type="float">
            <text:p>-17.1884848</text:p>
          </table:table-cell>
          <table:table-cell table:formula="of:=NUMBERVALUE(LEFT([.F51];LEN([.F51])-3);&quot;.&quot;)*25.4/1000-[.O$4]" office:value-type="float" office:value="31.2321194" calcext:value-type="float">
            <text:p>31.2321194</text:p>
          </table:table-cell>
          <table:table-cell table:formula="of:=NUMBERVALUE(LEFT([.G51];LEN([.G51])-3);&quot;.&quot;)*25.4/1000-[.P$4]" office:value-type="float" office:value="-15.9939735999999" calcext:value-type="float">
            <text:p>-15.9939735999999</text:p>
          </table:table-cell>
          <table:table-cell table:formula="of:=NUMBERVALUE(LEFT([.H51];LEN([.H51])-3);&quot;.&quot;)*25.4/1000-[.Q$4]" office:value-type="float" office:value="27.0881601999997" calcext:value-type="float">
            <text:p>27.0881601999997</text:p>
          </table:table-cell>
          <table:table-cell office:value-type="string" calcext:value-type="string">
            <text:p>2C</text:p>
          </table:table-cell>
        </table:table-row>
        <table:table-row table:style-name="ro1">
          <table:table-cell office:value-type="string" calcext:value-type="string">
            <text:p>LED46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49989.001mil</text:p>
          </table:table-cell>
          <table:table-cell office:value-type="string" calcext:value-type="string">
            <text:p>29408mil</text:p>
          </table:table-cell>
          <table:table-cell office:value-type="string" calcext:value-type="string">
            <text:p>49989mil</text:p>
          </table:table-cell>
          <table:table-cell office:value-type="string" calcext:value-type="string">
            <text:p>29408mil</text:p>
          </table:table-cell>
          <table:table-cell office:value-type="string" calcext:value-type="string">
            <text:p>49961.039mil</text:p>
          </table:table-cell>
          <table:table-cell office:value-type="string" calcext:value-type="string">
            <text:p>29437.986mil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NUMBERVALUE(LEFT([.C52];LEN([.C52])-3);&quot;.&quot;)*25.4/1000-[.L$4]" office:value-type="float" office:value="-13.1244594" calcext:value-type="float">
            <text:p>-13.1244594</text:p>
          </table:table-cell>
          <table:table-cell table:formula="of:=NUMBERVALUE(LEFT([.D52];LEN([.D52])-3);&quot;.&quot;)*25.4/1000-[.M$4]" office:value-type="float" office:value="24.8821447999999" calcext:value-type="float">
            <text:p>24.8821447999999</text:p>
          </table:table-cell>
          <table:table-cell table:formula="of:=NUMBERVALUE(LEFT([.E52];LEN([.E52])-3);&quot;.&quot;)*25.4/1000-[.N$4]" office:value-type="float" office:value="-14.7754848" calcext:value-type="float">
            <text:p>-14.7754848</text:p>
          </table:table-cell>
          <table:table-cell table:formula="of:=NUMBERVALUE(LEFT([.F52];LEN([.F52])-3);&quot;.&quot;)*25.4/1000-[.O$4]" office:value-type="float" office:value="27.4221193999999" calcext:value-type="float">
            <text:p>27.4221193999999</text:p>
          </table:table-cell>
          <table:table-cell table:formula="of:=NUMBERVALUE(LEFT([.G52];LEN([.G52])-3);&quot;.&quot;)*25.4/1000-[.P$4]" office:value-type="float" office:value="-13.8346942000001" calcext:value-type="float">
            <text:p>-13.8346942000001</text:p>
          </table:table-cell>
          <table:table-cell table:formula="of:=NUMBERVALUE(LEFT([.H52];LEN([.H52])-3);&quot;.&quot;)*25.4/1000-[.Q$4]" office:value-type="float" office:value="23.1037891999998" calcext:value-type="float">
            <text:p>23.1037891999998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LED45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125.001mil</text:p>
          </table:table-cell>
          <table:table-cell office:value-type="string" calcext:value-type="string">
            <text:p>29300.001mil</text:p>
          </table:table-cell>
          <table:table-cell office:value-type="string" calcext:value-type="string">
            <text:p>50125mil</text:p>
          </table:table-cell>
          <table:table-cell office:value-type="string" calcext:value-type="string">
            <text:p>29300mil</text:p>
          </table:table-cell>
          <table:table-cell office:value-type="string" calcext:value-type="string">
            <text:p>50087.842mil</text:p>
          </table:table-cell>
          <table:table-cell office:value-type="string" calcext:value-type="string">
            <text:p>29317.328mil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NUMBERVALUE(LEFT([.C53];LEN([.C53])-3);&quot;.&quot;)*25.4/1000-[.L$4]" office:value-type="float" office:value="-9.6700593999999" calcext:value-type="float">
            <text:p>-9.6700593999999</text:p>
          </table:table-cell>
          <table:table-cell table:formula="of:=NUMBERVALUE(LEFT([.D53];LEN([.D53])-3);&quot;.&quot;)*25.4/1000-[.M$4]" office:value-type="float" office:value="22.1389701999999" calcext:value-type="float">
            <text:p>22.1389701999999</text:p>
          </table:table-cell>
          <table:table-cell table:formula="of:=NUMBERVALUE(LEFT([.E53];LEN([.E53])-3);&quot;.&quot;)*25.4/1000-[.N$4]" office:value-type="float" office:value="-11.3210847999999" calcext:value-type="float">
            <text:p>-11.3210847999999</text:p>
          </table:table-cell>
          <table:table-cell table:formula="of:=NUMBERVALUE(LEFT([.F53];LEN([.F53])-3);&quot;.&quot;)*25.4/1000-[.O$4]" office:value-type="float" office:value="24.6789194" calcext:value-type="float">
            <text:p>24.6789194</text:p>
          </table:table-cell>
          <table:table-cell table:formula="of:=NUMBERVALUE(LEFT([.G53];LEN([.G53])-3);&quot;.&quot;)*25.4/1000-[.P$4]" office:value-type="float" office:value="-10.6138980000001" calcext:value-type="float">
            <text:p>-10.6138980000001</text:p>
          </table:table-cell>
          <table:table-cell table:formula="of:=NUMBERVALUE(LEFT([.H53];LEN([.H53])-3);&quot;.&quot;)*25.4/1000-[.Q$4]" office:value-type="float" office:value="20.0390759999998" calcext:value-type="float">
            <text:p>20.0390759999998</text:p>
          </table:table-cell>
          <table:table-cell office:value-type="string" calcext:value-type="string">
            <text:p>2E</text:p>
          </table:table-cell>
        </table:table-row>
        <table:table-row table:style-name="ro1">
          <table:table-cell office:value-type="string" calcext:value-type="string">
            <text:p>LED44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307.999mil</text:p>
          </table:table-cell>
          <table:table-cell office:value-type="string" calcext:value-type="string">
            <text:p>29290.001mil</text:p>
          </table:table-cell>
          <table:table-cell office:value-type="string" calcext:value-type="string">
            <text:p>50308mil</text:p>
          </table:table-cell>
          <table:table-cell office:value-type="string" calcext:value-type="string">
            <text:p>29290mil</text:p>
          </table:table-cell>
          <table:table-cell office:value-type="string" calcext:value-type="string">
            <text:p>50268.05mil</text:p>
          </table:table-cell>
          <table:table-cell office:value-type="string" calcext:value-type="string">
            <text:p>29280.779mil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/>
          <table:table-cell table:formula="of:=NUMBERVALUE(LEFT([.C54];LEN([.C54])-3);&quot;.&quot;)*25.4/1000-[.L$4]" office:value-type="float" office:value="-5.02191019999964" calcext:value-type="float">
            <text:p>-5.02191019999964</text:p>
          </table:table-cell>
          <table:table-cell table:formula="of:=NUMBERVALUE(LEFT([.D54];LEN([.D54])-3);&quot;.&quot;)*25.4/1000-[.M$4]" office:value-type="float" office:value="21.8849701999999" calcext:value-type="float">
            <text:p>21.8849701999999</text:p>
          </table:table-cell>
          <table:table-cell table:formula="of:=NUMBERVALUE(LEFT([.E54];LEN([.E54])-3);&quot;.&quot;)*25.4/1000-[.N$4]" office:value-type="float" office:value="-6.67288479999979" calcext:value-type="float">
            <text:p>-6.67288479999979</text:p>
          </table:table-cell>
          <table:table-cell table:formula="of:=NUMBERVALUE(LEFT([.F54];LEN([.F54])-3);&quot;.&quot;)*25.4/1000-[.O$4]" office:value-type="float" office:value="24.4249194" calcext:value-type="float">
            <text:p>24.4249194</text:p>
          </table:table-cell>
          <table:table-cell table:formula="of:=NUMBERVALUE(LEFT([.G54];LEN([.G54])-3);&quot;.&quot;)*25.4/1000-[.P$4]" office:value-type="float" office:value="-6.03661479999983" calcext:value-type="float">
            <text:p>-6.03661479999983</text:p>
          </table:table-cell>
          <table:table-cell table:formula="of:=NUMBERVALUE(LEFT([.H54];LEN([.H54])-3);&quot;.&quot;)*25.4/1000-[.Q$4]" office:value-type="float" office:value="19.1107313999997" calcext:value-type="float">
            <text:p>19.1107313999997</text:p>
          </table:table-cell>
          <table:table-cell office:value-type="string" calcext:value-type="string">
            <text:p>2F</text:p>
          </table:table-cell>
        </table:table-row>
        <table:table-row table:style-name="ro1">
          <table:table-cell office:value-type="string" calcext:value-type="string">
            <text:p>LED4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453.999mil</text:p>
          </table:table-cell>
          <table:table-cell office:value-type="string" calcext:value-type="string">
            <text:p>29385mil</text:p>
          </table:table-cell>
          <table:table-cell office:value-type="string" calcext:value-type="string">
            <text:p>50454mil</text:p>
          </table:table-cell>
          <table:table-cell office:value-type="string" calcext:value-type="string">
            <text:p>29385mil</text:p>
          </table:table-cell>
          <table:table-cell office:value-type="string" calcext:value-type="string">
            <text:p>50422.591mil</text:p>
          </table:table-cell>
          <table:table-cell office:value-type="string" calcext:value-type="string">
            <text:p>29358.646mil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NUMBERVALUE(LEFT([.C55];LEN([.C55])-3);&quot;.&quot;)*25.4/1000-[.L$4]" office:value-type="float" office:value="-1.31351019999988" calcext:value-type="float">
            <text:p>-1.31351019999988</text:p>
          </table:table-cell>
          <table:table-cell table:formula="of:=NUMBERVALUE(LEFT([.D55];LEN([.D55])-3);&quot;.&quot;)*25.4/1000-[.M$4]" office:value-type="float" office:value="24.2979448" calcext:value-type="float">
            <text:p>24.2979448</text:p>
          </table:table-cell>
          <table:table-cell table:formula="of:=NUMBERVALUE(LEFT([.E55];LEN([.E55])-3);&quot;.&quot;)*25.4/1000-[.N$4]" office:value-type="float" office:value="-2.96448480000004" calcext:value-type="float">
            <text:p>-2.96448480000004</text:p>
          </table:table-cell>
          <table:table-cell table:formula="of:=NUMBERVALUE(LEFT([.F55];LEN([.F55])-3);&quot;.&quot;)*25.4/1000-[.O$4]" office:value-type="float" office:value="26.8379194" calcext:value-type="float">
            <text:p>26.8379194</text:p>
          </table:table-cell>
          <table:table-cell table:formula="of:=NUMBERVALUE(LEFT([.G55];LEN([.G55])-3);&quot;.&quot;)*25.4/1000-[.P$4]" office:value-type="float" office:value="-2.11127339999985" calcext:value-type="float">
            <text:p>-2.11127339999985</text:p>
          </table:table-cell>
          <table:table-cell table:formula="of:=NUMBERVALUE(LEFT([.H55];LEN([.H55])-3);&quot;.&quot;)*25.4/1000-[.Q$4]" office:value-type="float" office:value="21.0885531999999" calcext:value-type="float">
            <text:p>21.0885531999999</text:p>
          </table:table-cell>
          <table:table-cell office:value-type="string" calcext:value-type="string">
            <text:p>2G</text:p>
          </table:table-cell>
        </table:table-row>
        <table:table-row table:style-name="ro1">
          <table:table-cell office:value-type="string" calcext:value-type="string">
            <text:p>LED50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315.148mil</text:p>
          </table:table-cell>
          <table:table-cell office:value-type="string" calcext:value-type="string">
            <text:p>29477.594mil</text:p>
          </table:table-cell>
          <table:table-cell office:value-type="string" calcext:value-type="string">
            <text:p>50315.148mil</text:p>
          </table:table-cell>
          <table:table-cell office:value-type="string" calcext:value-type="string">
            <text:p>29477.594mil</text:p>
          </table:table-cell>
          <table:table-cell office:value-type="string" calcext:value-type="string">
            <text:p>50274.547mil</text:p>
          </table:table-cell>
          <table:table-cell office:value-type="string" calcext:value-type="string">
            <text:p>29471.889mil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/>
          <table:table-cell table:formula="of:=NUMBERVALUE(LEFT([.C56];LEN([.C56])-3);&quot;.&quot;)*25.4/1000-[.L$4]" office:value-type="float" office:value="-4.84032559999969" calcext:value-type="float">
            <text:p>-4.84032559999969</text:p>
          </table:table-cell>
          <table:table-cell table:formula="of:=NUMBERVALUE(LEFT([.D56];LEN([.D56])-3);&quot;.&quot;)*25.4/1000-[.M$4]" office:value-type="float" office:value="26.6498323999999" calcext:value-type="float">
            <text:p>26.6498323999999</text:p>
          </table:table-cell>
          <table:table-cell table:formula="of:=NUMBERVALUE(LEFT([.E56];LEN([.E56])-3);&quot;.&quot;)*25.4/1000-[.N$4]" office:value-type="float" office:value="-6.49132559999976" calcext:value-type="float">
            <text:p>-6.49132559999976</text:p>
          </table:table-cell>
          <table:table-cell table:formula="of:=NUMBERVALUE(LEFT([.F56];LEN([.F56])-3);&quot;.&quot;)*25.4/1000-[.O$4]" office:value-type="float" office:value="29.189807" calcext:value-type="float">
            <text:p>29.189807</text:p>
          </table:table-cell>
          <table:table-cell table:formula="of:=NUMBERVALUE(LEFT([.G56];LEN([.G56])-3);&quot;.&quot;)*25.4/1000-[.P$4]" office:value-type="float" office:value="-5.87159099999985" calcext:value-type="float">
            <text:p>-5.87159099999985</text:p>
          </table:table-cell>
          <table:table-cell table:formula="of:=NUMBERVALUE(LEFT([.H56];LEN([.H56])-3);&quot;.&quot;)*25.4/1000-[.Q$4]" office:value-type="float" office:value="23.9649253999997" calcext:value-type="float">
            <text:p>23.9649253999997</text:p>
          </table:table-cell>
          <table:table-cell office:value-type="string" calcext:value-type="string">
            <text:p>1G</text:p>
          </table:table-cell>
        </table:table-row>
        <table:table-row table:style-name="ro1">
          <table:table-cell office:value-type="string" calcext:value-type="string">
            <text:p>LED51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149.13mil</text:p>
          </table:table-cell>
          <table:table-cell office:value-type="string" calcext:value-type="string">
            <text:p>29516.886mil</text:p>
          </table:table-cell>
          <table:table-cell office:value-type="string" calcext:value-type="string">
            <text:p>50149.129mil</text:p>
          </table:table-cell>
          <table:table-cell office:value-type="string" calcext:value-type="string">
            <text:p>29516.885mil</text:p>
          </table:table-cell>
          <table:table-cell office:value-type="string" calcext:value-type="string">
            <text:p>50115.96mil</text:p>
          </table:table-cell>
          <table:table-cell office:value-type="string" calcext:value-type="string">
            <text:p>29540.985mil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NUMBERVALUE(LEFT([.C57];LEN([.C57])-3);&quot;.&quot;)*25.4/1000-[.L$4]" office:value-type="float" office:value="-9.05718279999996" calcext:value-type="float">
            <text:p>-9.05718279999996</text:p>
          </table:table-cell>
          <table:table-cell table:formula="of:=NUMBERVALUE(LEFT([.D57];LEN([.D57])-3);&quot;.&quot;)*25.4/1000-[.M$4]" office:value-type="float" office:value="27.6478491999999" calcext:value-type="float">
            <text:p>27.6478491999999</text:p>
          </table:table-cell>
          <table:table-cell table:formula="of:=NUMBERVALUE(LEFT([.E57];LEN([.E57])-3);&quot;.&quot;)*25.4/1000-[.N$4]" office:value-type="float" office:value="-10.7082081999999" calcext:value-type="float">
            <text:p>-10.7082081999999</text:p>
          </table:table-cell>
          <table:table-cell table:formula="of:=NUMBERVALUE(LEFT([.F57];LEN([.F57])-3);&quot;.&quot;)*25.4/1000-[.O$4]" office:value-type="float" office:value="30.1877984" calcext:value-type="float">
            <text:p>30.1877984</text:p>
          </table:table-cell>
          <table:table-cell table:formula="of:=NUMBERVALUE(LEFT([.G57];LEN([.G57])-3);&quot;.&quot;)*25.4/1000-[.P$4]" office:value-type="float" office:value="-9.89970079999989" calcext:value-type="float">
            <text:p>-9.89970079999989</text:p>
          </table:table-cell>
          <table:table-cell table:formula="of:=NUMBERVALUE(LEFT([.H57];LEN([.H57])-3);&quot;.&quot;)*25.4/1000-[.Q$4]" office:value-type="float" office:value="25.7199637999998" calcext:value-type="float">
            <text:p>25.7199637999998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LED52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061.001mil</text:p>
          </table:table-cell>
          <table:table-cell office:value-type="string" calcext:value-type="string">
            <text:p>29667mil</text:p>
          </table:table-cell>
          <table:table-cell office:value-type="string" calcext:value-type="string">
            <text:p>50061mil</text:p>
          </table:table-cell>
          <table:table-cell office:value-type="string" calcext:value-type="string">
            <text:p>29667mil</text:p>
          </table:table-cell>
          <table:table-cell office:value-type="string" calcext:value-type="string">
            <text:p>50050.389mil</text:p>
          </table:table-cell>
          <table:table-cell office:value-type="string" calcext:value-type="string">
            <text:p>29706.603mil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NUMBERVALUE(LEFT([.C58];LEN([.C58])-3);&quot;.&quot;)*25.4/1000-[.L$4]" office:value-type="float" office:value="-11.2956594" calcext:value-type="float">
            <text:p>-11.2956594</text:p>
          </table:table-cell>
          <table:table-cell table:formula="of:=NUMBERVALUE(LEFT([.D58];LEN([.D58])-3);&quot;.&quot;)*25.4/1000-[.M$4]" office:value-type="float" office:value="31.4607447999999" calcext:value-type="float">
            <text:p>31.4607447999999</text:p>
          </table:table-cell>
          <table:table-cell table:formula="of:=NUMBERVALUE(LEFT([.E58];LEN([.E58])-3);&quot;.&quot;)*25.4/1000-[.N$4]" office:value-type="float" office:value="-12.9466848" calcext:value-type="float">
            <text:p>-12.9466848</text:p>
          </table:table-cell>
          <table:table-cell table:formula="of:=NUMBERVALUE(LEFT([.F58];LEN([.F58])-3);&quot;.&quot;)*25.4/1000-[.O$4]" office:value-type="float" office:value="34.0007194" calcext:value-type="float">
            <text:p>34.0007194</text:p>
          </table:table-cell>
          <table:table-cell table:formula="of:=NUMBERVALUE(LEFT([.G58];LEN([.G58])-3);&quot;.&quot;)*25.4/1000-[.P$4]" office:value-type="float" office:value="-11.5652041999997" calcext:value-type="float">
            <text:p>-11.5652041999997</text:p>
          </table:table-cell>
          <table:table-cell table:formula="of:=NUMBERVALUE(LEFT([.H58];LEN([.H58])-3);&quot;.&quot;)*25.4/1000-[.Q$4]" office:value-type="float" office:value="29.9266609999997" calcext:value-type="float">
            <text:p>29.9266609999997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office:value-type="string" calcext:value-type="string">
            <text:p>LED5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040.587mil</text:p>
          </table:table-cell>
          <table:table-cell office:value-type="string" calcext:value-type="string">
            <text:p>29843.975mil</text:p>
          </table:table-cell>
          <table:table-cell office:value-type="string" calcext:value-type="string">
            <text:p>50040.586mil</text:p>
          </table:table-cell>
          <table:table-cell office:value-type="string" calcext:value-type="string">
            <text:p>29843.975mil</text:p>
          </table:table-cell>
          <table:table-cell office:value-type="string" calcext:value-type="string">
            <text:p>50038.441mil</text:p>
          </table:table-cell>
          <table:table-cell office:value-type="string" calcext:value-type="string">
            <text:p>29884.919mil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NUMBERVALUE(LEFT([.C59];LEN([.C59])-3);&quot;.&quot;)*25.4/1000-[.L$4]" office:value-type="float" office:value="-11.8141749999998" calcext:value-type="float">
            <text:p>-11.8141749999998</text:p>
          </table:table-cell>
          <table:table-cell table:formula="of:=NUMBERVALUE(LEFT([.D59];LEN([.D59])-3);&quot;.&quot;)*25.4/1000-[.M$4]" office:value-type="float" office:value="35.9559098" calcext:value-type="float">
            <text:p>35.9559098</text:p>
          </table:table-cell>
          <table:table-cell table:formula="of:=NUMBERVALUE(LEFT([.E59];LEN([.E59])-3);&quot;.&quot;)*25.4/1000-[.N$4]" office:value-type="float" office:value="-13.4652003999997" calcext:value-type="float">
            <text:p>-13.4652003999997</text:p>
          </table:table-cell>
          <table:table-cell table:formula="of:=NUMBERVALUE(LEFT([.F59];LEN([.F59])-3);&quot;.&quot;)*25.4/1000-[.O$4]" office:value-type="float" office:value="38.4958844" calcext:value-type="float">
            <text:p>38.4958844</text:p>
          </table:table-cell>
          <table:table-cell table:formula="of:=NUMBERVALUE(LEFT([.G59];LEN([.G59])-3);&quot;.&quot;)*25.4/1000-[.P$4]" office:value-type="float" office:value="-11.8686834" calcext:value-type="float">
            <text:p>-11.8686834</text:p>
          </table:table-cell>
          <table:table-cell table:formula="of:=NUMBERVALUE(LEFT([.H59];LEN([.H59])-3);&quot;.&quot;)*25.4/1000-[.Q$4]" office:value-type="float" office:value="34.4558873999998" calcext:value-type="float">
            <text:p>34.4558873999998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string" calcext:value-type="string">
            <text:p>LED54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054.623mil</text:p>
          </table:table-cell>
          <table:table-cell office:value-type="string" calcext:value-type="string">
            <text:p>30028.318mil</text:p>
          </table:table-cell>
          <table:table-cell office:value-type="string" calcext:value-type="string">
            <text:p>50054.622mil</text:p>
          </table:table-cell>
          <table:table-cell office:value-type="string" calcext:value-type="string">
            <text:p>30028.318mil</text:p>
          </table:table-cell>
          <table:table-cell office:value-type="string" calcext:value-type="string">
            <text:p>50062.446mil</text:p>
          </table:table-cell>
          <table:table-cell office:value-type="string" calcext:value-type="string">
            <text:p>30068.565mil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NUMBERVALUE(LEFT([.C60];LEN([.C60])-3);&quot;.&quot;)*25.4/1000-[.L$4]" office:value-type="float" office:value="-11.4576605999998" calcext:value-type="float">
            <text:p>-11.4576605999998</text:p>
          </table:table-cell>
          <table:table-cell table:formula="of:=NUMBERVALUE(LEFT([.D60];LEN([.D60])-3);&quot;.&quot;)*25.4/1000-[.M$4]" office:value-type="float" office:value="40.6382219999998" calcext:value-type="float">
            <text:p>40.6382219999998</text:p>
          </table:table-cell>
          <table:table-cell table:formula="of:=NUMBERVALUE(LEFT([.E60];LEN([.E60])-3);&quot;.&quot;)*25.4/1000-[.N$4]" office:value-type="float" office:value="-13.1086859999998" calcext:value-type="float">
            <text:p>-13.1086859999998</text:p>
          </table:table-cell>
          <table:table-cell table:formula="of:=NUMBERVALUE(LEFT([.F60];LEN([.F60])-3);&quot;.&quot;)*25.4/1000-[.O$4]" office:value-type="float" office:value="43.1781965999999" calcext:value-type="float">
            <text:p>43.1781965999999</text:p>
          </table:table-cell>
          <table:table-cell table:formula="of:=NUMBERVALUE(LEFT([.G60];LEN([.G60])-3);&quot;.&quot;)*25.4/1000-[.P$4]" office:value-type="float" office:value="-11.2589563999998" calcext:value-type="float">
            <text:p>-11.2589563999998</text:p>
          </table:table-cell>
          <table:table-cell table:formula="of:=NUMBERVALUE(LEFT([.H60];LEN([.H60])-3);&quot;.&quot;)*25.4/1000-[.Q$4]" office:value-type="float" office:value="39.1204957999998" calcext:value-type="float">
            <text:p>39.1204957999998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office:value-type="string" calcext:value-type="string">
            <text:p>LED55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108mil</text:p>
          </table:table-cell>
          <table:table-cell office:value-type="string" calcext:value-type="string">
            <text:p>30206mil</text:p>
          </table:table-cell>
          <table:table-cell office:value-type="string" calcext:value-type="string">
            <text:p>50108mil</text:p>
          </table:table-cell>
          <table:table-cell office:value-type="string" calcext:value-type="string">
            <text:p>30206mil</text:p>
          </table:table-cell>
          <table:table-cell office:value-type="string" calcext:value-type="string">
            <text:p>50125.328mil</text:p>
          </table:table-cell>
          <table:table-cell office:value-type="string" calcext:value-type="string">
            <text:p>30243.159mil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NUMBERVALUE(LEFT([.C61];LEN([.C61])-3);&quot;.&quot;)*25.4/1000-[.L$4]" office:value-type="float" office:value="-10.1018847999999" calcext:value-type="float">
            <text:p>-10.1018847999999</text:p>
          </table:table-cell>
          <table:table-cell table:formula="of:=NUMBERVALUE(LEFT([.D61];LEN([.D61])-3);&quot;.&quot;)*25.4/1000-[.M$4]" office:value-type="float" office:value="45.1513447999998" calcext:value-type="float">
            <text:p>45.1513447999998</text:p>
          </table:table-cell>
          <table:table-cell table:formula="of:=NUMBERVALUE(LEFT([.E61];LEN([.E61])-3);&quot;.&quot;)*25.4/1000-[.N$4]" office:value-type="float" office:value="-11.7528847999999" calcext:value-type="float">
            <text:p>-11.7528847999999</text:p>
          </table:table-cell>
          <table:table-cell table:formula="of:=NUMBERVALUE(LEFT([.F61];LEN([.F61])-3);&quot;.&quot;)*25.4/1000-[.O$4]" office:value-type="float" office:value="47.6913193999999" calcext:value-type="float">
            <text:p>47.6913193999999</text:p>
          </table:table-cell>
          <table:table-cell table:formula="of:=NUMBERVALUE(LEFT([.G61];LEN([.G61])-3);&quot;.&quot;)*25.4/1000-[.P$4]" office:value-type="float" office:value="-9.66175359999988" calcext:value-type="float">
            <text:p>-9.66175359999988</text:p>
          </table:table-cell>
          <table:table-cell table:formula="of:=NUMBERVALUE(LEFT([.H61];LEN([.H61])-3);&quot;.&quot;)*25.4/1000-[.Q$4]" office:value-type="float" office:value="43.5551833999998" calcext:value-type="float">
            <text:p>43.5551833999998</text:p>
          </table:table-cell>
          <table:table-cell office:value-type="string" calcext:value-type="string">
            <text:p>1B</text:p>
          </table:table-cell>
        </table:table-row>
        <table:table-row table:style-name="ro1">
          <table:table-cell office:value-type="string" calcext:value-type="string">
            <text:p>LED56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50216mil</text:p>
          </table:table-cell>
          <table:table-cell office:value-type="string" calcext:value-type="string">
            <text:p>30361mil</text:p>
          </table:table-cell>
          <table:table-cell office:value-type="string" calcext:value-type="string">
            <text:p>50216mil</text:p>
          </table:table-cell>
          <table:table-cell office:value-type="string" calcext:value-type="string">
            <text:p>30361mil</text:p>
          </table:table-cell>
          <table:table-cell office:value-type="string" calcext:value-type="string">
            <text:p>50243.962mil</text:p>
          </table:table-cell>
          <table:table-cell office:value-type="string" calcext:value-type="string">
            <text:p>30390.985mil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NUMBERVALUE(LEFT([.C62];LEN([.C62])-3);&quot;.&quot;)*25.4/1000-[.L$4]" office:value-type="float" office:value="-7.35868479999976" calcext:value-type="float">
            <text:p>-7.35868479999976</text:p>
          </table:table-cell>
          <table:table-cell table:formula="of:=NUMBERVALUE(LEFT([.D62];LEN([.D62])-3);&quot;.&quot;)*25.4/1000-[.M$4]" office:value-type="float" office:value="49.0883447999998" calcext:value-type="float">
            <text:p>49.0883447999998</text:p>
          </table:table-cell>
          <table:table-cell table:formula="of:=NUMBERVALUE(LEFT([.E62];LEN([.E62])-3);&quot;.&quot;)*25.4/1000-[.N$4]" office:value-type="float" office:value="-9.00968479999983" calcext:value-type="float">
            <text:p>-9.00968479999983</text:p>
          </table:table-cell>
          <table:table-cell table:formula="of:=NUMBERVALUE(LEFT([.F62];LEN([.F62])-3);&quot;.&quot;)*25.4/1000-[.O$4]" office:value-type="float" office:value="51.6283193999999" calcext:value-type="float">
            <text:p>51.6283193999999</text:p>
          </table:table-cell>
          <table:table-cell table:formula="of:=NUMBERVALUE(LEFT([.G62];LEN([.G62])-3);&quot;.&quot;)*25.4/1000-[.P$4]" office:value-type="float" office:value="-6.64844999999991" calcext:value-type="float">
            <text:p>-6.64844999999991</text:p>
          </table:table-cell>
          <table:table-cell table:formula="of:=NUMBERVALUE(LEFT([.H62];LEN([.H62])-3);&quot;.&quot;)*25.4/1000-[.Q$4]" office:value-type="float" office:value="47.3099637999999" calcext:value-type="float">
            <text:p>47.3099637999999</text:p>
          </table:table-cell>
          <table:table-cell office:value-type="string" calcext:value-type="string">
            <text:p>1A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TANTALUM_KEMET_C</text:p>
          </table:table-cell>
          <table:table-cell office:value-type="string" calcext:value-type="string">
            <text:p>50668mil</text:p>
          </table:table-cell>
          <table:table-cell office:value-type="string" calcext:value-type="string">
            <text:p>28666.5mil</text:p>
          </table:table-cell>
          <table:table-cell office:value-type="string" calcext:value-type="string">
            <text:p>50668mil</text:p>
          </table:table-cell>
          <table:table-cell office:value-type="string" calcext:value-type="string">
            <text:p>28696mil</text:p>
          </table:table-cell>
          <table:table-cell office:value-type="string" calcext:value-type="string">
            <text:p>50668mil</text:p>
          </table:table-cell>
          <table:table-cell office:value-type="string" calcext:value-type="string">
            <text:p>28637mil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K2</text:p>
          </table:table-cell>
          <table:table-cell table:formula="of:=NUMBERVALUE(LEFT([.C63];LEN([.C63])-3);&quot;.&quot;)*25.4/1000-[.L$4]" office:value-type="float" office:value="4.12211520000028" calcext:value-type="float">
            <text:p>4.12211520000028</text:p>
          </table:table-cell>
          <table:table-cell table:formula="of:=NUMBERVALUE(LEFT([.D63];LEN([.D63])-3);&quot;.&quot;)*25.4/1000-[.M$4]" office:value-type="float" office:value="6.04804479999996" calcext:value-type="float">
            <text:p>6.04804479999996</text:p>
          </table:table-cell>
          <table:table-cell table:formula="of:=NUMBERVALUE(LEFT([.E63];LEN([.E63])-3);&quot;.&quot;)*25.4/1000-[.N$4]" office:value-type="float" office:value="2.47111520000021" calcext:value-type="float">
            <text:p>2.47111520000021</text:p>
          </table:table-cell>
          <table:table-cell table:formula="of:=NUMBERVALUE(LEFT([.F63];LEN([.F63])-3);&quot;.&quot;)*25.4/1000-[.O$4]" office:value-type="float" office:value="9.33731939999996" calcext:value-type="float">
            <text:p>9.33731939999996</text:p>
          </table:table-cell>
          <table:table-cell table:formula="of:=NUMBERVALUE(LEFT([.G63];LEN([.G63])-3);&quot;.&quot;)*25.4/1000-[.P$4]" office:value-type="float" office:value="4.12211520000028" calcext:value-type="float">
            <text:p>4.12211520000028</text:p>
          </table:table-cell>
          <table:table-cell table:formula="of:=NUMBERVALUE(LEFT([.H63];LEN([.H63])-3);&quot;.&quot;)*25.4/1000-[.Q$4]" office:value-type="float" office:value="2.75874479999982" calcext:value-type="float">
            <text:p>2.75874479999982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TANTALUM_KEMET_C</text:p>
          </table:table-cell>
          <table:table-cell office:value-type="string" calcext:value-type="string">
            <text:p>49943mil</text:p>
          </table:table-cell>
          <table:table-cell office:value-type="string" calcext:value-type="string">
            <text:p>28859.5mil</text:p>
          </table:table-cell>
          <table:table-cell office:value-type="string" calcext:value-type="string">
            <text:p>49943mil</text:p>
          </table:table-cell>
          <table:table-cell office:value-type="string" calcext:value-type="string">
            <text:p>28889mil</text:p>
          </table:table-cell>
          <table:table-cell office:value-type="string" calcext:value-type="string">
            <text:p>49943mil</text:p>
          </table:table-cell>
          <table:table-cell office:value-type="string" calcext:value-type="string">
            <text:p>28830mil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1uF</text:p>
          </table:table-cell>
          <table:table-cell table:formula="of:=NUMBERVALUE(LEFT([.C64];LEN([.C64])-3);&quot;.&quot;)*25.4/1000-[.L$4]" office:value-type="float" office:value="-14.2928847999999" calcext:value-type="float">
            <text:p>-14.2928847999999</text:p>
          </table:table-cell>
          <table:table-cell table:formula="of:=NUMBERVALUE(LEFT([.D64];LEN([.D64])-3);&quot;.&quot;)*25.4/1000-[.M$4]" office:value-type="float" office:value="10.9502447999998" calcext:value-type="float">
            <text:p>10.9502447999998</text:p>
          </table:table-cell>
          <table:table-cell table:formula="of:=NUMBERVALUE(LEFT([.E64];LEN([.E64])-3);&quot;.&quot;)*25.4/1000-[.N$4]" office:value-type="float" office:value="-15.9438848" calcext:value-type="float">
            <text:p>-15.9438848</text:p>
          </table:table-cell>
          <table:table-cell table:formula="of:=NUMBERVALUE(LEFT([.F64];LEN([.F64])-3);&quot;.&quot;)*25.4/1000-[.O$4]" office:value-type="float" office:value="14.2395194" calcext:value-type="float">
            <text:p>14.2395194</text:p>
          </table:table-cell>
          <table:table-cell table:formula="of:=NUMBERVALUE(LEFT([.G64];LEN([.G64])-3);&quot;.&quot;)*25.4/1000-[.P$4]" office:value-type="float" office:value="-14.2928847999999" calcext:value-type="float">
            <text:p>-14.2928847999999</text:p>
          </table:table-cell>
          <table:table-cell table:formula="of:=NUMBERVALUE(LEFT([.H64];LEN([.H64])-3);&quot;.&quot;)*25.4/1000-[.Q$4]" office:value-type="float" office:value="7.66094479999993" calcext:value-type="float">
            <text:p>7.66094479999993</text:p>
          </table:table-cell>
          <table:table-cell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x (mm)</text:p>
          </table:table-cell>
          <table:table-cell office:value-type="string" calcext:value-type="string">
            <text:p>y (mm)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Bit number</text:p>
          </table:table-cell>
          <table:table-cell office:value-type="string" calcext:value-type="string">
            <text:p>Bit Mask</text:p>
          </table:table-cell>
          <table:table-cell office:value-type="string" calcext:value-type="string">
            <text:p>Note</text:p>
          </table:table-cell>
          <table:table-cell table:number-columns-repeated="3"/>
          <table:table-cell office:value-type="string" calcext:value-type="string">
            <text:p>Segmen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float" office:value="7.60191520000012" calcext:value-type="float">
            <text:p>7.60191520000012</text:p>
          </table:table-cell>
          <table:table-cell office:value-type="float" office:value="48.2754939999999" calcext:value-type="float">
            <text:p>48.2754939999999</text:p>
          </table:table-cell>
          <table:table-cell office:value-type="string" calcext:value-type="string">
            <text:p>0A</text:p>
          </table:table-cell>
          <table:table-cell table:formula="of:=LEFT([.C2];1)" office:value-type="string" office:string-value="0" calcext:value-type="string">
            <text:p>0</text:p>
          </table:table-cell>
          <table:table-cell table:formula="of:=VLOOKUP(RIGHT([.C2];1);[.$K$2:.$M$9];2)" office:value-type="float" office:value="6" calcext:value-type="float">
            <text:p>6</text:p>
          </table:table-cell>
          <table:table-cell table:formula="of:=VLOOKUP(RIGHT([.C2];1);[.$K$2:.$M$9];3)" office:value-type="string" office:string-value="0x40" calcext:value-type="string">
            <text:p>0x40</text:p>
          </table:table-cell>
          <table:table-cell/>
          <table:table-cell table:formula="of:=&quot;(&quot;&amp;[.D2]&amp;&quot;,&quot;&amp;[.F2]&amp;&quot;,&quot;&amp;[.A2]&amp;&quot;,&quot;&amp;[.B2]&amp;&quot;),#&quot;&amp;[.C2]&amp;&quot; &quot;&amp;[.G2]" office:value-type="string" office:string-value="(0,0x40,7.60191520000012,48.2754939999999),#0A " calcext:value-type="string">
            <text:p>(0,0x40,7.60191520000012,48.2754939999999),#0A 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float" office:value="3.05531520000022" calcext:value-type="float">
            <text:p>3.05531520000022</text:p>
          </table:table-cell>
          <table:table-cell office:value-type="float" office:value="47.8945448" calcext:value-type="float">
            <text:p>47.8945448</text:p>
          </table:table-cell>
          <table:table-cell office:value-type="string" calcext:value-type="string">
            <text:p>0B</text:p>
          </table:table-cell>
          <table:table-cell table:formula="of:=LEFT([.C3];1)" office:value-type="string" office:string-value="0" calcext:value-type="string">
            <text:p>0</text:p>
          </table:table-cell>
          <table:table-cell table:formula="of:=VLOOKUP(RIGHT([.C3];1);[.$K$2:.$M$9];2)" office:value-type="float" office:value="5" calcext:value-type="float">
            <text:p>5</text:p>
          </table:table-cell>
          <table:table-cell table:formula="of:=VLOOKUP(RIGHT([.C3];1);[.$K$2:.$M$9];3)" office:value-type="string" office:string-value="0x20" calcext:value-type="string">
            <text:p>0x20</text:p>
          </table:table-cell>
          <table:table-cell/>
          <table:table-cell table:formula="of:=&quot;(&quot;&amp;[.D3]&amp;&quot;,&quot;&amp;[.F3]&amp;&quot;,&quot;&amp;[.A3]&amp;&quot;,&quot;&amp;[.B3]&amp;&quot;),#&quot;&amp;[.C3]&amp;&quot; &quot;&amp;[.G3]" office:value-type="string" office:string-value="(0,0x20,3.05531520000022,47.8945448),#0B " calcext:value-type="string">
            <text:p>(0,0x20,3.05531520000022,47.8945448),#0B 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float" office:value="-1.23725940000008" calcext:value-type="float">
            <text:p>-1.23725940000008</text:p>
          </table:table-cell>
          <table:table-cell office:value-type="float" office:value="46.3705448" calcext:value-type="float">
            <text:p>46.3705448</text:p>
          </table:table-cell>
          <table:table-cell office:value-type="string" calcext:value-type="string">
            <text:p>0C</text:p>
          </table:table-cell>
          <table:table-cell table:formula="of:=LEFT([.C4];1)" office:value-type="string" office:string-value="0" calcext:value-type="string">
            <text:p>0</text:p>
          </table:table-cell>
          <table:table-cell table:formula="of:=VLOOKUP(RIGHT([.C4];1);[.$K$2:.$M$9];2)" office:value-type="float" office:value="4" calcext:value-type="float">
            <text:p>4</text:p>
          </table:table-cell>
          <table:table-cell table:formula="of:=VLOOKUP(RIGHT([.C4];1);[.$K$2:.$M$9];3)" office:value-type="string" office:string-value="0x10" calcext:value-type="string">
            <text:p>0x10</text:p>
          </table:table-cell>
          <table:table-cell/>
          <table:table-cell table:formula="of:=&quot;(&quot;&amp;[.D4]&amp;&quot;,&quot;&amp;[.F4]&amp;&quot;,&quot;&amp;[.A4]&amp;&quot;,&quot;&amp;[.B4]&amp;&quot;),#&quot;&amp;[.C4]&amp;&quot; &quot;&amp;[.G4]" office:value-type="string" office:string-value="(0,0x10,-1.23725940000008,46.3705448),#0C " calcext:value-type="string">
            <text:p>(0,0x10,-1.23725940000008,46.3705448),#0C 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-4.43765940000003" calcext:value-type="float">
            <text:p>-4.43765940000003</text:p>
          </table:table-cell>
          <table:table-cell office:value-type="float" office:value="43.5257194" calcext:value-type="float">
            <text:p>43.5257194</text:p>
          </table:table-cell>
          <table:table-cell office:value-type="string" calcext:value-type="string">
            <text:p>0D</text:p>
          </table:table-cell>
          <table:table-cell table:formula="of:=LEFT([.C5];1)" office:value-type="string" office:string-value="0" calcext:value-type="string">
            <text:p>0</text:p>
          </table:table-cell>
          <table:table-cell table:formula="of:=VLOOKUP(RIGHT([.C5];1);[.$K$2:.$M$9];2)" office:value-type="float" office:value="3" calcext:value-type="float">
            <text:p>3</text:p>
          </table:table-cell>
          <table:table-cell table:formula="of:=VLOOKUP(RIGHT([.C5];1);[.$K$2:.$M$9];3)" office:value-type="string" office:string-value="0x08" calcext:value-type="string">
            <text:p>0x08</text:p>
          </table:table-cell>
          <table:table-cell/>
          <table:table-cell table:formula="of:=&quot;(&quot;&amp;[.D5]&amp;&quot;,&quot;&amp;[.F5]&amp;&quot;,&quot;&amp;[.A5]&amp;&quot;,&quot;&amp;[.B5]&amp;&quot;),#&quot;&amp;[.C5]&amp;&quot; &quot;&amp;[.G5]" office:value-type="string" office:string-value="(0,0x08,-4.43765940000003,43.5257194),#0D " calcext:value-type="string">
            <text:p>(0,0x08,-4.43765940000003,43.5257194),#0D 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float" office:value="-6.6982594000001" calcext:value-type="float">
            <text:p>-6.6982594000001</text:p>
          </table:table-cell>
          <table:table-cell office:value-type="float" office:value="39.7411193999999" calcext:value-type="float">
            <text:p>39.7411193999999</text:p>
          </table:table-cell>
          <table:table-cell office:value-type="string" calcext:value-type="string">
            <text:p>0E</text:p>
          </table:table-cell>
          <table:table-cell table:formula="of:=LEFT([.C6];1)" office:value-type="string" office:string-value="0" calcext:value-type="string">
            <text:p>0</text:p>
          </table:table-cell>
          <table:table-cell table:formula="of:=VLOOKUP(RIGHT([.C6];1);[.$K$2:.$M$9];2)" office:value-type="float" office:value="2" calcext:value-type="float">
            <text:p>2</text:p>
          </table:table-cell>
          <table:table-cell table:formula="of:=VLOOKUP(RIGHT([.C6];1);[.$K$2:.$M$9];3)" office:value-type="string" office:string-value="0x04" calcext:value-type="string">
            <text:p>0x04</text:p>
          </table:table-cell>
          <table:table-cell/>
          <table:table-cell table:formula="of:=&quot;(&quot;&amp;[.D6]&amp;&quot;,&quot;&amp;[.F6]&amp;&quot;,&quot;&amp;[.A6]&amp;&quot;,&quot;&amp;[.B6]&amp;&quot;),#&quot;&amp;[.C6]&amp;&quot; &quot;&amp;[.G6]" office:value-type="string" office:string-value="(0,0x04,-6.6982594000001,39.7411193999999),#0E " calcext:value-type="string">
            <text:p>(0,0x04,-6.6982594000001,39.7411193999999),#0E 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-7.48151919999987" calcext:value-type="float">
            <text:p>-7.48151919999987</text:p>
          </table:table-cell>
          <table:table-cell office:value-type="float" office:value="34.9029019999999" calcext:value-type="float">
            <text:p>34.9029019999999</text:p>
          </table:table-cell>
          <table:table-cell office:value-type="string" calcext:value-type="string">
            <text:p>0F</text:p>
          </table:table-cell>
          <table:table-cell table:formula="of:=LEFT([.C7];1)" office:value-type="string" office:string-value="0" calcext:value-type="string">
            <text:p>0</text:p>
          </table:table-cell>
          <table:table-cell table:formula="of:=VLOOKUP(RIGHT([.C7];1);[.$K$2:.$M$9];2)" office:value-type="float" office:value="1" calcext:value-type="float">
            <text:p>1</text:p>
          </table:table-cell>
          <table:table-cell table:formula="of:=VLOOKUP(RIGHT([.C7];1);[.$K$2:.$M$9];3)" office:value-type="string" office:string-value="0x02" calcext:value-type="string">
            <text:p>0x02</text:p>
          </table:table-cell>
          <table:table-cell/>
          <table:table-cell table:formula="of:=&quot;(&quot;&amp;[.D7]&amp;&quot;,&quot;&amp;[.F7]&amp;&quot;,&quot;&amp;[.A7]&amp;&quot;,&quot;&amp;[.B7]&amp;&quot;),#&quot;&amp;[.C7]&amp;&quot; &quot;&amp;[.G7]" office:value-type="string" office:string-value="(0,0x02,-7.48151919999987,34.9029019999999),#0F " calcext:value-type="string">
            <text:p>(0,0x02,-7.48151919999987,34.9029019999999),#0F 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-5.19968479999989" calcext:value-type="float">
            <text:p>-5.19968479999989</text:p>
          </table:table-cell>
          <table:table-cell office:value-type="float" office:value="30.9527701999999" calcext:value-type="float">
            <text:p>30.9527701999999</text:p>
          </table:table-cell>
          <table:table-cell office:value-type="string" calcext:value-type="string">
            <text:p>0G</text:p>
          </table:table-cell>
          <table:table-cell table:formula="of:=LEFT([.C8];1)" office:value-type="string" office:string-value="0" calcext:value-type="string">
            <text:p>0</text:p>
          </table:table-cell>
          <table:table-cell table:formula="of:=VLOOKUP(RIGHT([.C8];1);[.$K$2:.$M$9];2)" office:value-type="float" office:value="0" calcext:value-type="float">
            <text:p>0</text:p>
          </table:table-cell>
          <table:table-cell table:formula="of:=VLOOKUP(RIGHT([.C8];1);[.$K$2:.$M$9];3)" office:value-type="string" office:string-value="0x01" calcext:value-type="string">
            <text:p>0x01</text:p>
          </table:table-cell>
          <table:table-cell/>
          <table:table-cell table:formula="of:=&quot;(&quot;&amp;[.D8]&amp;&quot;,&quot;&amp;[.F8]&amp;&quot;,&quot;&amp;[.A8]&amp;&quot;,&quot;&amp;[.B8]&amp;&quot;),#&quot;&amp;[.C8]&amp;&quot; &quot;&amp;[.G8]" office:value-type="string" office:string-value="(0,0x01,-5.19968479999989,30.9527701999999),#0G " calcext:value-type="string">
            <text:p>(0,0x01,-5.19968479999989,30.9527701999999),#0G 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-7.35868479999976" calcext:value-type="float">
            <text:p>-7.35868479999976</text:p>
          </table:table-cell>
          <table:table-cell office:value-type="float" office:value="49.0883447999998" calcext:value-type="float">
            <text:p>49.0883447999998</text:p>
          </table:table-cell>
          <table:table-cell office:value-type="string" calcext:value-type="string">
            <text:p>1A</text:p>
          </table:table-cell>
          <table:table-cell table:formula="of:=LEFT([.C9];1)" office:value-type="string" office:string-value="1" calcext:value-type="string">
            <text:p>1</text:p>
          </table:table-cell>
          <table:table-cell table:formula="of:=VLOOKUP(RIGHT([.C9];1);[.$K$2:.$M$9];2)" office:value-type="float" office:value="6" calcext:value-type="float">
            <text:p>6</text:p>
          </table:table-cell>
          <table:table-cell table:formula="of:=VLOOKUP(RIGHT([.C9];1);[.$K$2:.$M$9];3)" office:value-type="string" office:string-value="0x40" calcext:value-type="string">
            <text:p>0x40</text:p>
          </table:table-cell>
          <table:table-cell/>
          <table:table-cell table:formula="of:=&quot;(&quot;&amp;[.D9]&amp;&quot;,&quot;&amp;[.F9]&amp;&quot;,&quot;&amp;[.A9]&amp;&quot;,&quot;&amp;[.B9]&amp;&quot;),#&quot;&amp;[.C9]&amp;&quot; &quot;&amp;[.G9]" office:value-type="string" office:string-value="(1,0x40,-7.35868479999976,49.0883447999998),#1A " calcext:value-type="string">
            <text:p>(1,0x40,-7.35868479999976,49.0883447999998),#1A 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float" office:value="-10.1018847999999" calcext:value-type="float">
            <text:p>-10.1018847999999</text:p>
          </table:table-cell>
          <table:table-cell office:value-type="float" office:value="45.1513447999998" calcext:value-type="float">
            <text:p>45.1513447999998</text:p>
          </table:table-cell>
          <table:table-cell office:value-type="string" calcext:value-type="string">
            <text:p>1B</text:p>
          </table:table-cell>
          <table:table-cell table:formula="of:=LEFT([.C10];1)" office:value-type="string" office:string-value="1" calcext:value-type="string">
            <text:p>1</text:p>
          </table:table-cell>
          <table:table-cell table:formula="of:=VLOOKUP(RIGHT([.C10];1);[.$K$2:.$M$9];2)" office:value-type="float" office:value="5" calcext:value-type="float">
            <text:p>5</text:p>
          </table:table-cell>
          <table:table-cell table:formula="of:=VLOOKUP(RIGHT([.C10];1);[.$K$2:.$M$9];3)" office:value-type="string" office:string-value="0x20" calcext:value-type="string">
            <text:p>0x20</text:p>
          </table:table-cell>
          <table:table-cell/>
          <table:table-cell table:formula="of:=&quot;(&quot;&amp;[.D10]&amp;&quot;,&quot;&amp;[.F10]&amp;&quot;,&quot;&amp;[.A10]&amp;&quot;,&quot;&amp;[.B10]&amp;&quot;),#&quot;&amp;[.C10]&amp;&quot; &quot;&amp;[.G10]" office:value-type="string" office:string-value="(1,0x20,-10.1018847999999,45.1513447999998),#1B " calcext:value-type="string">
            <text:p>(1,0x20,-10.1018847999999,45.1513447999998),#1B </text:p>
          </table:table-cell>
          <table:table-cell table:number-columns-repeated="5"/>
        </table:table-row>
        <table:table-row table:style-name="ro1">
          <table:table-cell office:value-type="float" office:value="-11.4576605999998" calcext:value-type="float">
            <text:p>-11.4576605999998</text:p>
          </table:table-cell>
          <table:table-cell office:value-type="float" office:value="40.6382219999998" calcext:value-type="float">
            <text:p>40.6382219999998</text:p>
          </table:table-cell>
          <table:table-cell office:value-type="string" calcext:value-type="string">
            <text:p>1C</text:p>
          </table:table-cell>
          <table:table-cell table:formula="of:=LEFT([.C11];1)" office:value-type="string" office:string-value="1" calcext:value-type="string">
            <text:p>1</text:p>
          </table:table-cell>
          <table:table-cell table:formula="of:=VLOOKUP(RIGHT([.C11];1);[.$K$2:.$M$9];2)" office:value-type="float" office:value="4" calcext:value-type="float">
            <text:p>4</text:p>
          </table:table-cell>
          <table:table-cell table:formula="of:=VLOOKUP(RIGHT([.C11];1);[.$K$2:.$M$9];3)" office:value-type="string" office:string-value="0x10" calcext:value-type="string">
            <text:p>0x10</text:p>
          </table:table-cell>
          <table:table-cell/>
          <table:table-cell table:formula="of:=&quot;(&quot;&amp;[.D11]&amp;&quot;,&quot;&amp;[.F11]&amp;&quot;,&quot;&amp;[.A11]&amp;&quot;,&quot;&amp;[.B11]&amp;&quot;),#&quot;&amp;[.C11]&amp;&quot; &quot;&amp;[.G11]" office:value-type="string" office:string-value="(1,0x10,-11.4576605999998,40.6382219999998),#1C " calcext:value-type="string">
            <text:p>(1,0x10,-11.4576605999998,40.6382219999998),#1C </text:p>
          </table:table-cell>
          <table:table-cell table:number-columns-repeated="5"/>
        </table:table-row>
        <table:table-row table:style-name="ro1">
          <table:table-cell office:value-type="float" office:value="-11.8141749999998" calcext:value-type="float">
            <text:p>-11.8141749999998</text:p>
          </table:table-cell>
          <table:table-cell office:value-type="float" office:value="35.9559098" calcext:value-type="float">
            <text:p>35.9559098</text:p>
          </table:table-cell>
          <table:table-cell office:value-type="string" calcext:value-type="string">
            <text:p>1D</text:p>
          </table:table-cell>
          <table:table-cell table:formula="of:=LEFT([.C12];1)" office:value-type="string" office:string-value="1" calcext:value-type="string">
            <text:p>1</text:p>
          </table:table-cell>
          <table:table-cell table:formula="of:=VLOOKUP(RIGHT([.C12];1);[.$K$2:.$M$9];2)" office:value-type="float" office:value="3" calcext:value-type="float">
            <text:p>3</text:p>
          </table:table-cell>
          <table:table-cell table:formula="of:=VLOOKUP(RIGHT([.C12];1);[.$K$2:.$M$9];3)" office:value-type="string" office:string-value="0x08" calcext:value-type="string">
            <text:p>0x08</text:p>
          </table:table-cell>
          <table:table-cell/>
          <table:table-cell table:formula="of:=&quot;(&quot;&amp;[.D12]&amp;&quot;,&quot;&amp;[.F12]&amp;&quot;,&quot;&amp;[.A12]&amp;&quot;,&quot;&amp;[.B12]&amp;&quot;),#&quot;&amp;[.C12]&amp;&quot; &quot;&amp;[.G12]" office:value-type="string" office:string-value="(1,0x08,-11.8141749999998,35.9559098),#1D " calcext:value-type="string">
            <text:p>(1,0x08,-11.8141749999998,35.9559098),#1D </text:p>
          </table:table-cell>
          <table:table-cell table:number-columns-repeated="5"/>
        </table:table-row>
        <table:table-row table:style-name="ro1">
          <table:table-cell office:value-type="float" office:value="-11.2956594" calcext:value-type="float">
            <text:p>-11.2956594</text:p>
          </table:table-cell>
          <table:table-cell office:value-type="float" office:value="31.4607447999999" calcext:value-type="float">
            <text:p>31.4607447999999</text:p>
          </table:table-cell>
          <table:table-cell office:value-type="string" calcext:value-type="string">
            <text:p>1E</text:p>
          </table:table-cell>
          <table:table-cell table:formula="of:=LEFT([.C13];1)" office:value-type="string" office:string-value="1" calcext:value-type="string">
            <text:p>1</text:p>
          </table:table-cell>
          <table:table-cell table:formula="of:=VLOOKUP(RIGHT([.C13];1);[.$K$2:.$M$9];2)" office:value-type="float" office:value="2" calcext:value-type="float">
            <text:p>2</text:p>
          </table:table-cell>
          <table:table-cell table:formula="of:=VLOOKUP(RIGHT([.C13];1);[.$K$2:.$M$9];3)" office:value-type="string" office:string-value="0x04" calcext:value-type="string">
            <text:p>0x04</text:p>
          </table:table-cell>
          <table:table-cell/>
          <table:table-cell table:formula="of:=&quot;(&quot;&amp;[.D13]&amp;&quot;,&quot;&amp;[.F13]&amp;&quot;,&quot;&amp;[.A13]&amp;&quot;,&quot;&amp;[.B13]&amp;&quot;),#&quot;&amp;[.C13]&amp;&quot; &quot;&amp;[.G13]" office:value-type="string" office:string-value="(1,0x04,-11.2956594,31.4607447999999),#1E " calcext:value-type="string">
            <text:p>(1,0x04,-11.2956594,31.4607447999999),#1E </text:p>
          </table:table-cell>
          <table:table-cell table:number-columns-repeated="5"/>
        </table:table-row>
        <table:table-row table:style-name="ro1">
          <table:table-cell office:value-type="float" office:value="-9.05718279999996" calcext:value-type="float">
            <text:p>-9.05718279999996</text:p>
          </table:table-cell>
          <table:table-cell office:value-type="float" office:value="27.6478491999999" calcext:value-type="float">
            <text:p>27.6478491999999</text:p>
          </table:table-cell>
          <table:table-cell office:value-type="string" calcext:value-type="string">
            <text:p>1F</text:p>
          </table:table-cell>
          <table:table-cell table:formula="of:=LEFT([.C14];1)" office:value-type="string" office:string-value="1" calcext:value-type="string">
            <text:p>1</text:p>
          </table:table-cell>
          <table:table-cell table:formula="of:=VLOOKUP(RIGHT([.C14];1);[.$K$2:.$M$9];2)" office:value-type="float" office:value="1" calcext:value-type="float">
            <text:p>1</text:p>
          </table:table-cell>
          <table:table-cell table:formula="of:=VLOOKUP(RIGHT([.C14];1);[.$K$2:.$M$9];3)" office:value-type="string" office:string-value="0x02" calcext:value-type="string">
            <text:p>0x02</text:p>
          </table:table-cell>
          <table:table-cell/>
          <table:table-cell table:formula="of:=&quot;(&quot;&amp;[.D14]&amp;&quot;,&quot;&amp;[.F14]&amp;&quot;,&quot;&amp;[.A14]&amp;&quot;,&quot;&amp;[.B14]&amp;&quot;),#&quot;&amp;[.C14]&amp;&quot; &quot;&amp;[.G14]" office:value-type="string" office:string-value="(1,0x02,-9.05718279999996,27.6478491999999),#1F " calcext:value-type="string">
            <text:p>(1,0x02,-9.05718279999996,27.6478491999999),#1F </text:p>
          </table:table-cell>
          <table:table-cell table:number-columns-repeated="5"/>
        </table:table-row>
        <table:table-row table:style-name="ro1">
          <table:table-cell office:value-type="float" office:value="-4.84032559999969" calcext:value-type="float">
            <text:p>-4.84032559999969</text:p>
          </table:table-cell>
          <table:table-cell office:value-type="float" office:value="26.6498323999999" calcext:value-type="float">
            <text:p>26.6498323999999</text:p>
          </table:table-cell>
          <table:table-cell office:value-type="string" calcext:value-type="string">
            <text:p>1G</text:p>
          </table:table-cell>
          <table:table-cell table:formula="of:=LEFT([.C15];1)" office:value-type="string" office:string-value="1" calcext:value-type="string">
            <text:p>1</text:p>
          </table:table-cell>
          <table:table-cell table:formula="of:=VLOOKUP(RIGHT([.C15];1);[.$K$2:.$M$9];2)" office:value-type="float" office:value="0" calcext:value-type="float">
            <text:p>0</text:p>
          </table:table-cell>
          <table:table-cell table:formula="of:=VLOOKUP(RIGHT([.C15];1);[.$K$2:.$M$9];3)" office:value-type="string" office:string-value="0x01" calcext:value-type="string">
            <text:p>0x01</text:p>
          </table:table-cell>
          <table:table-cell/>
          <table:table-cell table:formula="of:=&quot;(&quot;&amp;[.D15]&amp;&quot;,&quot;&amp;[.F15]&amp;&quot;,&quot;&amp;[.A15]&amp;&quot;,&quot;&amp;[.B15]&amp;&quot;),#&quot;&amp;[.C15]&amp;&quot; &quot;&amp;[.G15]" office:value-type="string" office:string-value="(1,0x01,-4.84032559999969,26.6498323999999),#1G " calcext:value-type="string">
            <text:p>(1,0x01,-4.84032559999969,26.6498323999999),#1G </text:p>
          </table:table-cell>
          <table:table-cell table:number-columns-repeated="5"/>
        </table:table-row>
        <table:table-row table:style-name="ro1">
          <table:table-cell office:value-type="float" office:value="-0.199898000000076" calcext:value-type="float">
            <text:p>-0.199898000000076</text:p>
          </table:table-cell>
          <table:table-cell office:value-type="float" office:value="29.809948" calcext:value-type="float">
            <text:p>29.809948</text:p>
          </table:table-cell>
          <table:table-cell office:value-type="string" calcext:value-type="string">
            <text:p>1P</text:p>
          </table:table-cell>
          <table:table-cell table:formula="of:=LEFT([.C16];1)" office:value-type="string" office:string-value="1" calcext:value-type="string">
            <text:p>1</text:p>
          </table:table-cell>
          <table:table-cell table:formula="of:=VLOOKUP(RIGHT([.C16];1);[.$K$2:.$M$9];2)" office:value-type="float" office:value="7" calcext:value-type="float">
            <text:p>7</text:p>
          </table:table-cell>
          <table:table-cell table:formula="of:=VLOOKUP(RIGHT([.C16];1);[.$K$2:.$M$9];3)" office:value-type="string" office:string-value="0x80" calcext:value-type="string">
            <text:p>0x80</text:p>
          </table:table-cell>
          <table:table-cell office:value-type="string" calcext:value-type="string">
            <text:p>Red (pkg center)</text:p>
          </table:table-cell>
          <table:table-cell table:formula="of:=&quot;(&quot;&amp;[.D16]&amp;&quot;,&quot;&amp;[.F16]&amp;&quot;,&quot;&amp;[.A16]&amp;&quot;,&quot;&amp;[.B16]&amp;&quot;),#&quot;&amp;[.C16]&amp;&quot; &quot;&amp;[.G16]" office:value-type="string" office:string-value="(1,0x80,-0.199898000000076,29.809948),#1P Red (pkg center)" calcext:value-type="string">
            <text:p>(1,0x80,-0.199898000000076,29.809948),#1P Red (pkg center)</text:p>
          </table:table-cell>
          <table:table-cell table:number-columns-repeated="5"/>
        </table:table-row>
        <table:table-row table:style-name="ro1">
          <table:table-cell office:value-type="float" office:value="-16.3248593999999" calcext:value-type="float">
            <text:p>-16.3248593999999</text:p>
          </table:table-cell>
          <table:table-cell office:value-type="float" office:value="37.6329448" calcext:value-type="float">
            <text:p>37.6329448</text:p>
          </table:table-cell>
          <table:table-cell office:value-type="string" calcext:value-type="string">
            <text:p>2A</text:p>
          </table:table-cell>
          <table:table-cell table:formula="of:=LEFT([.C17];1)" office:value-type="string" office:string-value="2" calcext:value-type="string">
            <text:p>2</text:p>
          </table:table-cell>
          <table:table-cell table:formula="of:=VLOOKUP(RIGHT([.C17];1);[.$K$2:.$M$9];2)" office:value-type="float" office:value="6" calcext:value-type="float">
            <text:p>6</text:p>
          </table:table-cell>
          <table:table-cell table:formula="of:=VLOOKUP(RIGHT([.C17];1);[.$K$2:.$M$9];3)" office:value-type="string" office:string-value="0x40" calcext:value-type="string">
            <text:p>0x40</text:p>
          </table:table-cell>
          <table:table-cell/>
          <table:table-cell table:formula="of:=&quot;(&quot;&amp;[.D17]&amp;&quot;,&quot;&amp;[.F17]&amp;&quot;,&quot;&amp;[.A17]&amp;&quot;,&quot;&amp;[.B17]&amp;&quot;),#&quot;&amp;[.C17]&amp;&quot; &quot;&amp;[.G17]" office:value-type="string" office:string-value="(2,0x40,-16.3248593999999,37.6329448),#2A " calcext:value-type="string">
            <text:p>(2,0x40,-16.3248593999999,37.6329448),#2A </text:p>
          </table:table-cell>
          <table:table-cell table:number-columns-repeated="5"/>
        </table:table-row>
        <table:table-row table:style-name="ro1">
          <table:table-cell office:value-type="float" office:value="-16.5026593999999" calcext:value-type="float">
            <text:p>-16.5026593999999</text:p>
          </table:table-cell>
          <table:table-cell office:value-type="float" office:value="33.0609448" calcext:value-type="float">
            <text:p>33.0609448</text:p>
          </table:table-cell>
          <table:table-cell office:value-type="string" calcext:value-type="string">
            <text:p>2B</text:p>
          </table:table-cell>
          <table:table-cell table:formula="of:=LEFT([.C18];1)" office:value-type="string" office:string-value="2" calcext:value-type="string">
            <text:p>2</text:p>
          </table:table-cell>
          <table:table-cell table:formula="of:=VLOOKUP(RIGHT([.C18];1);[.$K$2:.$M$9];2)" office:value-type="float" office:value="5" calcext:value-type="float">
            <text:p>5</text:p>
          </table:table-cell>
          <table:table-cell table:formula="of:=VLOOKUP(RIGHT([.C18];1);[.$K$2:.$M$9];3)" office:value-type="string" office:string-value="0x20" calcext:value-type="string">
            <text:p>0x20</text:p>
          </table:table-cell>
          <table:table-cell/>
          <table:table-cell table:formula="of:=&quot;(&quot;&amp;[.D18]&amp;&quot;,&quot;&amp;[.F18]&amp;&quot;,&quot;&amp;[.A18]&amp;&quot;,&quot;&amp;[.B18]&amp;&quot;),#&quot;&amp;[.C18]&amp;&quot; &quot;&amp;[.G18]" office:value-type="string" office:string-value="(2,0x20,-16.5026593999999,33.0609448),#2B " calcext:value-type="string">
            <text:p>(2,0x20,-16.5026593999999,33.0609448),#2B </text:p>
          </table:table-cell>
          <table:table-cell table:number-columns-repeated="5"/>
        </table:table-row>
        <table:table-row table:style-name="ro1">
          <table:table-cell office:value-type="float" office:value="-15.5374594" calcext:value-type="float">
            <text:p>-15.5374594</text:p>
          </table:table-cell>
          <table:table-cell office:value-type="float" office:value="28.6921447999999" calcext:value-type="float">
            <text:p>28.6921447999999</text:p>
          </table:table-cell>
          <table:table-cell office:value-type="string" calcext:value-type="string">
            <text:p>2C</text:p>
          </table:table-cell>
          <table:table-cell table:formula="of:=LEFT([.C19];1)" office:value-type="string" office:string-value="2" calcext:value-type="string">
            <text:p>2</text:p>
          </table:table-cell>
          <table:table-cell table:formula="of:=VLOOKUP(RIGHT([.C19];1);[.$K$2:.$M$9];2)" office:value-type="float" office:value="4" calcext:value-type="float">
            <text:p>4</text:p>
          </table:table-cell>
          <table:table-cell table:formula="of:=VLOOKUP(RIGHT([.C19];1);[.$K$2:.$M$9];3)" office:value-type="string" office:string-value="0x10" calcext:value-type="string">
            <text:p>0x10</text:p>
          </table:table-cell>
          <table:table-cell/>
          <table:table-cell table:formula="of:=&quot;(&quot;&amp;[.D19]&amp;&quot;,&quot;&amp;[.F19]&amp;&quot;,&quot;&amp;[.A19]&amp;&quot;,&quot;&amp;[.B19]&amp;&quot;),#&quot;&amp;[.C19]&amp;&quot; &quot;&amp;[.G19]" office:value-type="string" office:string-value="(2,0x10,-15.5374594,28.6921447999999),#2C " calcext:value-type="string">
            <text:p>(2,0x10,-15.5374594,28.6921447999999),#2C </text:p>
          </table:table-cell>
          <table:table-cell table:number-columns-repeated="5"/>
        </table:table-row>
        <table:table-row table:style-name="ro1">
          <table:table-cell office:value-type="float" office:value="-13.1244594" calcext:value-type="float">
            <text:p>-13.1244594</text:p>
          </table:table-cell>
          <table:table-cell office:value-type="float" office:value="24.8821447999999" calcext:value-type="float">
            <text:p>24.8821447999999</text:p>
          </table:table-cell>
          <table:table-cell office:value-type="string" calcext:value-type="string">
            <text:p>2D</text:p>
          </table:table-cell>
          <table:table-cell table:formula="of:=LEFT([.C20];1)" office:value-type="string" office:string-value="2" calcext:value-type="string">
            <text:p>2</text:p>
          </table:table-cell>
          <table:table-cell table:formula="of:=VLOOKUP(RIGHT([.C20];1);[.$K$2:.$M$9];2)" office:value-type="float" office:value="3" calcext:value-type="float">
            <text:p>3</text:p>
          </table:table-cell>
          <table:table-cell table:formula="of:=VLOOKUP(RIGHT([.C20];1);[.$K$2:.$M$9];3)" office:value-type="string" office:string-value="0x08" calcext:value-type="string">
            <text:p>0x08</text:p>
          </table:table-cell>
          <table:table-cell/>
          <table:table-cell table:formula="of:=&quot;(&quot;&amp;[.D20]&amp;&quot;,&quot;&amp;[.F20]&amp;&quot;,&quot;&amp;[.A20]&amp;&quot;,&quot;&amp;[.B20]&amp;&quot;),#&quot;&amp;[.C20]&amp;&quot; &quot;&amp;[.G20]" office:value-type="string" office:string-value="(2,0x08,-13.1244594,24.8821447999999),#2D " calcext:value-type="string">
            <text:p>(2,0x08,-13.1244594,24.8821447999999),#2D </text:p>
          </table:table-cell>
          <table:table-cell table:number-columns-repeated="5"/>
        </table:table-row>
        <table:table-row table:style-name="ro1">
          <table:table-cell office:value-type="float" office:value="-9.6700593999999" calcext:value-type="float">
            <text:p>-9.6700593999999</text:p>
          </table:table-cell>
          <table:table-cell office:value-type="float" office:value="22.1389701999999" calcext:value-type="float">
            <text:p>22.1389701999999</text:p>
          </table:table-cell>
          <table:table-cell office:value-type="string" calcext:value-type="string">
            <text:p>2E</text:p>
          </table:table-cell>
          <table:table-cell table:formula="of:=LEFT([.C21];1)" office:value-type="string" office:string-value="2" calcext:value-type="string">
            <text:p>2</text:p>
          </table:table-cell>
          <table:table-cell table:formula="of:=VLOOKUP(RIGHT([.C21];1);[.$K$2:.$M$9];2)" office:value-type="float" office:value="2" calcext:value-type="float">
            <text:p>2</text:p>
          </table:table-cell>
          <table:table-cell table:formula="of:=VLOOKUP(RIGHT([.C21];1);[.$K$2:.$M$9];3)" office:value-type="string" office:string-value="0x04" calcext:value-type="string">
            <text:p>0x04</text:p>
          </table:table-cell>
          <table:table-cell/>
          <table:table-cell table:formula="of:=&quot;(&quot;&amp;[.D21]&amp;&quot;,&quot;&amp;[.F21]&amp;&quot;,&quot;&amp;[.A21]&amp;&quot;,&quot;&amp;[.B21]&amp;&quot;),#&quot;&amp;[.C21]&amp;&quot; &quot;&amp;[.G21]" office:value-type="string" office:string-value="(2,0x04,-9.6700593999999,22.1389701999999),#2E " calcext:value-type="string">
            <text:p>(2,0x04,-9.6700593999999,22.1389701999999),#2E </text:p>
          </table:table-cell>
          <table:table-cell table:number-columns-repeated="5"/>
        </table:table-row>
        <table:table-row table:style-name="ro1">
          <table:table-cell office:value-type="float" office:value="-5.02191019999964" calcext:value-type="float">
            <text:p>-5.02191019999964</text:p>
          </table:table-cell>
          <table:table-cell office:value-type="float" office:value="21.8849701999999" calcext:value-type="float">
            <text:p>21.8849701999999</text:p>
          </table:table-cell>
          <table:table-cell office:value-type="string" calcext:value-type="string">
            <text:p>2F</text:p>
          </table:table-cell>
          <table:table-cell table:formula="of:=LEFT([.C22];1)" office:value-type="string" office:string-value="2" calcext:value-type="string">
            <text:p>2</text:p>
          </table:table-cell>
          <table:table-cell table:formula="of:=VLOOKUP(RIGHT([.C22];1);[.$K$2:.$M$9];2)" office:value-type="float" office:value="1" calcext:value-type="float">
            <text:p>1</text:p>
          </table:table-cell>
          <table:table-cell table:formula="of:=VLOOKUP(RIGHT([.C22];1);[.$K$2:.$M$9];3)" office:value-type="string" office:string-value="0x02" calcext:value-type="string">
            <text:p>0x02</text:p>
          </table:table-cell>
          <table:table-cell/>
          <table:table-cell table:formula="of:=&quot;(&quot;&amp;[.D22]&amp;&quot;,&quot;&amp;[.F22]&amp;&quot;,&quot;&amp;[.A22]&amp;&quot;,&quot;&amp;[.B22]&amp;&quot;),#&quot;&amp;[.C22]&amp;&quot; &quot;&amp;[.G22]" office:value-type="string" office:string-value="(2,0x02,-5.02191019999964,21.8849701999999),#2F " calcext:value-type="string">
            <text:p>(2,0x02,-5.02191019999964,21.8849701999999),#2F </text:p>
          </table:table-cell>
          <table:table-cell table:number-columns-repeated="5"/>
        </table:table-row>
        <table:table-row table:style-name="ro1">
          <table:table-cell office:value-type="float" office:value="-1.31351019999988" calcext:value-type="float">
            <text:p>-1.31351019999988</text:p>
          </table:table-cell>
          <table:table-cell office:value-type="float" office:value="24.2979448" calcext:value-type="float">
            <text:p>24.2979448</text:p>
          </table:table-cell>
          <table:table-cell office:value-type="string" calcext:value-type="string">
            <text:p>2G</text:p>
          </table:table-cell>
          <table:table-cell table:formula="of:=LEFT([.C23];1)" office:value-type="string" office:string-value="2" calcext:value-type="string">
            <text:p>2</text:p>
          </table:table-cell>
          <table:table-cell table:formula="of:=VLOOKUP(RIGHT([.C23];1);[.$K$2:.$M$9];2)" office:value-type="float" office:value="0" calcext:value-type="float">
            <text:p>0</text:p>
          </table:table-cell>
          <table:table-cell table:formula="of:=VLOOKUP(RIGHT([.C23];1);[.$K$2:.$M$9];3)" office:value-type="string" office:string-value="0x01" calcext:value-type="string">
            <text:p>0x01</text:p>
          </table:table-cell>
          <table:table-cell/>
          <table:table-cell table:formula="of:=&quot;(&quot;&amp;[.D23]&amp;&quot;,&quot;&amp;[.F23]&amp;&quot;,&quot;&amp;[.A23]&amp;&quot;,&quot;&amp;[.B23]&amp;&quot;),#&quot;&amp;[.C23]&amp;&quot; &quot;&amp;[.G23]" office:value-type="string" office:string-value="(2,0x01,-1.31351019999988,24.2979448),#2G " calcext:value-type="string">
            <text:p>(2,0x01,-1.31351019999988,24.2979448),#2G </text:p>
          </table:table-cell>
          <table:table-cell table:number-columns-repeated="5"/>
        </table:table-row>
        <table:table-row table:style-name="ro1">
          <table:table-cell office:value-type="float" office:value="-0.199898000000076" calcext:value-type="float">
            <text:p>-0.199898000000076</text:p>
          </table:table-cell>
          <table:table-cell office:value-type="float" office:value="29.809948" calcext:value-type="float">
            <text:p>29.809948</text:p>
          </table:table-cell>
          <table:table-cell office:value-type="string" calcext:value-type="string">
            <text:p>2P</text:p>
          </table:table-cell>
          <table:table-cell table:formula="of:=LEFT([.C24];1)" office:value-type="string" office:string-value="2" calcext:value-type="string">
            <text:p>2</text:p>
          </table:table-cell>
          <table:table-cell table:formula="of:=VLOOKUP(RIGHT([.C24];1);[.$K$2:.$M$9];2)" office:value-type="float" office:value="7" calcext:value-type="float">
            <text:p>7</text:p>
          </table:table-cell>
          <table:table-cell table:formula="of:=VLOOKUP(RIGHT([.C24];1);[.$K$2:.$M$9];3)" office:value-type="string" office:string-value="0x80" calcext:value-type="string">
            <text:p>0x80</text:p>
          </table:table-cell>
          <table:table-cell office:value-type="string" calcext:value-type="string">
            <text:p>Green (pkg center)</text:p>
          </table:table-cell>
          <table:table-cell table:formula="of:=&quot;(&quot;&amp;[.D24]&amp;&quot;,&quot;&amp;[.F24]&amp;&quot;,&quot;&amp;[.A24]&amp;&quot;,&quot;&amp;[.B24]&amp;&quot;),#&quot;&amp;[.C24]&amp;&quot; &quot;&amp;[.G24]" office:value-type="string" office:string-value="(2,0x80,-0.199898000000076,29.809948),#2P Green (pkg center)" calcext:value-type="string">
            <text:p>(2,0x80,-0.199898000000076,29.809948),#2P Green (pkg center)</text:p>
          </table:table-cell>
          <table:table-cell table:number-columns-repeated="5"/>
        </table:table-row>
        <table:table-row table:style-name="ro1">
          <table:table-cell office:value-type="float" office:value="-16.1724594" calcext:value-type="float">
            <text:p>-16.1724594</text:p>
          </table:table-cell>
          <table:table-cell office:value-type="float" office:value="21.2499701999999" calcext:value-type="float">
            <text:p>21.2499701999999</text:p>
          </table:table-cell>
          <table:table-cell office:value-type="string" calcext:value-type="string">
            <text:p>3A</text:p>
          </table:table-cell>
          <table:table-cell table:formula="of:=LEFT([.C25];1)" office:value-type="string" office:string-value="3" calcext:value-type="string">
            <text:p>3</text:p>
          </table:table-cell>
          <table:table-cell table:formula="of:=VLOOKUP(RIGHT([.C25];1);[.$K$2:.$M$9];2)" office:value-type="float" office:value="6" calcext:value-type="float">
            <text:p>6</text:p>
          </table:table-cell>
          <table:table-cell table:formula="of:=VLOOKUP(RIGHT([.C25];1);[.$K$2:.$M$9];3)" office:value-type="string" office:string-value="0x40" calcext:value-type="string">
            <text:p>0x40</text:p>
          </table:table-cell>
          <table:table-cell/>
          <table:table-cell table:formula="of:=&quot;(&quot;&amp;[.D25]&amp;&quot;,&quot;&amp;[.F25]&amp;&quot;,&quot;&amp;[.A25]&amp;&quot;,&quot;&amp;[.B25]&amp;&quot;),#&quot;&amp;[.C25]&amp;&quot; &quot;&amp;[.G25]" office:value-type="string" office:string-value="(3,0x40,-16.1724594,21.2499701999999),#3A " calcext:value-type="string">
            <text:p>(3,0x40,-16.1724594,21.2499701999999),#3A </text:p>
          </table:table-cell>
          <table:table-cell table:number-columns-repeated="5"/>
        </table:table-row>
        <table:table-row table:style-name="ro1">
          <table:table-cell office:value-type="float" office:value="-13.5054848" calcext:value-type="float">
            <text:p>-13.5054848</text:p>
          </table:table-cell>
          <table:table-cell office:value-type="float" office:value="18.3543447999999" calcext:value-type="float">
            <text:p>18.3543447999999</text:p>
          </table:table-cell>
          <table:table-cell office:value-type="string" calcext:value-type="string">
            <text:p>3B</text:p>
          </table:table-cell>
          <table:table-cell table:formula="of:=LEFT([.C26];1)" office:value-type="string" office:string-value="3" calcext:value-type="string">
            <text:p>3</text:p>
          </table:table-cell>
          <table:table-cell table:formula="of:=VLOOKUP(RIGHT([.C26];1);[.$K$2:.$M$9];2)" office:value-type="float" office:value="5" calcext:value-type="float">
            <text:p>5</text:p>
          </table:table-cell>
          <table:table-cell table:formula="of:=VLOOKUP(RIGHT([.C26];1);[.$K$2:.$M$9];3)" office:value-type="string" office:string-value="0x20" calcext:value-type="string">
            <text:p>0x20</text:p>
          </table:table-cell>
          <table:table-cell/>
          <table:table-cell table:formula="of:=&quot;(&quot;&amp;[.D26]&amp;&quot;,&quot;&amp;[.F26]&amp;&quot;,&quot;&amp;[.A26]&amp;&quot;,&quot;&amp;[.B26]&amp;&quot;),#&quot;&amp;[.C26]&amp;&quot; &quot;&amp;[.G26]" office:value-type="string" office:string-value="(3,0x20,-13.5054848,18.3543447999999),#3B " calcext:value-type="string">
            <text:p>(3,0x20,-13.5054848,18.3543447999999),#3B </text:p>
          </table:table-cell>
          <table:table-cell table:number-columns-repeated="5"/>
        </table:table-row>
        <table:table-row table:style-name="ro1">
          <table:table-cell office:value-type="float" office:value="-9.64468479999982" calcext:value-type="float">
            <text:p>-9.64468479999982</text:p>
          </table:table-cell>
          <table:table-cell office:value-type="float" office:value="16.8049701999998" calcext:value-type="float">
            <text:p>16.8049701999998</text:p>
          </table:table-cell>
          <table:table-cell office:value-type="string" calcext:value-type="string">
            <text:p>3C</text:p>
          </table:table-cell>
          <table:table-cell table:formula="of:=LEFT([.C27];1)" office:value-type="string" office:string-value="3" calcext:value-type="string">
            <text:p>3</text:p>
          </table:table-cell>
          <table:table-cell table:formula="of:=VLOOKUP(RIGHT([.C27];1);[.$K$2:.$M$9];2)" office:value-type="float" office:value="4" calcext:value-type="float">
            <text:p>4</text:p>
          </table:table-cell>
          <table:table-cell table:formula="of:=VLOOKUP(RIGHT([.C27];1);[.$K$2:.$M$9];3)" office:value-type="string" office:string-value="0x10" calcext:value-type="string">
            <text:p>0x10</text:p>
          </table:table-cell>
          <table:table-cell/>
          <table:table-cell table:formula="of:=&quot;(&quot;&amp;[.D27]&amp;&quot;,&quot;&amp;[.F27]&amp;&quot;,&quot;&amp;[.A27]&amp;&quot;,&quot;&amp;[.B27]&amp;&quot;),#&quot;&amp;[.C27]&amp;&quot; &quot;&amp;[.G27]" office:value-type="string" office:string-value="(3,0x10,-9.64468479999982,16.8049701999998),#3C " calcext:value-type="string">
            <text:p>(3,0x10,-9.64468479999982,16.8049701999998),#3C </text:p>
          </table:table-cell>
          <table:table-cell table:number-columns-repeated="5"/>
        </table:table-row>
        <table:table-row table:style-name="ro1">
          <table:table-cell office:value-type="float" office:value="-5.58068479999997" calcext:value-type="float">
            <text:p>-5.58068479999997</text:p>
          </table:table-cell>
          <table:table-cell office:value-type="float" office:value="16.7287702" calcext:value-type="float">
            <text:p>16.7287702</text:p>
          </table:table-cell>
          <table:table-cell office:value-type="string" calcext:value-type="string">
            <text:p>3D</text:p>
          </table:table-cell>
          <table:table-cell table:formula="of:=LEFT([.C28];1)" office:value-type="string" office:string-value="3" calcext:value-type="string">
            <text:p>3</text:p>
          </table:table-cell>
          <table:table-cell table:formula="of:=VLOOKUP(RIGHT([.C28];1);[.$K$2:.$M$9];2)" office:value-type="float" office:value="3" calcext:value-type="float">
            <text:p>3</text:p>
          </table:table-cell>
          <table:table-cell table:formula="of:=VLOOKUP(RIGHT([.C28];1);[.$K$2:.$M$9];3)" office:value-type="string" office:string-value="0x08" calcext:value-type="string">
            <text:p>0x08</text:p>
          </table:table-cell>
          <table:table-cell/>
          <table:table-cell table:formula="of:=&quot;(&quot;&amp;[.D28]&amp;&quot;,&quot;&amp;[.F28]&amp;&quot;,&quot;&amp;[.A28]&amp;&quot;,&quot;&amp;[.B28]&amp;&quot;),#&quot;&amp;[.C28]&amp;&quot; &quot;&amp;[.G28]" office:value-type="string" office:string-value="(3,0x08,-5.58068479999997,16.7287702),#3D " calcext:value-type="string">
            <text:p>(3,0x08,-5.58068479999997,16.7287702),#3D </text:p>
          </table:table-cell>
          <table:table-cell table:number-columns-repeated="5"/>
        </table:table-row>
        <table:table-row table:style-name="ro1">
          <table:table-cell office:value-type="float" office:value="-1.74528480000004" calcext:value-type="float">
            <text:p>-1.74528480000004</text:p>
          </table:table-cell>
          <table:table-cell office:value-type="float" office:value="18.1511701999999" calcext:value-type="float">
            <text:p>18.1511701999999</text:p>
          </table:table-cell>
          <table:table-cell office:value-type="string" calcext:value-type="string">
            <text:p>3E</text:p>
          </table:table-cell>
          <table:table-cell table:formula="of:=LEFT([.C29];1)" office:value-type="string" office:string-value="3" calcext:value-type="string">
            <text:p>3</text:p>
          </table:table-cell>
          <table:table-cell table:formula="of:=VLOOKUP(RIGHT([.C29];1);[.$K$2:.$M$9];2)" office:value-type="float" office:value="2" calcext:value-type="float">
            <text:p>2</text:p>
          </table:table-cell>
          <table:table-cell table:formula="of:=VLOOKUP(RIGHT([.C29];1);[.$K$2:.$M$9];3)" office:value-type="string" office:string-value="0x04" calcext:value-type="string">
            <text:p>0x04</text:p>
          </table:table-cell>
          <table:table-cell/>
          <table:table-cell table:formula="of:=&quot;(&quot;&amp;[.D29]&amp;&quot;,&quot;&amp;[.F29]&amp;&quot;,&quot;&amp;[.A29]&amp;&quot;,&quot;&amp;[.B29]&amp;&quot;),#&quot;&amp;[.C29]&amp;&quot; &quot;&amp;[.G29]" office:value-type="string" office:string-value="(3,0x04,-1.74528480000004,18.1511701999999),#3E " calcext:value-type="string">
            <text:p>(3,0x04,-1.74528480000004,18.1511701999999),#3E </text:p>
          </table:table-cell>
          <table:table-cell table:number-columns-repeated="5"/>
        </table:table-row>
        <table:table-row table:style-name="ro1">
          <table:table-cell office:value-type="float" office:value="1.37888980000025" calcext:value-type="float">
            <text:p>1.37888980000025</text:p>
          </table:table-cell>
          <table:table-cell office:value-type="float" office:value="20.9451447999999" calcext:value-type="float">
            <text:p>20.9451447999999</text:p>
          </table:table-cell>
          <table:table-cell office:value-type="string" calcext:value-type="string">
            <text:p>3F</text:p>
          </table:table-cell>
          <table:table-cell table:formula="of:=LEFT([.C30];1)" office:value-type="string" office:string-value="3" calcext:value-type="string">
            <text:p>3</text:p>
          </table:table-cell>
          <table:table-cell table:formula="of:=VLOOKUP(RIGHT([.C30];1);[.$K$2:.$M$9];2)" office:value-type="float" office:value="1" calcext:value-type="float">
            <text:p>1</text:p>
          </table:table-cell>
          <table:table-cell table:formula="of:=VLOOKUP(RIGHT([.C30];1);[.$K$2:.$M$9];3)" office:value-type="string" office:string-value="0x02" calcext:value-type="string">
            <text:p>0x02</text:p>
          </table:table-cell>
          <table:table-cell/>
          <table:table-cell table:formula="of:=&quot;(&quot;&amp;[.D30]&amp;&quot;,&quot;&amp;[.F30]&amp;&quot;,&quot;&amp;[.A30]&amp;&quot;,&quot;&amp;[.B30]&amp;&quot;),#&quot;&amp;[.C30]&amp;&quot; &quot;&amp;[.G30]" office:value-type="string" office:string-value="(3,0x02,1.37888980000025,20.9451447999999),#3F " calcext:value-type="string">
            <text:p>(3,0x02,1.37888980000025,20.9451447999999),#3F </text:p>
          </table:table-cell>
          <table:table-cell table:number-columns-repeated="5"/>
        </table:table-row>
        <table:table-row table:style-name="ro1">
          <table:table-cell office:value-type="float" office:value="3.02988980000032" calcext:value-type="float">
            <text:p>3.02988980000032</text:p>
          </table:table-cell>
          <table:table-cell office:value-type="float" office:value="24.8313194" calcext:value-type="float">
            <text:p>24.8313194</text:p>
          </table:table-cell>
          <table:table-cell office:value-type="string" calcext:value-type="string">
            <text:p>3G</text:p>
          </table:table-cell>
          <table:table-cell table:formula="of:=LEFT([.C31];1)" office:value-type="string" office:string-value="3" calcext:value-type="string">
            <text:p>3</text:p>
          </table:table-cell>
          <table:table-cell table:formula="of:=VLOOKUP(RIGHT([.C31];1);[.$K$2:.$M$9];2)" office:value-type="float" office:value="0" calcext:value-type="float">
            <text:p>0</text:p>
          </table:table-cell>
          <table:table-cell table:formula="of:=VLOOKUP(RIGHT([.C31];1);[.$K$2:.$M$9];3)" office:value-type="string" office:string-value="0x01" calcext:value-type="string">
            <text:p>0x01</text:p>
          </table:table-cell>
          <table:table-cell/>
          <table:table-cell table:formula="of:=&quot;(&quot;&amp;[.D31]&amp;&quot;,&quot;&amp;[.F31]&amp;&quot;,&quot;&amp;[.A31]&amp;&quot;,&quot;&amp;[.B31]&amp;&quot;),#&quot;&amp;[.C31]&amp;&quot; &quot;&amp;[.G31]" office:value-type="string" office:string-value="(3,0x01,3.02988980000032,24.8313194),#3G " calcext:value-type="string">
            <text:p>(3,0x01,3.02988980000032,24.8313194),#3G </text:p>
          </table:table-cell>
          <table:table-cell table:number-columns-repeated="5"/>
        </table:table-row>
        <table:table-row table:style-name="ro1">
          <table:table-cell office:value-type="float" office:value="-0.199898000000076" calcext:value-type="float">
            <text:p>-0.199898000000076</text:p>
          </table:table-cell>
          <table:table-cell office:value-type="float" office:value="29.809948" calcext:value-type="float">
            <text:p>29.809948</text:p>
          </table:table-cell>
          <table:table-cell office:value-type="string" calcext:value-type="string">
            <text:p>3P</text:p>
          </table:table-cell>
          <table:table-cell table:formula="of:=LEFT([.C32];1)" office:value-type="string" office:string-value="3" calcext:value-type="string">
            <text:p>3</text:p>
          </table:table-cell>
          <table:table-cell table:formula="of:=VLOOKUP(RIGHT([.C32];1);[.$K$2:.$M$9];2)" office:value-type="float" office:value="7" calcext:value-type="float">
            <text:p>7</text:p>
          </table:table-cell>
          <table:table-cell table:formula="of:=VLOOKUP(RIGHT([.C32];1);[.$K$2:.$M$9];3)" office:value-type="string" office:string-value="0x80" calcext:value-type="string">
            <text:p>0x80</text:p>
          </table:table-cell>
          <table:table-cell office:value-type="string" calcext:value-type="string">
            <text:p>Blue (pkg center)</text:p>
          </table:table-cell>
          <table:table-cell table:formula="of:=&quot;(&quot;&amp;[.D32]&amp;&quot;,&quot;&amp;[.F32]&amp;&quot;,&quot;&amp;[.A32]&amp;&quot;,&quot;&amp;[.B32]&amp;&quot;),#&quot;&amp;[.C32]&amp;&quot; &quot;&amp;[.G32]" office:value-type="string" office:string-value="(3,0x80,-0.199898000000076,29.809948),#3P Blue (pkg center)" calcext:value-type="string">
            <text:p>(3,0x80,-0.199898000000076,29.809948),#3P Blue (pkg center)</text:p>
          </table:table-cell>
          <table:table-cell table:number-columns-repeated="5"/>
        </table:table-row>
        <table:table-row table:style-name="ro1">
          <table:table-cell office:value-type="float" office:value="-7.94288479999977" calcext:value-type="float">
            <text:p>-7.94288479999977</text:p>
          </table:table-cell>
          <table:table-cell office:value-type="float" office:value="11.4709955999999" calcext:value-type="float">
            <text:p>11.4709955999999</text:p>
          </table:table-cell>
          <table:table-cell office:value-type="string" calcext:value-type="string">
            <text:p>4A</text:p>
          </table:table-cell>
          <table:table-cell table:formula="of:=LEFT([.C33];1)" office:value-type="string" office:string-value="4" calcext:value-type="string">
            <text:p>4</text:p>
          </table:table-cell>
          <table:table-cell table:formula="of:=VLOOKUP(RIGHT([.C33];1);[.$K$2:.$M$9];2)" office:value-type="float" office:value="6" calcext:value-type="float">
            <text:p>6</text:p>
          </table:table-cell>
          <table:table-cell table:formula="of:=VLOOKUP(RIGHT([.C33];1);[.$K$2:.$M$9];3)" office:value-type="string" office:string-value="0x40" calcext:value-type="string">
            <text:p>0x40</text:p>
          </table:table-cell>
          <table:table-cell/>
          <table:table-cell table:formula="of:=&quot;(&quot;&amp;[.D33]&amp;&quot;,&quot;&amp;[.F33]&amp;&quot;,&quot;&amp;[.A33]&amp;&quot;,&quot;&amp;[.B33]&amp;&quot;),#&quot;&amp;[.C33]&amp;&quot; &quot;&amp;[.G33]" office:value-type="string" office:string-value="(4,0x40,-7.94288479999977,11.4709955999999),#4A " calcext:value-type="string">
            <text:p>(4,0x40,-7.94288479999977,11.4709955999999),#4A </text:p>
          </table:table-cell>
          <table:table-cell table:number-columns-repeated="5"/>
        </table:table-row>
        <table:table-row table:style-name="ro1">
          <table:table-cell office:value-type="float" office:value="-3.26931019999961" calcext:value-type="float">
            <text:p>-3.26931019999961</text:p>
          </table:table-cell>
          <table:table-cell office:value-type="float" office:value="11.7249448" calcext:value-type="float">
            <text:p>11.7249448</text:p>
          </table:table-cell>
          <table:table-cell office:value-type="string" calcext:value-type="string">
            <text:p>4B</text:p>
          </table:table-cell>
          <table:table-cell table:formula="of:=LEFT([.C34];1)" office:value-type="string" office:string-value="4" calcext:value-type="string">
            <text:p>4</text:p>
          </table:table-cell>
          <table:table-cell table:formula="of:=VLOOKUP(RIGHT([.C34];1);[.$K$2:.$M$9];2)" office:value-type="float" office:value="5" calcext:value-type="float">
            <text:p>5</text:p>
          </table:table-cell>
          <table:table-cell table:formula="of:=VLOOKUP(RIGHT([.C34];1);[.$K$2:.$M$9];3)" office:value-type="string" office:string-value="0x20" calcext:value-type="string">
            <text:p>0x20</text:p>
          </table:table-cell>
          <table:table-cell/>
          <table:table-cell table:formula="of:=&quot;(&quot;&amp;[.D34]&amp;&quot;,&quot;&amp;[.F34]&amp;&quot;,&quot;&amp;[.A34]&amp;&quot;,&quot;&amp;[.B34]&amp;&quot;),#&quot;&amp;[.C34]&amp;&quot; &quot;&amp;[.G34]" office:value-type="string" office:string-value="(4,0x20,-3.26931019999961,11.7249448),#4B " calcext:value-type="string">
            <text:p>(4,0x20,-3.26931019999961,11.7249448),#4B </text:p>
          </table:table-cell>
          <table:table-cell table:number-columns-repeated="5"/>
        </table:table-row>
        <table:table-row table:style-name="ro1">
          <table:table-cell office:value-type="float" office:value="0.896289800000204" calcext:value-type="float">
            <text:p>0.896289800000204</text:p>
          </table:table-cell>
          <table:table-cell office:value-type="float" office:value="13.2489448" calcext:value-type="float">
            <text:p>13.2489448</text:p>
          </table:table-cell>
          <table:table-cell office:value-type="string" calcext:value-type="string">
            <text:p>4C</text:p>
          </table:table-cell>
          <table:table-cell table:formula="of:=LEFT([.C35];1)" office:value-type="string" office:string-value="4" calcext:value-type="string">
            <text:p>4</text:p>
          </table:table-cell>
          <table:table-cell table:formula="of:=VLOOKUP(RIGHT([.C35];1);[.$K$2:.$M$9];2)" office:value-type="float" office:value="4" calcext:value-type="float">
            <text:p>4</text:p>
          </table:table-cell>
          <table:table-cell table:formula="of:=VLOOKUP(RIGHT([.C35];1);[.$K$2:.$M$9];3)" office:value-type="string" office:string-value="0x10" calcext:value-type="string">
            <text:p>0x10</text:p>
          </table:table-cell>
          <table:table-cell/>
          <table:table-cell table:formula="of:=&quot;(&quot;&amp;[.D35]&amp;&quot;,&quot;&amp;[.F35]&amp;&quot;,&quot;&amp;[.A35]&amp;&quot;,&quot;&amp;[.B35]&amp;&quot;),#&quot;&amp;[.C35]&amp;&quot; &quot;&amp;[.G35]" office:value-type="string" office:string-value="(4,0x10,0.896289800000204,13.2489448),#4C " calcext:value-type="string">
            <text:p>(4,0x10,0.896289800000204,13.2489448),#4C </text:p>
          </table:table-cell>
          <table:table-cell table:number-columns-repeated="5"/>
        </table:table-row>
        <table:table-row table:style-name="ro1">
          <table:table-cell office:value-type="float" office:value="4.09668980000038" calcext:value-type="float">
            <text:p>4.09668980000038</text:p>
          </table:table-cell>
          <table:table-cell office:value-type="float" office:value="16.0937701999999" calcext:value-type="float">
            <text:p>16.0937701999999</text:p>
          </table:table-cell>
          <table:table-cell office:value-type="string" calcext:value-type="string">
            <text:p>4D</text:p>
          </table:table-cell>
          <table:table-cell table:formula="of:=LEFT([.C36];1)" office:value-type="string" office:string-value="4" calcext:value-type="string">
            <text:p>4</text:p>
          </table:table-cell>
          <table:table-cell table:formula="of:=VLOOKUP(RIGHT([.C36];1);[.$K$2:.$M$9];2)" office:value-type="float" office:value="3" calcext:value-type="float">
            <text:p>3</text:p>
          </table:table-cell>
          <table:table-cell table:formula="of:=VLOOKUP(RIGHT([.C36];1);[.$K$2:.$M$9];3)" office:value-type="string" office:string-value="0x08" calcext:value-type="string">
            <text:p>0x08</text:p>
          </table:table-cell>
          <table:table-cell/>
          <table:table-cell table:formula="of:=&quot;(&quot;&amp;[.D36]&amp;&quot;,&quot;&amp;[.F36]&amp;&quot;,&quot;&amp;[.A36]&amp;&quot;,&quot;&amp;[.B36]&amp;&quot;),#&quot;&amp;[.C36]&amp;&quot; &quot;&amp;[.G36]" office:value-type="string" office:string-value="(4,0x08,4.09668980000038,16.0937701999999),#4D " calcext:value-type="string">
            <text:p>(4,0x08,4.09668980000038,16.0937701999999),#4D </text:p>
          </table:table-cell>
          <table:table-cell table:number-columns-repeated="5"/>
        </table:table-row>
        <table:table-row table:style-name="ro1">
          <table:table-cell office:value-type="float" office:value="6.35728980000022" calcext:value-type="float">
            <text:p>6.35728980000022</text:p>
          </table:table-cell>
          <table:table-cell office:value-type="float" office:value="19.8783702" calcext:value-type="float">
            <text:p>19.8783702</text:p>
          </table:table-cell>
          <table:table-cell office:value-type="string" calcext:value-type="string">
            <text:p>4E</text:p>
          </table:table-cell>
          <table:table-cell table:formula="of:=LEFT([.C37];1)" office:value-type="string" office:string-value="4" calcext:value-type="string">
            <text:p>4</text:p>
          </table:table-cell>
          <table:table-cell table:formula="of:=VLOOKUP(RIGHT([.C37];1);[.$K$2:.$M$9];2)" office:value-type="float" office:value="2" calcext:value-type="float">
            <text:p>2</text:p>
          </table:table-cell>
          <table:table-cell table:formula="of:=VLOOKUP(RIGHT([.C37];1);[.$K$2:.$M$9];3)" office:value-type="string" office:string-value="0x04" calcext:value-type="string">
            <text:p>0x04</text:p>
          </table:table-cell>
          <table:table-cell/>
          <table:table-cell table:formula="of:=&quot;(&quot;&amp;[.D37]&amp;&quot;,&quot;&amp;[.F37]&amp;&quot;,&quot;&amp;[.A37]&amp;&quot;,&quot;&amp;[.B37]&amp;&quot;),#&quot;&amp;[.C37]&amp;&quot; &quot;&amp;[.G37]" office:value-type="string" office:string-value="(4,0x04,6.35728980000022,19.8783702),#4E " calcext:value-type="string">
            <text:p>(4,0x04,6.35728980000022,19.8783702),#4E </text:p>
          </table:table-cell>
          <table:table-cell table:number-columns-repeated="5"/>
        </table:table-row>
        <table:table-row table:style-name="ro1">
          <table:table-cell office:value-type="float" office:value="7.13168500000006" calcext:value-type="float">
            <text:p>7.13168500000006</text:p>
          </table:table-cell>
          <table:table-cell office:value-type="float" office:value="24.7162066" calcext:value-type="float">
            <text:p>24.7162066</text:p>
          </table:table-cell>
          <table:table-cell office:value-type="string" calcext:value-type="string">
            <text:p>4F</text:p>
          </table:table-cell>
          <table:table-cell table:formula="of:=LEFT([.C38];1)" office:value-type="string" office:string-value="4" calcext:value-type="string">
            <text:p>4</text:p>
          </table:table-cell>
          <table:table-cell table:formula="of:=VLOOKUP(RIGHT([.C38];1);[.$K$2:.$M$9];2)" office:value-type="float" office:value="1" calcext:value-type="float">
            <text:p>1</text:p>
          </table:table-cell>
          <table:table-cell table:formula="of:=VLOOKUP(RIGHT([.C38];1);[.$K$2:.$M$9];3)" office:value-type="string" office:string-value="0x02" calcext:value-type="string">
            <text:p>0x02</text:p>
          </table:table-cell>
          <table:table-cell/>
          <table:table-cell table:formula="of:=&quot;(&quot;&amp;[.D38]&amp;&quot;,&quot;&amp;[.F38]&amp;&quot;,&quot;&amp;[.A38]&amp;&quot;,&quot;&amp;[.B38]&amp;&quot;),#&quot;&amp;[.C38]&amp;&quot; &quot;&amp;[.G38]" office:value-type="string" office:string-value="(4,0x02,7.13168500000006,24.7162066),#4F " calcext:value-type="string">
            <text:p>(4,0x02,7.13168500000006,24.7162066),#4F </text:p>
          </table:table-cell>
          <table:table-cell table:number-columns-repeated="5"/>
        </table:table-row>
        <table:table-row table:style-name="ro1">
          <table:table-cell office:value-type="float" office:value="4.85871520000001" calcext:value-type="float">
            <text:p>4.85871520000001</text:p>
          </table:table-cell>
          <table:table-cell office:value-type="float" office:value="28.6667193999999" calcext:value-type="float">
            <text:p>28.6667193999999</text:p>
          </table:table-cell>
          <table:table-cell office:value-type="string" calcext:value-type="string">
            <text:p>4G</text:p>
          </table:table-cell>
          <table:table-cell table:formula="of:=LEFT([.C39];1)" office:value-type="string" office:string-value="4" calcext:value-type="string">
            <text:p>4</text:p>
          </table:table-cell>
          <table:table-cell table:formula="of:=VLOOKUP(RIGHT([.C39];1);[.$K$2:.$M$9];2)" office:value-type="float" office:value="0" calcext:value-type="float">
            <text:p>0</text:p>
          </table:table-cell>
          <table:table-cell table:formula="of:=VLOOKUP(RIGHT([.C39];1);[.$K$2:.$M$9];3)" office:value-type="string" office:string-value="0x01" calcext:value-type="string">
            <text:p>0x01</text:p>
          </table:table-cell>
          <table:table-cell/>
          <table:table-cell table:formula="of:=&quot;(&quot;&amp;[.D39]&amp;&quot;,&quot;&amp;[.F39]&amp;&quot;,&quot;&amp;[.A39]&amp;&quot;,&quot;&amp;[.B39]&amp;&quot;),#&quot;&amp;[.C39]&amp;&quot; &quot;&amp;[.G39]" office:value-type="string" office:string-value="(4,0x01,4.85871520000001,28.6667193999999),#4G " calcext:value-type="string">
            <text:p>(4,0x01,4.85871520000001,28.6667193999999),#4G </text:p>
          </table:table-cell>
          <table:table-cell table:number-columns-repeated="5"/>
        </table:table-row>
        <table:table-row table:style-name="ro1">
          <table:table-cell office:value-type="float" office:value="7.01771520000011" calcext:value-type="float">
            <text:p>7.01771520000011</text:p>
          </table:table-cell>
          <table:table-cell office:value-type="float" office:value="10.5311447999999" calcext:value-type="float">
            <text:p>10.5311447999999</text:p>
          </table:table-cell>
          <table:table-cell office:value-type="string" calcext:value-type="string">
            <text:p>5A</text:p>
          </table:table-cell>
          <table:table-cell table:formula="of:=LEFT([.C40];1)" office:value-type="string" office:string-value="5" calcext:value-type="string">
            <text:p>5</text:p>
          </table:table-cell>
          <table:table-cell table:formula="of:=VLOOKUP(RIGHT([.C40];1);[.$K$2:.$M$9];2)" office:value-type="float" office:value="6" calcext:value-type="float">
            <text:p>6</text:p>
          </table:table-cell>
          <table:table-cell table:formula="of:=VLOOKUP(RIGHT([.C40];1);[.$K$2:.$M$9];3)" office:value-type="string" office:string-value="0x40" calcext:value-type="string">
            <text:p>0x40</text:p>
          </table:table-cell>
          <table:table-cell/>
          <table:table-cell table:formula="of:=&quot;(&quot;&amp;[.D40]&amp;&quot;,&quot;&amp;[.F40]&amp;&quot;,&quot;&amp;[.A40]&amp;&quot;,&quot;&amp;[.B40]&amp;&quot;),#&quot;&amp;[.C40]&amp;&quot; &quot;&amp;[.G40]" office:value-type="string" office:string-value="(5,0x40,7.01771520000011,10.5311447999999),#5A " calcext:value-type="string">
            <text:p>(5,0x40,7.01771520000011,10.5311447999999),#5A </text:p>
          </table:table-cell>
          <table:table-cell table:number-columns-repeated="5"/>
        </table:table-row>
        <table:table-row table:style-name="ro1">
          <table:table-cell office:value-type="float" office:value="9.76088980000031" calcext:value-type="float">
            <text:p>9.76088980000031</text:p>
          </table:table-cell>
          <table:table-cell office:value-type="float" office:value="14.4681447999999" calcext:value-type="float">
            <text:p>14.4681447999999</text:p>
          </table:table-cell>
          <table:table-cell office:value-type="string" calcext:value-type="string">
            <text:p>5B</text:p>
          </table:table-cell>
          <table:table-cell table:formula="of:=LEFT([.C41];1)" office:value-type="string" office:string-value="5" calcext:value-type="string">
            <text:p>5</text:p>
          </table:table-cell>
          <table:table-cell table:formula="of:=VLOOKUP(RIGHT([.C41];1);[.$K$2:.$M$9];2)" office:value-type="float" office:value="5" calcext:value-type="float">
            <text:p>5</text:p>
          </table:table-cell>
          <table:table-cell table:formula="of:=VLOOKUP(RIGHT([.C41];1);[.$K$2:.$M$9];3)" office:value-type="string" office:string-value="0x20" calcext:value-type="string">
            <text:p>0x20</text:p>
          </table:table-cell>
          <table:table-cell/>
          <table:table-cell table:formula="of:=&quot;(&quot;&amp;[.D41]&amp;&quot;,&quot;&amp;[.F41]&amp;&quot;,&quot;&amp;[.A41]&amp;&quot;,&quot;&amp;[.B41]&amp;&quot;),#&quot;&amp;[.C41]&amp;&quot; &quot;&amp;[.G41]" office:value-type="string" office:string-value="(5,0x20,9.76088980000031,14.4681447999999),#5B " calcext:value-type="string">
            <text:p>(5,0x20,9.76088980000031,14.4681447999999),#5B </text:p>
          </table:table-cell>
          <table:table-cell table:number-columns-repeated="5"/>
        </table:table-row>
        <table:table-row table:style-name="ro1">
          <table:table-cell office:value-type="float" office:value="11.1166910000002" calcext:value-type="float">
            <text:p>11.1166910000002</text:p>
          </table:table-cell>
          <table:table-cell office:value-type="float" office:value="18.9812675999999" calcext:value-type="float">
            <text:p>18.9812675999999</text:p>
          </table:table-cell>
          <table:table-cell office:value-type="string" calcext:value-type="string">
            <text:p>5C</text:p>
          </table:table-cell>
          <table:table-cell table:formula="of:=LEFT([.C42];1)" office:value-type="string" office:string-value="5" calcext:value-type="string">
            <text:p>5</text:p>
          </table:table-cell>
          <table:table-cell table:formula="of:=VLOOKUP(RIGHT([.C42];1);[.$K$2:.$M$9];2)" office:value-type="float" office:value="4" calcext:value-type="float">
            <text:p>4</text:p>
          </table:table-cell>
          <table:table-cell table:formula="of:=VLOOKUP(RIGHT([.C42];1);[.$K$2:.$M$9];3)" office:value-type="string" office:string-value="0x10" calcext:value-type="string">
            <text:p>0x10</text:p>
          </table:table-cell>
          <table:table-cell/>
          <table:table-cell table:formula="of:=&quot;(&quot;&amp;[.D42]&amp;&quot;,&quot;&amp;[.F42]&amp;&quot;,&quot;&amp;[.A42]&amp;&quot;,&quot;&amp;[.B42]&amp;&quot;),#&quot;&amp;[.C42]&amp;&quot; &quot;&amp;[.G42]" office:value-type="string" office:string-value="(5,0x10,11.1166910000002,18.9812675999999),#5C " calcext:value-type="string">
            <text:p>(5,0x10,11.1166910000002,18.9812675999999),#5C </text:p>
          </table:table-cell>
          <table:table-cell table:number-columns-repeated="5"/>
        </table:table-row>
        <table:table-row table:style-name="ro1">
          <table:table-cell office:value-type="float" office:value="11.4732054000001" calcext:value-type="float">
            <text:p>11.4732054000001</text:p>
          </table:table-cell>
          <table:table-cell office:value-type="float" office:value="23.6635798" calcext:value-type="float">
            <text:p>23.6635798</text:p>
          </table:table-cell>
          <table:table-cell office:value-type="string" calcext:value-type="string">
            <text:p>5D</text:p>
          </table:table-cell>
          <table:table-cell table:formula="of:=LEFT([.C43];1)" office:value-type="string" office:string-value="5" calcext:value-type="string">
            <text:p>5</text:p>
          </table:table-cell>
          <table:table-cell table:formula="of:=VLOOKUP(RIGHT([.C43];1);[.$K$2:.$M$9];2)" office:value-type="float" office:value="3" calcext:value-type="float">
            <text:p>3</text:p>
          </table:table-cell>
          <table:table-cell table:formula="of:=VLOOKUP(RIGHT([.C43];1);[.$K$2:.$M$9];3)" office:value-type="string" office:string-value="0x08" calcext:value-type="string">
            <text:p>0x08</text:p>
          </table:table-cell>
          <table:table-cell/>
          <table:table-cell table:formula="of:=&quot;(&quot;&amp;[.D43]&amp;&quot;,&quot;&amp;[.F43]&amp;&quot;,&quot;&amp;[.A43]&amp;&quot;,&quot;&amp;[.B43]&amp;&quot;),#&quot;&amp;[.C43]&amp;&quot; &quot;&amp;[.G43]" office:value-type="string" office:string-value="(5,0x08,11.4732054000001,23.6635798),#5D " calcext:value-type="string">
            <text:p>(5,0x08,11.4732054000001,23.6635798),#5D </text:p>
          </table:table-cell>
          <table:table-cell table:number-columns-repeated="5"/>
        </table:table-row>
        <table:table-row table:style-name="ro1">
          <table:table-cell office:value-type="float" office:value="11.0054898000001" calcext:value-type="float">
            <text:p>11.0054898000001</text:p>
          </table:table-cell>
          <table:table-cell office:value-type="float" office:value="28.1587447999999" calcext:value-type="float">
            <text:p>28.1587447999999</text:p>
          </table:table-cell>
          <table:table-cell office:value-type="string" calcext:value-type="string">
            <text:p>5E</text:p>
          </table:table-cell>
          <table:table-cell table:formula="of:=LEFT([.C44];1)" office:value-type="string" office:string-value="5" calcext:value-type="string">
            <text:p>5</text:p>
          </table:table-cell>
          <table:table-cell table:formula="of:=VLOOKUP(RIGHT([.C44];1);[.$K$2:.$M$9];2)" office:value-type="float" office:value="2" calcext:value-type="float">
            <text:p>2</text:p>
          </table:table-cell>
          <table:table-cell table:formula="of:=VLOOKUP(RIGHT([.C44];1);[.$K$2:.$M$9];3)" office:value-type="string" office:string-value="0x04" calcext:value-type="string">
            <text:p>0x04</text:p>
          </table:table-cell>
          <table:table-cell/>
          <table:table-cell table:formula="of:=&quot;(&quot;&amp;[.D44]&amp;&quot;,&quot;&amp;[.F44]&amp;&quot;,&quot;&amp;[.A44]&amp;&quot;,&quot;&amp;[.B44]&amp;&quot;),#&quot;&amp;[.C44]&amp;&quot; &quot;&amp;[.G44]" office:value-type="string" office:string-value="(5,0x04,11.0054898000001,28.1587447999999),#5E " calcext:value-type="string">
            <text:p>(5,0x04,11.0054898000001,28.1587447999999),#5E </text:p>
          </table:table-cell>
          <table:table-cell table:number-columns-repeated="5"/>
        </table:table-row>
        <table:table-row table:style-name="ro1">
          <table:table-cell office:value-type="float" office:value="8.71621320000008" calcext:value-type="float">
            <text:p>8.71621320000008</text:p>
          </table:table-cell>
          <table:table-cell office:value-type="float" office:value="31.9716404" calcext:value-type="float">
            <text:p>31.9716404</text:p>
          </table:table-cell>
          <table:table-cell office:value-type="string" calcext:value-type="string">
            <text:p>5F</text:p>
          </table:table-cell>
          <table:table-cell table:formula="of:=LEFT([.C45];1)" office:value-type="string" office:string-value="5" calcext:value-type="string">
            <text:p>5</text:p>
          </table:table-cell>
          <table:table-cell table:formula="of:=VLOOKUP(RIGHT([.C45];1);[.$K$2:.$M$9];2)" office:value-type="float" office:value="1" calcext:value-type="float">
            <text:p>1</text:p>
          </table:table-cell>
          <table:table-cell table:formula="of:=VLOOKUP(RIGHT([.C45];1);[.$K$2:.$M$9];3)" office:value-type="string" office:string-value="0x02" calcext:value-type="string">
            <text:p>0x02</text:p>
          </table:table-cell>
          <table:table-cell/>
          <table:table-cell table:formula="of:=&quot;(&quot;&amp;[.D45]&amp;&quot;,&quot;&amp;[.F45]&amp;&quot;,&quot;&amp;[.A45]&amp;&quot;,&quot;&amp;[.B45]&amp;&quot;),#&quot;&amp;[.C45]&amp;&quot; &quot;&amp;[.G45]" office:value-type="string" office:string-value="(5,0x02,8.71621320000008,31.9716404),#5F " calcext:value-type="string">
            <text:p>(5,0x02,8.71621320000008,31.9716404),#5F </text:p>
          </table:table-cell>
          <table:table-cell table:number-columns-repeated="5"/>
        </table:table-row>
        <table:table-row table:style-name="ro1">
          <table:table-cell office:value-type="float" office:value="4.49935600000026" calcext:value-type="float">
            <text:p>4.49935600000026</text:p>
          </table:table-cell>
          <table:table-cell office:value-type="float" office:value="32.9696317999999" calcext:value-type="float">
            <text:p>32.9696317999999</text:p>
          </table:table-cell>
          <table:table-cell office:value-type="string" calcext:value-type="string">
            <text:p>5G</text:p>
          </table:table-cell>
          <table:table-cell table:formula="of:=LEFT([.C46];1)" office:value-type="string" office:string-value="5" calcext:value-type="string">
            <text:p>5</text:p>
          </table:table-cell>
          <table:table-cell table:formula="of:=VLOOKUP(RIGHT([.C46];1);[.$K$2:.$M$9];2)" office:value-type="float" office:value="0" calcext:value-type="float">
            <text:p>0</text:p>
          </table:table-cell>
          <table:table-cell table:formula="of:=VLOOKUP(RIGHT([.C46];1);[.$K$2:.$M$9];3)" office:value-type="string" office:string-value="0x01" calcext:value-type="string">
            <text:p>0x01</text:p>
          </table:table-cell>
          <table:table-cell/>
          <table:table-cell table:formula="of:=&quot;(&quot;&amp;[.D46]&amp;&quot;,&quot;&amp;[.F46]&amp;&quot;,&quot;&amp;[.A46]&amp;&quot;,&quot;&amp;[.B46]&amp;&quot;),#&quot;&amp;[.C46]&amp;&quot; &quot;&amp;[.G46]" office:value-type="string" office:string-value="(5,0x01,4.49935600000026,32.9696317999999),#5G " calcext:value-type="string">
            <text:p>(5,0x01,4.49935600000026,32.9696317999999),#5G </text:p>
          </table:table-cell>
          <table:table-cell table:number-columns-repeated="5"/>
        </table:table-row>
        <table:table-row table:style-name="ro1">
          <table:table-cell office:value-type="float" office:value="15.9838898000003" calcext:value-type="float">
            <text:p>15.9838898000003</text:p>
          </table:table-cell>
          <table:table-cell office:value-type="float" office:value="21.7325447999999" calcext:value-type="float">
            <text:p>21.7325447999999</text:p>
          </table:table-cell>
          <table:table-cell office:value-type="string" calcext:value-type="string">
            <text:p>6A</text:p>
          </table:table-cell>
          <table:table-cell table:formula="of:=LEFT([.C47];1)" office:value-type="string" office:string-value="6" calcext:value-type="string">
            <text:p>6</text:p>
          </table:table-cell>
          <table:table-cell table:formula="of:=VLOOKUP(RIGHT([.C47];1);[.$K$2:.$M$9];2)" office:value-type="float" office:value="6" calcext:value-type="float">
            <text:p>6</text:p>
          </table:table-cell>
          <table:table-cell table:formula="of:=VLOOKUP(RIGHT([.C47];1);[.$K$2:.$M$9];3)" office:value-type="string" office:string-value="0x40" calcext:value-type="string">
            <text:p>0x40</text:p>
          </table:table-cell>
          <table:table-cell/>
          <table:table-cell table:formula="of:=&quot;(&quot;&amp;[.D47]&amp;&quot;,&quot;&amp;[.F47]&amp;&quot;,&quot;&amp;[.A47]&amp;&quot;,&quot;&amp;[.B47]&amp;&quot;),#&quot;&amp;[.C47]&amp;&quot; &quot;&amp;[.G47]" office:value-type="string" office:string-value="(6,0x40,15.9838898000003,21.7325447999999),#6A " calcext:value-type="string">
            <text:p>(6,0x40,15.9838898000003,21.7325447999999),#6A </text:p>
          </table:table-cell>
          <table:table-cell table:number-columns-repeated="5"/>
        </table:table-row>
        <table:table-row table:style-name="ro1">
          <table:table-cell office:value-type="float" office:value="16.1616898000004" calcext:value-type="float">
            <text:p>16.1616898000004</text:p>
          </table:table-cell>
          <table:table-cell office:value-type="float" office:value="26.5331447999999" calcext:value-type="float">
            <text:p>26.5331447999999</text:p>
          </table:table-cell>
          <table:table-cell office:value-type="string" calcext:value-type="string">
            <text:p>6B</text:p>
          </table:table-cell>
          <table:table-cell table:formula="of:=LEFT([.C48];1)" office:value-type="string" office:string-value="6" calcext:value-type="string">
            <text:p>6</text:p>
          </table:table-cell>
          <table:table-cell table:formula="of:=VLOOKUP(RIGHT([.C48];1);[.$K$2:.$M$9];2)" office:value-type="float" office:value="5" calcext:value-type="float">
            <text:p>5</text:p>
          </table:table-cell>
          <table:table-cell table:formula="of:=VLOOKUP(RIGHT([.C48];1);[.$K$2:.$M$9];3)" office:value-type="string" office:string-value="0x20" calcext:value-type="string">
            <text:p>0x20</text:p>
          </table:table-cell>
          <table:table-cell/>
          <table:table-cell table:formula="of:=&quot;(&quot;&amp;[.D48]&amp;&quot;,&quot;&amp;[.F48]&amp;&quot;,&quot;&amp;[.A48]&amp;&quot;,&quot;&amp;[.B48]&amp;&quot;),#&quot;&amp;[.C48]&amp;&quot; &quot;&amp;[.G48]" office:value-type="string" office:string-value="(6,0x20,16.1616898000004,26.5331447999999),#6B " calcext:value-type="string">
            <text:p>(6,0x20,16.1616898000004,26.5331447999999),#6B </text:p>
          </table:table-cell>
          <table:table-cell table:number-columns-repeated="5"/>
        </table:table-row>
        <table:table-row table:style-name="ro1">
          <table:table-cell office:value-type="float" office:value="15.1964898000001" calcext:value-type="float">
            <text:p>15.1964898000001</text:p>
          </table:table-cell>
          <table:table-cell office:value-type="float" office:value="30.9273447999999" calcext:value-type="float">
            <text:p>30.9273447999999</text:p>
          </table:table-cell>
          <table:table-cell office:value-type="string" calcext:value-type="string">
            <text:p>6C</text:p>
          </table:table-cell>
          <table:table-cell table:formula="of:=LEFT([.C49];1)" office:value-type="string" office:string-value="6" calcext:value-type="string">
            <text:p>6</text:p>
          </table:table-cell>
          <table:table-cell table:formula="of:=VLOOKUP(RIGHT([.C49];1);[.$K$2:.$M$9];2)" office:value-type="float" office:value="4" calcext:value-type="float">
            <text:p>4</text:p>
          </table:table-cell>
          <table:table-cell table:formula="of:=VLOOKUP(RIGHT([.C49];1);[.$K$2:.$M$9];3)" office:value-type="string" office:string-value="0x10" calcext:value-type="string">
            <text:p>0x10</text:p>
          </table:table-cell>
          <table:table-cell/>
          <table:table-cell table:formula="of:=&quot;(&quot;&amp;[.D49]&amp;&quot;,&quot;&amp;[.F49]&amp;&quot;,&quot;&amp;[.A49]&amp;&quot;,&quot;&amp;[.B49]&amp;&quot;),#&quot;&amp;[.C49]&amp;&quot; &quot;&amp;[.G49]" office:value-type="string" office:string-value="(6,0x10,15.1964898000001,30.9273447999999),#6C " calcext:value-type="string">
            <text:p>(6,0x10,15.1964898000001,30.9273447999999),#6C </text:p>
          </table:table-cell>
          <table:table-cell table:number-columns-repeated="5"/>
        </table:table-row>
        <table:table-row table:style-name="ro1">
          <table:table-cell office:value-type="float" office:value="12.9358898000003" calcext:value-type="float">
            <text:p>12.9358898000003</text:p>
          </table:table-cell>
          <table:table-cell office:value-type="float" office:value="34.7373447999998" calcext:value-type="float">
            <text:p>34.7373447999998</text:p>
          </table:table-cell>
          <table:table-cell office:value-type="string" calcext:value-type="string">
            <text:p>6D</text:p>
          </table:table-cell>
          <table:table-cell table:formula="of:=LEFT([.C50];1)" office:value-type="string" office:string-value="6" calcext:value-type="string">
            <text:p>6</text:p>
          </table:table-cell>
          <table:table-cell table:formula="of:=VLOOKUP(RIGHT([.C50];1);[.$K$2:.$M$9];2)" office:value-type="float" office:value="3" calcext:value-type="float">
            <text:p>3</text:p>
          </table:table-cell>
          <table:table-cell table:formula="of:=VLOOKUP(RIGHT([.C50];1);[.$K$2:.$M$9];3)" office:value-type="string" office:string-value="0x08" calcext:value-type="string">
            <text:p>0x08</text:p>
          </table:table-cell>
          <table:table-cell/>
          <table:table-cell table:formula="of:=&quot;(&quot;&amp;[.D50]&amp;&quot;,&quot;&amp;[.F50]&amp;&quot;,&quot;&amp;[.A50]&amp;&quot;,&quot;&amp;[.B50]&amp;&quot;),#&quot;&amp;[.C50]&amp;&quot; &quot;&amp;[.G50]" office:value-type="string" office:string-value="(6,0x08,12.9358898000003,34.7373447999998),#6D " calcext:value-type="string">
            <text:p>(6,0x08,12.9358898000003,34.7373447999998),#6D </text:p>
          </table:table-cell>
          <table:table-cell table:number-columns-repeated="5"/>
        </table:table-row>
        <table:table-row table:style-name="ro1">
          <table:table-cell office:value-type="float" office:value="9.32908980000025" calcext:value-type="float">
            <text:p>9.32908980000025</text:p>
          </table:table-cell>
          <table:table-cell office:value-type="float" office:value="37.2265193999999" calcext:value-type="float">
            <text:p>37.2265193999999</text:p>
          </table:table-cell>
          <table:table-cell office:value-type="string" calcext:value-type="string">
            <text:p>6E</text:p>
          </table:table-cell>
          <table:table-cell table:formula="of:=LEFT([.C51];1)" office:value-type="string" office:string-value="6" calcext:value-type="string">
            <text:p>6</text:p>
          </table:table-cell>
          <table:table-cell table:formula="of:=VLOOKUP(RIGHT([.C51];1);[.$K$2:.$M$9];2)" office:value-type="float" office:value="2" calcext:value-type="float">
            <text:p>2</text:p>
          </table:table-cell>
          <table:table-cell table:formula="of:=VLOOKUP(RIGHT([.C51];1);[.$K$2:.$M$9];3)" office:value-type="string" office:string-value="0x04" calcext:value-type="string">
            <text:p>0x04</text:p>
          </table:table-cell>
          <table:table-cell/>
          <table:table-cell table:formula="of:=&quot;(&quot;&amp;[.D51]&amp;&quot;,&quot;&amp;[.F51]&amp;&quot;,&quot;&amp;[.A51]&amp;&quot;,&quot;&amp;[.B51]&amp;&quot;),#&quot;&amp;[.C51]&amp;&quot; &quot;&amp;[.G51]" office:value-type="string" office:string-value="(6,0x04,9.32908980000025,37.2265193999999),#6E " calcext:value-type="string">
            <text:p>(6,0x04,9.32908980000025,37.2265193999999),#6E </text:p>
          </table:table-cell>
          <table:table-cell table:number-columns-repeated="5"/>
        </table:table-row>
        <table:table-row table:style-name="ro1">
          <table:table-cell office:value-type="float" office:value="4.68094060000021" calcext:value-type="float">
            <text:p>4.68094060000021</text:p>
          </table:table-cell>
          <table:table-cell office:value-type="float" office:value="37.7345194" calcext:value-type="float">
            <text:p>37.7345194</text:p>
          </table:table-cell>
          <table:table-cell office:value-type="string" calcext:value-type="string">
            <text:p>6F</text:p>
          </table:table-cell>
          <table:table-cell table:formula="of:=LEFT([.C52];1)" office:value-type="string" office:string-value="6" calcext:value-type="string">
            <text:p>6</text:p>
          </table:table-cell>
          <table:table-cell table:formula="of:=VLOOKUP(RIGHT([.C52];1);[.$K$2:.$M$9];2)" office:value-type="float" office:value="1" calcext:value-type="float">
            <text:p>1</text:p>
          </table:table-cell>
          <table:table-cell table:formula="of:=VLOOKUP(RIGHT([.C52];1);[.$K$2:.$M$9];3)" office:value-type="string" office:string-value="0x02" calcext:value-type="string">
            <text:p>0x02</text:p>
          </table:table-cell>
          <table:table-cell/>
          <table:table-cell table:formula="of:=&quot;(&quot;&amp;[.D52]&amp;&quot;,&quot;&amp;[.F52]&amp;&quot;,&quot;&amp;[.A52]&amp;&quot;,&quot;&amp;[.B52]&amp;&quot;),#&quot;&amp;[.C52]&amp;&quot; &quot;&amp;[.G52]" office:value-type="string" office:string-value="(6,0x02,4.68094060000021,37.7345194),#6F " calcext:value-type="string">
            <text:p>(6,0x02,4.68094060000021,37.7345194),#6F </text:p>
          </table:table-cell>
          <table:table-cell table:number-columns-repeated="5"/>
        </table:table-row>
        <table:table-row table:style-name="ro1">
          <table:table-cell office:value-type="float" office:value="0.972540600000002" calcext:value-type="float">
            <text:p>0.972540600000002</text:p>
          </table:table-cell>
          <table:table-cell office:value-type="float" office:value="35.3215448" calcext:value-type="float">
            <text:p>35.3215448</text:p>
          </table:table-cell>
          <table:table-cell office:value-type="string" calcext:value-type="string">
            <text:p>6G</text:p>
          </table:table-cell>
          <table:table-cell table:formula="of:=LEFT([.C53];1)" office:value-type="string" office:string-value="6" calcext:value-type="string">
            <text:p>6</text:p>
          </table:table-cell>
          <table:table-cell table:formula="of:=VLOOKUP(RIGHT([.C53];1);[.$K$2:.$M$9];2)" office:value-type="float" office:value="0" calcext:value-type="float">
            <text:p>0</text:p>
          </table:table-cell>
          <table:table-cell table:formula="of:=VLOOKUP(RIGHT([.C53];1);[.$K$2:.$M$9];3)" office:value-type="string" office:string-value="0x01" calcext:value-type="string">
            <text:p>0x01</text:p>
          </table:table-cell>
          <table:table-cell/>
          <table:table-cell table:formula="of:=&quot;(&quot;&amp;[.D53]&amp;&quot;,&quot;&amp;[.F53]&amp;&quot;,&quot;&amp;[.A53]&amp;&quot;,&quot;&amp;[.B53]&amp;&quot;),#&quot;&amp;[.C53]&amp;&quot; &quot;&amp;[.G53]" office:value-type="string" office:string-value="(6,0x01,0.972540600000002,35.3215448),#6G " calcext:value-type="string">
            <text:p>(6,0x01,0.972540600000002,35.3215448),#6G </text:p>
          </table:table-cell>
          <table:table-cell table:number-columns-repeated="5"/>
        </table:table-row>
        <table:table-row table:style-name="ro1">
          <table:table-cell office:value-type="float" office:value="15.8314898000001" calcext:value-type="float">
            <text:p>15.8314898000001</text:p>
          </table:table-cell>
          <table:table-cell office:value-type="float" office:value="38.3695193999999" calcext:value-type="float">
            <text:p>38.3695193999999</text:p>
          </table:table-cell>
          <table:table-cell office:value-type="string" calcext:value-type="string">
            <text:p>7A</text:p>
          </table:table-cell>
          <table:table-cell table:formula="of:=LEFT([.C54];1)" office:value-type="string" office:string-value="7" calcext:value-type="string">
            <text:p>7</text:p>
          </table:table-cell>
          <table:table-cell table:formula="of:=VLOOKUP(RIGHT([.C54];1);[.$K$2:.$M$9];2)" office:value-type="float" office:value="6" calcext:value-type="float">
            <text:p>6</text:p>
          </table:table-cell>
          <table:table-cell table:formula="of:=VLOOKUP(RIGHT([.C54];1);[.$K$2:.$M$9];3)" office:value-type="string" office:string-value="0x40" calcext:value-type="string">
            <text:p>0x40</text:p>
          </table:table-cell>
          <table:table-cell/>
          <table:table-cell table:formula="of:=&quot;(&quot;&amp;[.D54]&amp;&quot;,&quot;&amp;[.F54]&amp;&quot;,&quot;&amp;[.A54]&amp;&quot;,&quot;&amp;[.B54]&amp;&quot;),#&quot;&amp;[.C54]&amp;&quot; &quot;&amp;[.G54]" office:value-type="string" office:string-value="(7,0x40,15.8314898000001,38.3695193999999),#7A " calcext:value-type="string">
            <text:p>(7,0x40,15.8314898000001,38.3695193999999),#7A </text:p>
          </table:table-cell>
          <table:table-cell table:number-columns-repeated="5"/>
        </table:table-row>
        <table:table-row table:style-name="ro1">
          <table:table-cell office:value-type="float" office:value="13.1645152000001" calcext:value-type="float">
            <text:p>13.1645152000001</text:p>
          </table:table-cell>
          <table:table-cell office:value-type="float" office:value="41.2651193999999" calcext:value-type="float">
            <text:p>41.2651193999999</text:p>
          </table:table-cell>
          <table:table-cell office:value-type="string" calcext:value-type="string">
            <text:p>7B</text:p>
          </table:table-cell>
          <table:table-cell table:formula="of:=LEFT([.C55];1)" office:value-type="string" office:string-value="7" calcext:value-type="string">
            <text:p>7</text:p>
          </table:table-cell>
          <table:table-cell table:formula="of:=VLOOKUP(RIGHT([.C55];1);[.$K$2:.$M$9];2)" office:value-type="float" office:value="5" calcext:value-type="float">
            <text:p>5</text:p>
          </table:table-cell>
          <table:table-cell table:formula="of:=VLOOKUP(RIGHT([.C55];1);[.$K$2:.$M$9];3)" office:value-type="string" office:string-value="0x20" calcext:value-type="string">
            <text:p>0x20</text:p>
          </table:table-cell>
          <table:table-cell/>
          <table:table-cell table:formula="of:=&quot;(&quot;&amp;[.D55]&amp;&quot;,&quot;&amp;[.F55]&amp;&quot;,&quot;&amp;[.A55]&amp;&quot;,&quot;&amp;[.B55]&amp;&quot;),#&quot;&amp;[.C55]&amp;&quot; &quot;&amp;[.G55]" office:value-type="string" office:string-value="(7,0x20,13.1645152000001,41.2651193999999),#7B " calcext:value-type="string">
            <text:p>(7,0x20,13.1645152000001,41.2651193999999),#7B </text:p>
          </table:table-cell>
          <table:table-cell table:number-columns-repeated="5"/>
        </table:table-row>
        <table:table-row table:style-name="ro1">
          <table:table-cell office:value-type="float" office:value="9.30371519999994" calcext:value-type="float">
            <text:p>9.30371519999994</text:p>
          </table:table-cell>
          <table:table-cell office:value-type="float" office:value="42.8145193999999" calcext:value-type="float">
            <text:p>42.8145193999999</text:p>
          </table:table-cell>
          <table:table-cell office:value-type="string" calcext:value-type="string">
            <text:p>7C</text:p>
          </table:table-cell>
          <table:table-cell table:formula="of:=LEFT([.C56];1)" office:value-type="string" office:string-value="7" calcext:value-type="string">
            <text:p>7</text:p>
          </table:table-cell>
          <table:table-cell table:formula="of:=VLOOKUP(RIGHT([.C56];1);[.$K$2:.$M$9];2)" office:value-type="float" office:value="4" calcext:value-type="float">
            <text:p>4</text:p>
          </table:table-cell>
          <table:table-cell table:formula="of:=VLOOKUP(RIGHT([.C56];1);[.$K$2:.$M$9];3)" office:value-type="string" office:string-value="0x10" calcext:value-type="string">
            <text:p>0x10</text:p>
          </table:table-cell>
          <table:table-cell/>
          <table:table-cell table:formula="of:=&quot;(&quot;&amp;[.D56]&amp;&quot;,&quot;&amp;[.F56]&amp;&quot;,&quot;&amp;[.A56]&amp;&quot;,&quot;&amp;[.B56]&amp;&quot;),#&quot;&amp;[.C56]&amp;&quot; &quot;&amp;[.G56]" office:value-type="string" office:string-value="(7,0x10,9.30371519999994,42.8145193999999),#7C " calcext:value-type="string">
            <text:p>(7,0x10,9.30371519999994,42.8145193999999),#7C </text:p>
          </table:table-cell>
          <table:table-cell table:number-columns-repeated="5"/>
        </table:table-row>
        <table:table-row table:style-name="ro1">
          <table:table-cell office:value-type="float" office:value="5.23971520000009" calcext:value-type="float">
            <text:p>5.23971520000009</text:p>
          </table:table-cell>
          <table:table-cell office:value-type="float" office:value="42.8907194" calcext:value-type="float">
            <text:p>42.8907194</text:p>
          </table:table-cell>
          <table:table-cell office:value-type="string" calcext:value-type="string">
            <text:p>7D</text:p>
          </table:table-cell>
          <table:table-cell table:formula="of:=LEFT([.C57];1)" office:value-type="string" office:string-value="7" calcext:value-type="string">
            <text:p>7</text:p>
          </table:table-cell>
          <table:table-cell table:formula="of:=VLOOKUP(RIGHT([.C57];1);[.$K$2:.$M$9];2)" office:value-type="float" office:value="3" calcext:value-type="float">
            <text:p>3</text:p>
          </table:table-cell>
          <table:table-cell table:formula="of:=VLOOKUP(RIGHT([.C57];1);[.$K$2:.$M$9];3)" office:value-type="string" office:string-value="0x08" calcext:value-type="string">
            <text:p>0x08</text:p>
          </table:table-cell>
          <table:table-cell/>
          <table:table-cell table:formula="of:=&quot;(&quot;&amp;[.D57]&amp;&quot;,&quot;&amp;[.F57]&amp;&quot;,&quot;&amp;[.A57]&amp;&quot;,&quot;&amp;[.B57]&amp;&quot;),#&quot;&amp;[.C57]&amp;&quot; &quot;&amp;[.G57]" office:value-type="string" office:string-value="(7,0x08,5.23971520000009,42.8907194),#7D " calcext:value-type="string">
            <text:p>(7,0x08,5.23971520000009,42.8907194),#7D </text:p>
          </table:table-cell>
          <table:table-cell table:number-columns-repeated="5"/>
        </table:table-row>
        <table:table-row table:style-name="ro1">
          <table:table-cell office:value-type="float" office:value="1.40431520000016" calcext:value-type="float">
            <text:p>1.40431520000016</text:p>
          </table:table-cell>
          <table:table-cell office:value-type="float" office:value="41.4683193999999" calcext:value-type="float">
            <text:p>41.4683193999999</text:p>
          </table:table-cell>
          <table:table-cell office:value-type="string" calcext:value-type="string">
            <text:p>7E</text:p>
          </table:table-cell>
          <table:table-cell table:formula="of:=LEFT([.C58];1)" office:value-type="string" office:string-value="7" calcext:value-type="string">
            <text:p>7</text:p>
          </table:table-cell>
          <table:table-cell table:formula="of:=VLOOKUP(RIGHT([.C58];1);[.$K$2:.$M$9];2)" office:value-type="float" office:value="2" calcext:value-type="float">
            <text:p>2</text:p>
          </table:table-cell>
          <table:table-cell table:formula="of:=VLOOKUP(RIGHT([.C58];1);[.$K$2:.$M$9];3)" office:value-type="string" office:string-value="0x04" calcext:value-type="string">
            <text:p>0x04</text:p>
          </table:table-cell>
          <table:table-cell/>
          <table:table-cell table:formula="of:=&quot;(&quot;&amp;[.D58]&amp;&quot;,&quot;&amp;[.F58]&amp;&quot;,&quot;&amp;[.A58]&amp;&quot;,&quot;&amp;[.B58]&amp;&quot;),#&quot;&amp;[.C58]&amp;&quot; &quot;&amp;[.G58]" office:value-type="string" office:string-value="(7,0x04,1.40431520000016,41.4683193999999),#7E " calcext:value-type="string">
            <text:p>(7,0x04,1.40431520000016,41.4683193999999),#7E </text:p>
          </table:table-cell>
          <table:table-cell table:number-columns-repeated="5"/>
        </table:table-row>
        <table:table-row table:style-name="ro1">
          <table:table-cell office:value-type="float" office:value="-1.7198593999999" calcext:value-type="float">
            <text:p>-1.7198593999999</text:p>
          </table:table-cell>
          <table:table-cell office:value-type="float" office:value="38.6743447999999" calcext:value-type="float">
            <text:p>38.6743447999999</text:p>
          </table:table-cell>
          <table:table-cell office:value-type="string" calcext:value-type="string">
            <text:p>7F</text:p>
          </table:table-cell>
          <table:table-cell table:formula="of:=LEFT([.C59];1)" office:value-type="string" office:string-value="7" calcext:value-type="string">
            <text:p>7</text:p>
          </table:table-cell>
          <table:table-cell table:formula="of:=VLOOKUP(RIGHT([.C59];1);[.$K$2:.$M$9];2)" office:value-type="float" office:value="1" calcext:value-type="float">
            <text:p>1</text:p>
          </table:table-cell>
          <table:table-cell table:formula="of:=VLOOKUP(RIGHT([.C59];1);[.$K$2:.$M$9];3)" office:value-type="string" office:string-value="0x02" calcext:value-type="string">
            <text:p>0x02</text:p>
          </table:table-cell>
          <table:table-cell/>
          <table:table-cell table:formula="of:=&quot;(&quot;&amp;[.D59]&amp;&quot;,&quot;&amp;[.F59]&amp;&quot;,&quot;&amp;[.A59]&amp;&quot;,&quot;&amp;[.B59]&amp;&quot;),#&quot;&amp;[.C59]&amp;&quot; &quot;&amp;[.G59]" office:value-type="string" office:string-value="(7,0x02,-1.7198593999999,38.6743447999999),#7F " calcext:value-type="string">
            <text:p>(7,0x02,-1.7198593999999,38.6743447999999),#7F </text:p>
          </table:table-cell>
          <table:table-cell table:number-columns-repeated="5"/>
        </table:table-row>
        <table:table-row table:style-name="ro1">
          <table:table-cell office:value-type="float" office:value="-3.37085939999997" calcext:value-type="float">
            <text:p>-3.37085939999997</text:p>
          </table:table-cell>
          <table:table-cell office:value-type="float" office:value="34.7881447999999" calcext:value-type="float">
            <text:p>34.7881447999999</text:p>
          </table:table-cell>
          <table:table-cell office:value-type="string" calcext:value-type="string">
            <text:p>7G</text:p>
          </table:table-cell>
          <table:table-cell table:formula="of:=LEFT([.C60];1)" office:value-type="string" office:string-value="7" calcext:value-type="string">
            <text:p>7</text:p>
          </table:table-cell>
          <table:table-cell table:formula="of:=VLOOKUP(RIGHT([.C60];1);[.$K$2:.$M$9];2)" office:value-type="float" office:value="0" calcext:value-type="float">
            <text:p>0</text:p>
          </table:table-cell>
          <table:table-cell table:formula="of:=VLOOKUP(RIGHT([.C60];1);[.$K$2:.$M$9];3)" office:value-type="string" office:string-value="0x01" calcext:value-type="string">
            <text:p>0x01</text:p>
          </table:table-cell>
          <table:table-cell/>
          <table:table-cell table:formula="of:=&quot;(&quot;&amp;[.D60]&amp;&quot;,&quot;&amp;[.F60]&amp;&quot;,&quot;&amp;[.A60]&amp;&quot;,&quot;&amp;[.B60]&amp;&quot;),#&quot;&amp;[.C60]&amp;&quot; &quot;&amp;[.G60]" office:value-type="string" office:string-value="(7,0x01,-3.37085939999997,34.7881447999999),#7G " calcext:value-type="string">
            <text:p>(7,0x01,-3.37085939999997,34.7881447999999),#7G 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Sheet2.A1:Sheet2.G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2:16:34.9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1T12:36:19.023000000</dc:date>
    <meta:editing-duration>PT3H23S</meta:editing-duration>
    <meta:editing-cycles>3</meta:editing-cycles>
    <meta:generator>LibreOffice/24.2.1.2$Windows_X86_64 LibreOffice_project/db4def46b0453cc22e2d0305797cf981b68ef5ac</meta:generator>
    <meta:document-statistic meta:table-count="2" meta:cell-count="1510" meta:object-count="0"/>
  </office:meta>
</office:document-meta>
</file>